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8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62099" calcext:value-type="float">
            <text:p>0,662099</text:p>
          </table:table-cell>
          <table:table-cell table:formula="of:=([.B2]*[.$B$297])-([.B2]*[.$B$296])+[.$B$296]" office:value-type="float" office:value="77.000016" calcext:value-type="float">
            <text:p>77,000016</text:p>
          </table:table-cell>
          <table:table-cell table:formula="of:=([.C2]*[.$B$297])-([.C2]*[.$B$296])+[.$B$296]" office:value-type="float" office:value="76.780752" calcext:value-type="float">
            <text:p>76,780752</text:p>
          </table:table-cell>
          <table:table-cell table:formula="of:=([.D2]-[.E2])^2" office:value-type="float" office:value="0.048076701695998" calcext:value-type="float">
            <text:p>0,0480767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49768" calcext:value-type="float">
            <text:p>0,649768</text:p>
          </table:table-cell>
          <table:table-cell table:formula="of:=([.B3]*[.$B$297])-([.B3]*[.$B$296])+[.$B$296]" office:value-type="float" office:value="71.000016" calcext:value-type="float">
            <text:p>71,000016</text:p>
          </table:table-cell>
          <table:table-cell table:formula="of:=([.C3]*[.$B$297])-([.C3]*[.$B$296])+[.$B$296]" office:value-type="float" office:value="76.188864" calcext:value-type="float">
            <text:p>76,188864</text:p>
          </table:table-cell>
          <table:table-cell table:formula="of:=([.D3]-[.E3])^2" office:value-type="float" office:value="26.9241435671039" calcext:value-type="float">
            <text:p>26,92414356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55711" calcext:value-type="float">
            <text:p>0,55711</text:p>
          </table:table-cell>
          <table:table-cell table:formula="of:=([.B4]*[.$B$297])-([.B4]*[.$B$296])+[.$B$296]" office:value-type="float" office:value="66.999984" calcext:value-type="float">
            <text:p>66,999984</text:p>
          </table:table-cell>
          <table:table-cell table:formula="of:=([.C4]*[.$B$297])-([.C4]*[.$B$296])+[.$B$296]" office:value-type="float" office:value="71.74128" calcext:value-type="float">
            <text:p>71,74128</text:p>
          </table:table-cell>
          <table:table-cell table:formula="of:=([.D4]-[.E4])^2" office:value-type="float" office:value="22.479887759616" calcext:value-type="float">
            <text:p>22,4798877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471685" calcext:value-type="float">
            <text:p>0,471685</text:p>
          </table:table-cell>
          <table:table-cell table:formula="of:=([.B5]*[.$B$297])-([.B5]*[.$B$296])+[.$B$296]" office:value-type="float" office:value="63.999984" calcext:value-type="float">
            <text:p>63,999984</text:p>
          </table:table-cell>
          <table:table-cell table:formula="of:=([.C5]*[.$B$297])-([.C5]*[.$B$296])+[.$B$296]" office:value-type="float" office:value="67.64088" calcext:value-type="float">
            <text:p>67,64088</text:p>
          </table:table-cell>
          <table:table-cell table:formula="of:=([.D5]-[.E5])^2" office:value-type="float" office:value="13.256123682816" calcext:value-type="float">
            <text:p>13,2561236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400278" calcext:value-type="float">
            <text:p>0,400278</text:p>
          </table:table-cell>
          <table:table-cell table:formula="of:=([.B6]*[.$B$297])-([.B6]*[.$B$296])+[.$B$296]" office:value-type="float" office:value="62.000016" calcext:value-type="float">
            <text:p>62,000016</text:p>
          </table:table-cell>
          <table:table-cell table:formula="of:=([.C6]*[.$B$297])-([.C6]*[.$B$296])+[.$B$296]" office:value-type="float" office:value="64.213344" calcext:value-type="float">
            <text:p>64,213344</text:p>
          </table:table-cell>
          <table:table-cell table:formula="of:=([.D6]-[.E6])^2" office:value-type="float" office:value="4.89882083558402" calcext:value-type="float">
            <text:p>4,89882083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363731" calcext:value-type="float">
            <text:p>0,363731</text:p>
          </table:table-cell>
          <table:table-cell table:formula="of:=([.B7]*[.$B$297])-([.B7]*[.$B$296])+[.$B$296]" office:value-type="float" office:value="62.000016" calcext:value-type="float">
            <text:p>62,000016</text:p>
          </table:table-cell>
          <table:table-cell table:formula="of:=([.C7]*[.$B$297])-([.C7]*[.$B$296])+[.$B$296]" office:value-type="float" office:value="62.459088" calcext:value-type="float">
            <text:p>62,459088</text:p>
          </table:table-cell>
          <table:table-cell table:formula="of:=([.D7]-[.E7])^2" office:value-type="float" office:value="0.210747101183999" calcext:value-type="float">
            <text:p>0,2107471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5" calcext:value-type="float">
            <text:p>0,375</text:p>
          </table:table-cell>
          <table:table-cell office:value-type="float" office:value="0.396305" calcext:value-type="float">
            <text:p>0,396305</text:p>
          </table:table-cell>
          <table:table-cell table:formula="of:=([.B8]*[.$B$297])-([.B8]*[.$B$296])+[.$B$296]" office:value-type="float" office:value="63" calcext:value-type="float">
            <text:p>63</text:p>
          </table:table-cell>
          <table:table-cell table:formula="of:=([.C8]*[.$B$297])-([.C8]*[.$B$296])+[.$B$296]" office:value-type="float" office:value="64.02264" calcext:value-type="float">
            <text:p>64,02264</text:p>
          </table:table-cell>
          <table:table-cell table:formula="of:=([.D8]-[.E8])^2" office:value-type="float" office:value="1.04579256959999" calcext:value-type="float">
            <text:p>1,0457925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432284" calcext:value-type="float">
            <text:p>0,432284</text:p>
          </table:table-cell>
          <table:table-cell table:formula="of:=([.B9]*[.$B$297])-([.B9]*[.$B$296])+[.$B$296]" office:value-type="float" office:value="57.999984" calcext:value-type="float">
            <text:p>57,999984</text:p>
          </table:table-cell>
          <table:table-cell table:formula="of:=([.C9]*[.$B$297])-([.C9]*[.$B$296])+[.$B$296]" office:value-type="float" office:value="65.749632" calcext:value-type="float">
            <text:p>65,749632</text:p>
          </table:table-cell>
          <table:table-cell table:formula="of:=([.D9]-[.E9])^2" office:value-type="float" office:value="60.0570441239041" calcext:value-type="float">
            <text:p>60,0570441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79253" calcext:value-type="float">
            <text:p>0,379253</text:p>
          </table:table-cell>
          <table:table-cell table:formula="of:=([.B10]*[.$B$297])-([.B10]*[.$B$296])+[.$B$296]" office:value-type="float" office:value="60.999984" calcext:value-type="float">
            <text:p>60,999984</text:p>
          </table:table-cell>
          <table:table-cell table:formula="of:=([.C10]*[.$B$297])-([.C10]*[.$B$296])+[.$B$296]" office:value-type="float" office:value="63.204144" calcext:value-type="float">
            <text:p>63,204144</text:p>
          </table:table-cell>
          <table:table-cell table:formula="of:=([.D10]-[.E10])^2" office:value-type="float" office:value="4.85832130560001" calcext:value-type="float">
            <text:p>4,85832130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431053" calcext:value-type="float">
            <text:p>0,431053</text:p>
          </table:table-cell>
          <table:table-cell table:formula="of:=([.B11]*[.$B$297])-([.B11]*[.$B$296])+[.$B$296]" office:value-type="float" office:value="65.000016" calcext:value-type="float">
            <text:p>65,000016</text:p>
          </table:table-cell>
          <table:table-cell table:formula="of:=([.C11]*[.$B$297])-([.C11]*[.$B$296])+[.$B$296]" office:value-type="float" office:value="65.690544" calcext:value-type="float">
            <text:p>65,690544</text:p>
          </table:table-cell>
          <table:table-cell table:formula="of:=([.D11]-[.E11])^2" office:value-type="float" office:value="0.476828918784001" calcext:value-type="float">
            <text:p>0,47682891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459791" calcext:value-type="float">
            <text:p>0,459791</text:p>
          </table:table-cell>
          <table:table-cell table:formula="of:=([.B12]*[.$B$297])-([.B12]*[.$B$296])+[.$B$296]" office:value-type="float" office:value="68.000016" calcext:value-type="float">
            <text:p>68,000016</text:p>
          </table:table-cell>
          <table:table-cell table:formula="of:=([.C12]*[.$B$297])-([.C12]*[.$B$296])+[.$B$296]" office:value-type="float" office:value="67.069968" calcext:value-type="float">
            <text:p>67,069968</text:p>
          </table:table-cell>
          <table:table-cell table:formula="of:=([.D12]-[.E12])^2" office:value-type="float" office:value="0.864989282303999" calcext:value-type="float">
            <text:p>0,86498928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27733" calcext:value-type="float">
            <text:p>0,527733</text:p>
          </table:table-cell>
          <table:table-cell table:formula="of:=([.B13]*[.$B$297])-([.B13]*[.$B$296])+[.$B$296]" office:value-type="float" office:value="72" calcext:value-type="float">
            <text:p>72</text:p>
          </table:table-cell>
          <table:table-cell table:formula="of:=([.C13]*[.$B$297])-([.C13]*[.$B$296])+[.$B$296]" office:value-type="float" office:value="70.331184" calcext:value-type="float">
            <text:p>70,331184</text:p>
          </table:table-cell>
          <table:table-cell table:formula="of:=([.D13]-[.E13])^2" office:value-type="float" office:value="2.78494684185597" calcext:value-type="float">
            <text:p>2,7849468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9421" calcext:value-type="float">
            <text:p>0,59421</text:p>
          </table:table-cell>
          <table:table-cell table:formula="of:=([.B14]*[.$B$297])-([.B14]*[.$B$296])+[.$B$296]" office:value-type="float" office:value="72" calcext:value-type="float">
            <text:p>72</text:p>
          </table:table-cell>
          <table:table-cell table:formula="of:=([.C14]*[.$B$297])-([.C14]*[.$B$296])+[.$B$296]" office:value-type="float" office:value="73.52208" calcext:value-type="float">
            <text:p>73,52208</text:p>
          </table:table-cell>
          <table:table-cell table:formula="of:=([.D14]-[.E14])^2" office:value-type="float" office:value="2.31672752640001" calcext:value-type="float">
            <text:p>2,3167275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03726" calcext:value-type="float">
            <text:p>0,603726</text:p>
          </table:table-cell>
          <table:table-cell table:formula="of:=([.B15]*[.$B$297])-([.B15]*[.$B$296])+[.$B$296]" office:value-type="float" office:value="74.000016" calcext:value-type="float">
            <text:p>74,000016</text:p>
          </table:table-cell>
          <table:table-cell table:formula="of:=([.C15]*[.$B$297])-([.C15]*[.$B$296])+[.$B$296]" office:value-type="float" office:value="73.978848" calcext:value-type="float">
            <text:p>73,978848</text:p>
          </table:table-cell>
          <table:table-cell table:formula="of:=([.D15]-[.E15])^2" office:value-type="float" office:value="0.000448084224000125" calcext:value-type="float">
            <text:p>0,0004480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26506" calcext:value-type="float">
            <text:p>0,626506</text:p>
          </table:table-cell>
          <table:table-cell table:formula="of:=([.B16]*[.$B$297])-([.B16]*[.$B$296])+[.$B$296]" office:value-type="float" office:value="72" calcext:value-type="float">
            <text:p>72</text:p>
          </table:table-cell>
          <table:table-cell table:formula="of:=([.C16]*[.$B$297])-([.C16]*[.$B$296])+[.$B$296]" office:value-type="float" office:value="75.072288" calcext:value-type="float">
            <text:p>75,072288</text:p>
          </table:table-cell>
          <table:table-cell table:formula="of:=([.D16]-[.E16])^2" office:value-type="float" office:value="9.438953554944" calcext:value-type="float">
            <text:p>9,43895355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96981" calcext:value-type="float">
            <text:p>0,596981</text:p>
          </table:table-cell>
          <table:table-cell table:formula="of:=([.B17]*[.$B$297])-([.B17]*[.$B$296])+[.$B$296]" office:value-type="float" office:value="72" calcext:value-type="float">
            <text:p>72</text:p>
          </table:table-cell>
          <table:table-cell table:formula="of:=([.C17]*[.$B$297])-([.C17]*[.$B$296])+[.$B$296]" office:value-type="float" office:value="73.655088" calcext:value-type="float">
            <text:p>73,655088</text:p>
          </table:table-cell>
          <table:table-cell table:formula="of:=([.D17]-[.E17])^2" office:value-type="float" office:value="2.73931628774402" calcext:value-type="float">
            <text:p>2,73931628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80954" calcext:value-type="float">
            <text:p>0,580954</text:p>
          </table:table-cell>
          <table:table-cell table:formula="of:=([.B18]*[.$B$297])-([.B18]*[.$B$296])+[.$B$296]" office:value-type="float" office:value="75.999984" calcext:value-type="float">
            <text:p>75,999984</text:p>
          </table:table-cell>
          <table:table-cell table:formula="of:=([.C18]*[.$B$297])-([.C18]*[.$B$296])+[.$B$296]" office:value-type="float" office:value="72.885792" calcext:value-type="float">
            <text:p>72,885792</text:p>
          </table:table-cell>
          <table:table-cell table:formula="of:=([.D18]-[.E18])^2" office:value-type="float" office:value="9.69819181286402" calcext:value-type="float">
            <text:p>9,6981918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630027" calcext:value-type="float">
            <text:p>0,630027</text:p>
          </table:table-cell>
          <table:table-cell table:formula="of:=([.B19]*[.$B$297])-([.B19]*[.$B$296])+[.$B$296]" office:value-type="float" office:value="72.999984" calcext:value-type="float">
            <text:p>72,999984</text:p>
          </table:table-cell>
          <table:table-cell table:formula="of:=([.C19]*[.$B$297])-([.C19]*[.$B$296])+[.$B$296]" office:value-type="float" office:value="75.241296" calcext:value-type="float">
            <text:p>75,241296</text:p>
          </table:table-cell>
          <table:table-cell table:formula="of:=([.D19]-[.E19])^2" office:value-type="float" office:value="5.02347948134404" calcext:value-type="float">
            <text:p>5,02347948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,75</text:p>
          </table:table-cell>
          <table:table-cell office:value-type="float" office:value="0.596618" calcext:value-type="float">
            <text:p>0,596618</text:p>
          </table:table-cell>
          <table:table-cell table:formula="of:=([.B20]*[.$B$297])-([.B20]*[.$B$296])+[.$B$296]" office:value-type="float" office:value="81" calcext:value-type="float">
            <text:p>81</text:p>
          </table:table-cell>
          <table:table-cell table:formula="of:=([.C20]*[.$B$297])-([.C20]*[.$B$296])+[.$B$296]" office:value-type="float" office:value="73.637664" calcext:value-type="float">
            <text:p>73,637664</text:p>
          </table:table-cell>
          <table:table-cell table:formula="of:=([.D20]-[.E20])^2" office:value-type="float" office:value="54.203991376896" calcext:value-type="float">
            <text:p>54,20399137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690874" calcext:value-type="float">
            <text:p>0,690874</text:p>
          </table:table-cell>
          <table:table-cell table:formula="of:=([.B21]*[.$B$297])-([.B21]*[.$B$296])+[.$B$296]" office:value-type="float" office:value="84" calcext:value-type="float">
            <text:p>84</text:p>
          </table:table-cell>
          <table:table-cell table:formula="of:=([.C21]*[.$B$297])-([.C21]*[.$B$296])+[.$B$296]" office:value-type="float" office:value="78.161952" calcext:value-type="float">
            <text:p>78,161952</text:p>
          </table:table-cell>
          <table:table-cell table:formula="of:=([.D21]-[.E21])^2" office:value-type="float" office:value="34.082804450304" calcext:value-type="float">
            <text:p>34,08280445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747468" calcext:value-type="float">
            <text:p>0,747468</text:p>
          </table:table-cell>
          <table:table-cell table:formula="of:=([.B22]*[.$B$297])-([.B22]*[.$B$296])+[.$B$296]" office:value-type="float" office:value="89.000016" calcext:value-type="float">
            <text:p>89,000016</text:p>
          </table:table-cell>
          <table:table-cell table:formula="of:=([.C22]*[.$B$297])-([.C22]*[.$B$296])+[.$B$296]" office:value-type="float" office:value="80.878464" calcext:value-type="float">
            <text:p>80,878464</text:p>
          </table:table-cell>
          <table:table-cell table:formula="of:=([.D22]-[.E22])^2" office:value-type="float" office:value="65.9596068887041" calcext:value-type="float">
            <text:p>65,95960688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788074" calcext:value-type="float">
            <text:p>0,788074</text:p>
          </table:table-cell>
          <table:table-cell table:formula="of:=([.B23]*[.$B$297])-([.B23]*[.$B$296])+[.$B$296]" office:value-type="float" office:value="90" calcext:value-type="float">
            <text:p>90</text:p>
          </table:table-cell>
          <table:table-cell table:formula="of:=([.C23]*[.$B$297])-([.C23]*[.$B$296])+[.$B$296]" office:value-type="float" office:value="82.827552" calcext:value-type="float">
            <text:p>82,827552</text:p>
          </table:table-cell>
          <table:table-cell table:formula="of:=([.D23]-[.E23])^2" office:value-type="float" office:value="51.444010312704" calcext:value-type="float">
            <text:p>51,44401031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830086" calcext:value-type="float">
            <text:p>0,830086</text:p>
          </table:table-cell>
          <table:table-cell table:formula="of:=([.B24]*[.$B$297])-([.B24]*[.$B$296])+[.$B$296]" office:value-type="float" office:value="90" calcext:value-type="float">
            <text:p>90</text:p>
          </table:table-cell>
          <table:table-cell table:formula="of:=([.C24]*[.$B$297])-([.C24]*[.$B$296])+[.$B$296]" office:value-type="float" office:value="84.844128" calcext:value-type="float">
            <text:p>84,844128</text:p>
          </table:table-cell>
          <table:table-cell table:formula="of:=([.D24]-[.E24])^2" office:value-type="float" office:value="26.583016080384" calcext:value-type="float">
            <text:p>26,58301608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804901" calcext:value-type="float">
            <text:p>0,804901</text:p>
          </table:table-cell>
          <table:table-cell table:formula="of:=([.B25]*[.$B$297])-([.B25]*[.$B$296])+[.$B$296]" office:value-type="float" office:value="89.000016" calcext:value-type="float">
            <text:p>89,000016</text:p>
          </table:table-cell>
          <table:table-cell table:formula="of:=([.C25]*[.$B$297])-([.C25]*[.$B$296])+[.$B$296]" office:value-type="float" office:value="83.635248" calcext:value-type="float">
            <text:p>83,635248</text:p>
          </table:table-cell>
          <table:table-cell table:formula="of:=([.D25]-[.E25])^2" office:value-type="float" office:value="28.7807356938243" calcext:value-type="float">
            <text:p>28,78073569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5" calcext:value-type="float">
            <text:p>0,875</text:p>
          </table:table-cell>
          <table:table-cell office:value-type="float" office:value="0.789222" calcext:value-type="float">
            <text:p>0,789222</text:p>
          </table:table-cell>
          <table:table-cell table:formula="of:=([.B26]*[.$B$297])-([.B26]*[.$B$296])+[.$B$296]" office:value-type="float" office:value="87" calcext:value-type="float">
            <text:p>87</text:p>
          </table:table-cell>
          <table:table-cell table:formula="of:=([.C26]*[.$B$297])-([.C26]*[.$B$296])+[.$B$296]" office:value-type="float" office:value="82.882656" calcext:value-type="float">
            <text:p>82,882656</text:p>
          </table:table-cell>
          <table:table-cell table:formula="of:=([.D26]-[.E26])^2" office:value-type="float" office:value="16.952521614336" calcext:value-type="float">
            <text:p>16,95252161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738933" calcext:value-type="float">
            <text:p>0,738933</text:p>
          </table:table-cell>
          <table:table-cell table:formula="of:=([.B27]*[.$B$297])-([.B27]*[.$B$296])+[.$B$296]" office:value-type="float" office:value="81.999984" calcext:value-type="float">
            <text:p>81,999984</text:p>
          </table:table-cell>
          <table:table-cell table:formula="of:=([.C27]*[.$B$297])-([.C27]*[.$B$296])+[.$B$296]" office:value-type="float" office:value="80.468784" calcext:value-type="float">
            <text:p>80,468784</text:p>
          </table:table-cell>
          <table:table-cell table:formula="of:=([.D27]-[.E27])^2" office:value-type="float" office:value="2.34457343999995" calcext:value-type="float">
            <text:p>2,344573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62755" calcext:value-type="float">
            <text:p>0,662755</text:p>
          </table:table-cell>
          <table:table-cell table:formula="of:=([.B28]*[.$B$297])-([.B28]*[.$B$296])+[.$B$296]" office:value-type="float" office:value="78" calcext:value-type="float">
            <text:p>78</text:p>
          </table:table-cell>
          <table:table-cell table:formula="of:=([.C28]*[.$B$297])-([.C28]*[.$B$296])+[.$B$296]" office:value-type="float" office:value="76.81224" calcext:value-type="float">
            <text:p>76,81224</text:p>
          </table:table-cell>
          <table:table-cell table:formula="of:=([.D28]-[.E28])^2" office:value-type="float" office:value="1.41077381759999" calcext:value-type="float">
            <text:p>1,41077381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92451" calcext:value-type="float">
            <text:p>0,592451</text:p>
          </table:table-cell>
          <table:table-cell table:formula="of:=([.B29]*[.$B$297])-([.B29]*[.$B$296])+[.$B$296]" office:value-type="float" office:value="72" calcext:value-type="float">
            <text:p>72</text:p>
          </table:table-cell>
          <table:table-cell table:formula="of:=([.C29]*[.$B$297])-([.C29]*[.$B$296])+[.$B$296]" office:value-type="float" office:value="73.437648" calcext:value-type="float">
            <text:p>73,437648</text:p>
          </table:table-cell>
          <table:table-cell table:formula="of:=([.D29]-[.E29])^2" office:value-type="float" office:value="2.06683177190399" calcext:value-type="float">
            <text:p>2,06683177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04918" calcext:value-type="float">
            <text:p>0,504918</text:p>
          </table:table-cell>
          <table:table-cell table:formula="of:=([.B30]*[.$B$297])-([.B30]*[.$B$296])+[.$B$296]" office:value-type="float" office:value="72" calcext:value-type="float">
            <text:p>72</text:p>
          </table:table-cell>
          <table:table-cell table:formula="of:=([.C30]*[.$B$297])-([.C30]*[.$B$296])+[.$B$296]" office:value-type="float" office:value="69.236064" calcext:value-type="float">
            <text:p>69,236064</text:p>
          </table:table-cell>
          <table:table-cell table:formula="of:=([.D30]-[.E30])^2" office:value-type="float" office:value="7.63934221209601" calcext:value-type="float">
            <text:p>7,63934221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495112" calcext:value-type="float">
            <text:p>0,495112</text:p>
          </table:table-cell>
          <table:table-cell table:formula="of:=([.B31]*[.$B$297])-([.B31]*[.$B$296])+[.$B$296]" office:value-type="float" office:value="71.000016" calcext:value-type="float">
            <text:p>71,000016</text:p>
          </table:table-cell>
          <table:table-cell table:formula="of:=([.C31]*[.$B$297])-([.C31]*[.$B$296])+[.$B$296]" office:value-type="float" office:value="68.765376" calcext:value-type="float">
            <text:p>68,765376</text:p>
          </table:table-cell>
          <table:table-cell table:formula="of:=([.D31]-[.E31])^2" office:value-type="float" office:value="4.99361592959999" calcext:value-type="float">
            <text:p>4,99361592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0833" calcext:value-type="float">
            <text:p>0,520833</text:p>
          </table:table-cell>
          <table:table-cell office:value-type="float" office:value="0.516323" calcext:value-type="float">
            <text:p>0,516323</text:p>
          </table:table-cell>
          <table:table-cell table:formula="of:=([.B32]*[.$B$297])-([.B32]*[.$B$296])+[.$B$296]" office:value-type="float" office:value="69.999984" calcext:value-type="float">
            <text:p>69,999984</text:p>
          </table:table-cell>
          <table:table-cell table:formula="of:=([.C32]*[.$B$297])-([.C32]*[.$B$296])+[.$B$296]" office:value-type="float" office:value="69.783504" calcext:value-type="float">
            <text:p>69,783504</text:p>
          </table:table-cell>
          <table:table-cell table:formula="of:=([.D32]-[.E32])^2" office:value-type="float" office:value="0.0468635904000018" calcext:value-type="float">
            <text:p>0,04686359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520496" calcext:value-type="float">
            <text:p>0,520496</text:p>
          </table:table-cell>
          <table:table-cell table:formula="of:=([.B33]*[.$B$297])-([.B33]*[.$B$296])+[.$B$296]" office:value-type="float" office:value="66" calcext:value-type="float">
            <text:p>66</text:p>
          </table:table-cell>
          <table:table-cell table:formula="of:=([.C33]*[.$B$297])-([.C33]*[.$B$296])+[.$B$296]" office:value-type="float" office:value="69.983808" calcext:value-type="float">
            <text:p>69,983808</text:p>
          </table:table-cell>
          <table:table-cell table:formula="of:=([.D33]-[.E33])^2" office:value-type="float" office:value="15.870726180864" calcext:value-type="float">
            <text:p>15,87072618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485457" calcext:value-type="float">
            <text:p>0,485457</text:p>
          </table:table-cell>
          <table:table-cell table:formula="of:=([.B34]*[.$B$297])-([.B34]*[.$B$296])+[.$B$296]" office:value-type="float" office:value="65.000016" calcext:value-type="float">
            <text:p>65,000016</text:p>
          </table:table-cell>
          <table:table-cell table:formula="of:=([.C34]*[.$B$297])-([.C34]*[.$B$296])+[.$B$296]" office:value-type="float" office:value="68.301936" calcext:value-type="float">
            <text:p>68,301936</text:p>
          </table:table-cell>
          <table:table-cell table:formula="of:=([.D34]-[.E34])^2" office:value-type="float" office:value="10.9026756864001" calcext:value-type="float">
            <text:p>10,90267568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457101" calcext:value-type="float">
            <text:p>0,457101</text:p>
          </table:table-cell>
          <table:table-cell table:formula="of:=([.B35]*[.$B$297])-([.B35]*[.$B$296])+[.$B$296]" office:value-type="float" office:value="65.000016" calcext:value-type="float">
            <text:p>65,000016</text:p>
          </table:table-cell>
          <table:table-cell table:formula="of:=([.C35]*[.$B$297])-([.C35]*[.$B$296])+[.$B$296]" office:value-type="float" office:value="66.940848" calcext:value-type="float">
            <text:p>66,940848</text:p>
          </table:table-cell>
          <table:table-cell table:formula="of:=([.D35]-[.E35])^2" office:value-type="float" office:value="3.76682885222406" calcext:value-type="float">
            <text:p>3,76682885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451742" calcext:value-type="float">
            <text:p>0,451742</text:p>
          </table:table-cell>
          <table:table-cell table:formula="of:=([.B36]*[.$B$297])-([.B36]*[.$B$296])+[.$B$296]" office:value-type="float" office:value="68.000016" calcext:value-type="float">
            <text:p>68,000016</text:p>
          </table:table-cell>
          <table:table-cell table:formula="of:=([.C36]*[.$B$297])-([.C36]*[.$B$296])+[.$B$296]" office:value-type="float" office:value="66.683616" calcext:value-type="float">
            <text:p>66,683616</text:p>
          </table:table-cell>
          <table:table-cell table:formula="of:=([.D36]-[.E36])^2" office:value-type="float" office:value="1.73290895999997" calcext:value-type="float">
            <text:p>1,732908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05398" calcext:value-type="float">
            <text:p>0,505398</text:p>
          </table:table-cell>
          <table:table-cell table:formula="of:=([.B37]*[.$B$297])-([.B37]*[.$B$296])+[.$B$296]" office:value-type="float" office:value="72" calcext:value-type="float">
            <text:p>72</text:p>
          </table:table-cell>
          <table:table-cell table:formula="of:=([.C37]*[.$B$297])-([.C37]*[.$B$296])+[.$B$296]" office:value-type="float" office:value="69.259104" calcext:value-type="float">
            <text:p>69,259104</text:p>
          </table:table-cell>
          <table:table-cell table:formula="of:=([.D37]-[.E37])^2" office:value-type="float" office:value="7.51251088281596" calcext:value-type="float">
            <text:p>7,51251088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74775" calcext:value-type="float">
            <text:p>0,574775</text:p>
          </table:table-cell>
          <table:table-cell table:formula="of:=([.B38]*[.$B$297])-([.B38]*[.$B$296])+[.$B$296]" office:value-type="float" office:value="72" calcext:value-type="float">
            <text:p>72</text:p>
          </table:table-cell>
          <table:table-cell table:formula="of:=([.C38]*[.$B$297])-([.C38]*[.$B$296])+[.$B$296]" office:value-type="float" office:value="72.5892" calcext:value-type="float">
            <text:p>72,5892</text:p>
          </table:table-cell>
          <table:table-cell table:formula="of:=([.D38]-[.E38])^2" office:value-type="float" office:value="0.347156640000006" calcext:value-type="float">
            <text:p>0,347156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95987" calcext:value-type="float">
            <text:p>0,595987</text:p>
          </table:table-cell>
          <table:table-cell table:formula="of:=([.B39]*[.$B$297])-([.B39]*[.$B$296])+[.$B$296]" office:value-type="float" office:value="74.000016" calcext:value-type="float">
            <text:p>74,000016</text:p>
          </table:table-cell>
          <table:table-cell table:formula="of:=([.C39]*[.$B$297])-([.C39]*[.$B$296])+[.$B$296]" office:value-type="float" office:value="73.607376" calcext:value-type="float">
            <text:p>73,607376</text:p>
          </table:table-cell>
          <table:table-cell table:formula="of:=([.D39]-[.E39])^2" office:value-type="float" office:value="0.1541661696" calcext:value-type="float">
            <text:p>0,15416616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6506" calcext:value-type="float">
            <text:p>0,626506</text:p>
          </table:table-cell>
          <table:table-cell table:formula="of:=([.B40]*[.$B$297])-([.B40]*[.$B$296])+[.$B$296]" office:value-type="float" office:value="75" calcext:value-type="float">
            <text:p>75</text:p>
          </table:table-cell>
          <table:table-cell table:formula="of:=([.C40]*[.$B$297])-([.C40]*[.$B$296])+[.$B$296]" office:value-type="float" office:value="75.072288" calcext:value-type="float">
            <text:p>75,072288</text:p>
          </table:table-cell>
          <table:table-cell table:formula="of:=([.D40]-[.E40])^2" office:value-type="float" office:value="0.00522555494400005" calcext:value-type="float">
            <text:p>0,00522555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32621" calcext:value-type="float">
            <text:p>0,632621</text:p>
          </table:table-cell>
          <table:table-cell table:formula="of:=([.B41]*[.$B$297])-([.B41]*[.$B$296])+[.$B$296]" office:value-type="float" office:value="71.000016" calcext:value-type="float">
            <text:p>71,000016</text:p>
          </table:table-cell>
          <table:table-cell table:formula="of:=([.C41]*[.$B$297])-([.C41]*[.$B$296])+[.$B$296]" office:value-type="float" office:value="75.365808" calcext:value-type="float">
            <text:p>75,365808</text:p>
          </table:table-cell>
          <table:table-cell table:formula="of:=([.D41]-[.E41])^2" office:value-type="float" office:value="19.060139787264" calcext:value-type="float">
            <text:p>19,06013978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77313" calcext:value-type="float">
            <text:p>0,577313</text:p>
          </table:table-cell>
          <table:table-cell table:formula="of:=([.B42]*[.$B$297])-([.B42]*[.$B$296])+[.$B$296]" office:value-type="float" office:value="74.000016" calcext:value-type="float">
            <text:p>74,000016</text:p>
          </table:table-cell>
          <table:table-cell table:formula="of:=([.C42]*[.$B$297])-([.C42]*[.$B$296])+[.$B$296]" office:value-type="float" office:value="72.711024" calcext:value-type="float">
            <text:p>72,711024</text:p>
          </table:table-cell>
          <table:table-cell table:formula="of:=([.D42]-[.E42])^2" office:value-type="float" office:value="1.66150037606398" calcext:value-type="float">
            <text:p>1,66150037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0273" calcext:value-type="float">
            <text:p>0,60273</text:p>
          </table:table-cell>
          <table:table-cell table:formula="of:=([.B43]*[.$B$297])-([.B43]*[.$B$296])+[.$B$296]" office:value-type="float" office:value="72" calcext:value-type="float">
            <text:p>72</text:p>
          </table:table-cell>
          <table:table-cell table:formula="of:=([.C43]*[.$B$297])-([.C43]*[.$B$296])+[.$B$296]" office:value-type="float" office:value="73.93104" calcext:value-type="float">
            <text:p>73,93104</text:p>
          </table:table-cell>
          <table:table-cell table:formula="of:=([.D43]-[.E43])^2" office:value-type="float" office:value="3.72891548160004" calcext:value-type="float">
            <text:p>3,72891548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74421" calcext:value-type="float">
            <text:p>0,574421</text:p>
          </table:table-cell>
          <table:table-cell table:formula="of:=([.B44]*[.$B$297])-([.B44]*[.$B$296])+[.$B$296]" office:value-type="float" office:value="75.999984" calcext:value-type="float">
            <text:p>75,999984</text:p>
          </table:table-cell>
          <table:table-cell table:formula="of:=([.C44]*[.$B$297])-([.C44]*[.$B$296])+[.$B$296]" office:value-type="float" office:value="72.572208" calcext:value-type="float">
            <text:p>72,572208</text:p>
          </table:table-cell>
          <table:table-cell table:formula="of:=([.D44]-[.E44])^2" office:value-type="float" office:value="11.749648306176" calcext:value-type="float">
            <text:p>11,74964830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21563" calcext:value-type="float">
            <text:p>0,621563</text:p>
          </table:table-cell>
          <table:table-cell table:formula="of:=([.B45]*[.$B$297])-([.B45]*[.$B$296])+[.$B$296]" office:value-type="float" office:value="78" calcext:value-type="float">
            <text:p>78</text:p>
          </table:table-cell>
          <table:table-cell table:formula="of:=([.C45]*[.$B$297])-([.C45]*[.$B$296])+[.$B$296]" office:value-type="float" office:value="74.835024" calcext:value-type="float">
            <text:p>74,835024</text:p>
          </table:table-cell>
          <table:table-cell table:formula="of:=([.D45]-[.E45])^2" office:value-type="float" office:value="10.017073080576" calcext:value-type="float">
            <text:p>10,01707308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66622" calcext:value-type="float">
            <text:p>0,666622</text:p>
          </table:table-cell>
          <table:table-cell table:formula="of:=([.B46]*[.$B$297])-([.B46]*[.$B$296])+[.$B$296]" office:value-type="float" office:value="80.000016" calcext:value-type="float">
            <text:p>80,000016</text:p>
          </table:table-cell>
          <table:table-cell table:formula="of:=([.C46]*[.$B$297])-([.C46]*[.$B$296])+[.$B$296]" office:value-type="float" office:value="76.997856" calcext:value-type="float">
            <text:p>76,997856</text:p>
          </table:table-cell>
          <table:table-cell table:formula="of:=([.D46]-[.E46])^2" office:value-type="float" office:value="9.01296466560011" calcext:value-type="float">
            <text:p>9,01296466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54167" calcext:value-type="float">
            <text:p>0,854167</text:p>
          </table:table-cell>
          <table:table-cell office:value-type="float" office:value="0.689037" calcext:value-type="float">
            <text:p>0,689037</text:p>
          </table:table-cell>
          <table:table-cell table:formula="of:=([.B47]*[.$B$297])-([.B47]*[.$B$296])+[.$B$296]" office:value-type="float" office:value="86.000016" calcext:value-type="float">
            <text:p>86,000016</text:p>
          </table:table-cell>
          <table:table-cell table:formula="of:=([.C47]*[.$B$297])-([.C47]*[.$B$296])+[.$B$296]" office:value-type="float" office:value="78.073776" calcext:value-type="float">
            <text:p>78,073776</text:p>
          </table:table-cell>
          <table:table-cell table:formula="of:=([.D47]-[.E47])^2" office:value-type="float" office:value="62.8252805376001" calcext:value-type="float">
            <text:p>62,82528053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765593" calcext:value-type="float">
            <text:p>0,765593</text:p>
          </table:table-cell>
          <table:table-cell table:formula="of:=([.B48]*[.$B$297])-([.B48]*[.$B$296])+[.$B$296]" office:value-type="float" office:value="84" calcext:value-type="float">
            <text:p>84</text:p>
          </table:table-cell>
          <table:table-cell table:formula="of:=([.C48]*[.$B$297])-([.C48]*[.$B$296])+[.$B$296]" office:value-type="float" office:value="81.748464" calcext:value-type="float">
            <text:p>81,748464</text:p>
          </table:table-cell>
          <table:table-cell table:formula="of:=([.D48]-[.E48])^2" office:value-type="float" office:value="5.06941435929601" calcext:value-type="float">
            <text:p>5,06941435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753927" calcext:value-type="float">
            <text:p>0,753927</text:p>
          </table:table-cell>
          <table:table-cell table:formula="of:=([.B49]*[.$B$297])-([.B49]*[.$B$296])+[.$B$296]" office:value-type="float" office:value="83.000016" calcext:value-type="float">
            <text:p>83,000016</text:p>
          </table:table-cell>
          <table:table-cell table:formula="of:=([.C49]*[.$B$297])-([.C49]*[.$B$296])+[.$B$296]" office:value-type="float" office:value="81.188496" calcext:value-type="float">
            <text:p>81,188496</text:p>
          </table:table-cell>
          <table:table-cell table:formula="of:=([.D49]-[.E49])^2" office:value-type="float" office:value="3.28160471040006" calcext:value-type="float">
            <text:p>3,28160471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5" calcext:value-type="float">
            <text:p>0,75</text:p>
          </table:table-cell>
          <table:table-cell office:value-type="float" office:value="0.717754" calcext:value-type="float">
            <text:p>0,717754</text:p>
          </table:table-cell>
          <table:table-cell table:formula="of:=([.B50]*[.$B$297])-([.B50]*[.$B$296])+[.$B$296]" office:value-type="float" office:value="81" calcext:value-type="float">
            <text:p>81</text:p>
          </table:table-cell>
          <table:table-cell table:formula="of:=([.C50]*[.$B$297])-([.C50]*[.$B$296])+[.$B$296]" office:value-type="float" office:value="79.452192" calcext:value-type="float">
            <text:p>79,452192</text:p>
          </table:table-cell>
          <table:table-cell table:formula="of:=([.D50]-[.E50])^2" office:value-type="float" office:value="2.39570960486401" calcext:value-type="float">
            <text:p>2,3957096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698306" calcext:value-type="float">
            <text:p>0,698306</text:p>
          </table:table-cell>
          <table:table-cell table:formula="of:=([.B51]*[.$B$297])-([.B51]*[.$B$296])+[.$B$296]" office:value-type="float" office:value="81.999984" calcext:value-type="float">
            <text:p>81,999984</text:p>
          </table:table-cell>
          <table:table-cell table:formula="of:=([.C51]*[.$B$297])-([.C51]*[.$B$296])+[.$B$296]" office:value-type="float" office:value="78.518688" calcext:value-type="float">
            <text:p>78,518688</text:p>
          </table:table-cell>
          <table:table-cell table:formula="of:=([.D51]-[.E51])^2" office:value-type="float" office:value="12.1194218396159" calcext:value-type="float">
            <text:p>12,11942183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67849" calcext:value-type="float">
            <text:p>0,67849</text:p>
          </table:table-cell>
          <table:table-cell table:formula="of:=([.B52]*[.$B$297])-([.B52]*[.$B$296])+[.$B$296]" office:value-type="float" office:value="81.999984" calcext:value-type="float">
            <text:p>81,999984</text:p>
          </table:table-cell>
          <table:table-cell table:formula="of:=([.C52]*[.$B$297])-([.C52]*[.$B$296])+[.$B$296]" office:value-type="float" office:value="77.56752" calcext:value-type="float">
            <text:p>77,56752</text:p>
          </table:table-cell>
          <table:table-cell table:formula="of:=([.D52]-[.E52])^2" office:value-type="float" office:value="19.6467371112958" calcext:value-type="float">
            <text:p>19,64673711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697408" calcext:value-type="float">
            <text:p>0,697408</text:p>
          </table:table-cell>
          <table:table-cell table:formula="of:=([.B53]*[.$B$297])-([.B53]*[.$B$296])+[.$B$296]" office:value-type="float" office:value="81.999984" calcext:value-type="float">
            <text:p>81,999984</text:p>
          </table:table-cell>
          <table:table-cell table:formula="of:=([.C53]*[.$B$297])-([.C53]*[.$B$296])+[.$B$296]" office:value-type="float" office:value="78.475584" calcext:value-type="float">
            <text:p>78,475584</text:p>
          </table:table-cell>
          <table:table-cell table:formula="of:=([.D53]-[.E53])^2" office:value-type="float" office:value="12.4213953599999" calcext:value-type="float">
            <text:p>12,42139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94671" calcext:value-type="float">
            <text:p>0,694671</text:p>
          </table:table-cell>
          <table:table-cell table:formula="of:=([.B54]*[.$B$297])-([.B54]*[.$B$296])+[.$B$296]" office:value-type="float" office:value="78.999984" calcext:value-type="float">
            <text:p>78,999984</text:p>
          </table:table-cell>
          <table:table-cell table:formula="of:=([.C54]*[.$B$297])-([.C54]*[.$B$296])+[.$B$296]" office:value-type="float" office:value="78.344208" calcext:value-type="float">
            <text:p>78,344208</text:p>
          </table:table-cell>
          <table:table-cell table:formula="of:=([.D54]-[.E54])^2" office:value-type="float" office:value="0.430042162176004" calcext:value-type="float">
            <text:p>0,43004216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64441" calcext:value-type="float">
            <text:p>0,664441</text:p>
          </table:table-cell>
          <table:table-cell table:formula="of:=([.B55]*[.$B$297])-([.B55]*[.$B$296])+[.$B$296]" office:value-type="float" office:value="71.000016" calcext:value-type="float">
            <text:p>71,000016</text:p>
          </table:table-cell>
          <table:table-cell table:formula="of:=([.C55]*[.$B$297])-([.C55]*[.$B$296])+[.$B$296]" office:value-type="float" office:value="76.893168" calcext:value-type="float">
            <text:p>76,893168</text:p>
          </table:table-cell>
          <table:table-cell table:formula="of:=([.D55]-[.E55])^2" office:value-type="float" office:value="34.729240495104" calcext:value-type="float">
            <text:p>34,72924049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530685" calcext:value-type="float">
            <text:p>0,530685</text:p>
          </table:table-cell>
          <table:table-cell table:formula="of:=([.B56]*[.$B$297])-([.B56]*[.$B$296])+[.$B$296]" office:value-type="float" office:value="63.999984" calcext:value-type="float">
            <text:p>63,999984</text:p>
          </table:table-cell>
          <table:table-cell table:formula="of:=([.C56]*[.$B$297])-([.C56]*[.$B$296])+[.$B$296]" office:value-type="float" office:value="70.47288" calcext:value-type="float">
            <text:p>70,47288</text:p>
          </table:table-cell>
          <table:table-cell table:formula="of:=([.D56]-[.E56])^2" office:value-type="float" office:value="41.8983826268161" calcext:value-type="float">
            <text:p>41,89838262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392275" calcext:value-type="float">
            <text:p>0,392275</text:p>
          </table:table-cell>
          <table:table-cell table:formula="of:=([.B57]*[.$B$297])-([.B57]*[.$B$296])+[.$B$296]" office:value-type="float" office:value="65.000016" calcext:value-type="float">
            <text:p>65,000016</text:p>
          </table:table-cell>
          <table:table-cell table:formula="of:=([.C57]*[.$B$297])-([.C57]*[.$B$296])+[.$B$296]" office:value-type="float" office:value="63.8292" calcext:value-type="float">
            <text:p>63,8292</text:p>
          </table:table-cell>
          <table:table-cell table:formula="of:=([.D57]-[.E57])^2" office:value-type="float" office:value="1.37081010585597" calcext:value-type="float">
            <text:p>1,37081010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75" calcext:value-type="float">
            <text:p>0,375</text:p>
          </table:table-cell>
          <table:table-cell office:value-type="float" office:value="0.379046" calcext:value-type="float">
            <text:p>0,379046</text:p>
          </table:table-cell>
          <table:table-cell table:formula="of:=([.B58]*[.$B$297])-([.B58]*[.$B$296])+[.$B$296]" office:value-type="float" office:value="63" calcext:value-type="float">
            <text:p>63</text:p>
          </table:table-cell>
          <table:table-cell table:formula="of:=([.C58]*[.$B$297])-([.C58]*[.$B$296])+[.$B$296]" office:value-type="float" office:value="63.194208" calcext:value-type="float">
            <text:p>63,194208</text:p>
          </table:table-cell>
          <table:table-cell table:formula="of:=([.D58]-[.E58])^2" office:value-type="float" office:value="0.0377167472640013" calcext:value-type="float">
            <text:p>0,03771674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365644" calcext:value-type="float">
            <text:p>0,365644</text:p>
          </table:table-cell>
          <table:table-cell table:formula="of:=([.B59]*[.$B$297])-([.B59]*[.$B$296])+[.$B$296]" office:value-type="float" office:value="63.999984" calcext:value-type="float">
            <text:p>63,999984</text:p>
          </table:table-cell>
          <table:table-cell table:formula="of:=([.C59]*[.$B$297])-([.C59]*[.$B$296])+[.$B$296]" office:value-type="float" office:value="62.550912" calcext:value-type="float">
            <text:p>62,550912</text:p>
          </table:table-cell>
          <table:table-cell table:formula="of:=([.D59]-[.E59])^2" office:value-type="float" office:value="2.099809661184" calcext:value-type="float">
            <text:p>2,09980966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442457" calcext:value-type="float">
            <text:p>0,442457</text:p>
          </table:table-cell>
          <table:table-cell table:formula="of:=([.B60]*[.$B$297])-([.B60]*[.$B$296])+[.$B$296]" office:value-type="float" office:value="62.000016" calcext:value-type="float">
            <text:p>62,000016</text:p>
          </table:table-cell>
          <table:table-cell table:formula="of:=([.C60]*[.$B$297])-([.C60]*[.$B$296])+[.$B$296]" office:value-type="float" office:value="66.237936" calcext:value-type="float">
            <text:p>66,237936</text:p>
          </table:table-cell>
          <table:table-cell table:formula="of:=([.D60]-[.E60])^2" office:value-type="float" office:value="17.9599659263999" calcext:value-type="float">
            <text:p>17,95996592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434702" calcext:value-type="float">
            <text:p>0,434702</text:p>
          </table:table-cell>
          <table:table-cell table:formula="of:=([.B61]*[.$B$297])-([.B61]*[.$B$296])+[.$B$296]" office:value-type="float" office:value="62.000016" calcext:value-type="float">
            <text:p>62,000016</text:p>
          </table:table-cell>
          <table:table-cell table:formula="of:=([.C61]*[.$B$297])-([.C61]*[.$B$296])+[.$B$296]" office:value-type="float" office:value="65.865696" calcext:value-type="float">
            <text:p>65,865696</text:p>
          </table:table-cell>
          <table:table-cell table:formula="of:=([.D61]-[.E61])^2" office:value-type="float" office:value="14.9434818624" calcext:value-type="float">
            <text:p>14,94348186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43958" calcext:value-type="float">
            <text:p>0,43958</text:p>
          </table:table-cell>
          <table:table-cell table:formula="of:=([.B62]*[.$B$297])-([.B62]*[.$B$296])+[.$B$296]" office:value-type="float" office:value="60" calcext:value-type="float">
            <text:p>60</text:p>
          </table:table-cell>
          <table:table-cell table:formula="of:=([.C62]*[.$B$297])-([.C62]*[.$B$296])+[.$B$296]" office:value-type="float" office:value="66.09984" calcext:value-type="float">
            <text:p>66,09984</text:p>
          </table:table-cell>
          <table:table-cell table:formula="of:=([.D62]-[.E62])^2" office:value-type="float" office:value="37.2080480256" calcext:value-type="float">
            <text:p>37,20804802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75" calcext:value-type="float">
            <text:p>0,375</text:p>
          </table:table-cell>
          <table:table-cell office:value-type="float" office:value="0.404582" calcext:value-type="float">
            <text:p>0,404582</text:p>
          </table:table-cell>
          <table:table-cell table:formula="of:=([.B63]*[.$B$297])-([.B63]*[.$B$296])+[.$B$296]" office:value-type="float" office:value="63" calcext:value-type="float">
            <text:p>63</text:p>
          </table:table-cell>
          <table:table-cell table:formula="of:=([.C63]*[.$B$297])-([.C63]*[.$B$296])+[.$B$296]" office:value-type="float" office:value="64.419936" calcext:value-type="float">
            <text:p>64,419936</text:p>
          </table:table-cell>
          <table:table-cell table:formula="of:=([.D63]-[.E63])^2" office:value-type="float" office:value="2.01621824409602" calcext:value-type="float">
            <text:p>2,0162182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47757" calcext:value-type="float">
            <text:p>0,447757</text:p>
          </table:table-cell>
          <table:table-cell table:formula="of:=([.B64]*[.$B$297])-([.B64]*[.$B$296])+[.$B$296]" office:value-type="float" office:value="66" calcext:value-type="float">
            <text:p>66</text:p>
          </table:table-cell>
          <table:table-cell table:formula="of:=([.C64]*[.$B$297])-([.C64]*[.$B$296])+[.$B$296]" office:value-type="float" office:value="66.492336" calcext:value-type="float">
            <text:p>66,492336</text:p>
          </table:table-cell>
          <table:table-cell table:formula="of:=([.D64]-[.E64])^2" office:value-type="float" office:value="0.242394736895995" calcext:value-type="float">
            <text:p>0,24239473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25" calcext:value-type="float">
            <text:p>0,625</text:p>
          </table:table-cell>
          <table:table-cell office:value-type="float" office:value="0.486671" calcext:value-type="float">
            <text:p>0,486671</text:p>
          </table:table-cell>
          <table:table-cell table:formula="of:=([.B65]*[.$B$297])-([.B65]*[.$B$296])+[.$B$296]" office:value-type="float" office:value="75" calcext:value-type="float">
            <text:p>75</text:p>
          </table:table-cell>
          <table:table-cell table:formula="of:=([.C65]*[.$B$297])-([.C65]*[.$B$296])+[.$B$296]" office:value-type="float" office:value="68.360208" calcext:value-type="float">
            <text:p>68,360208</text:p>
          </table:table-cell>
          <table:table-cell table:formula="of:=([.D65]-[.E65])^2" office:value-type="float" office:value="44.086837803264" calcext:value-type="float">
            <text:p>44,08683780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7459" calcext:value-type="float">
            <text:p>0,607459</text:p>
          </table:table-cell>
          <table:table-cell table:formula="of:=([.B66]*[.$B$297])-([.B66]*[.$B$296])+[.$B$296]" office:value-type="float" office:value="75" calcext:value-type="float">
            <text:p>75</text:p>
          </table:table-cell>
          <table:table-cell table:formula="of:=([.C66]*[.$B$297])-([.C66]*[.$B$296])+[.$B$296]" office:value-type="float" office:value="74.158032" calcext:value-type="float">
            <text:p>74,158032</text:p>
          </table:table-cell>
          <table:table-cell table:formula="of:=([.D66]-[.E66])^2" office:value-type="float" office:value="0.708910113024014" calcext:value-type="float">
            <text:p>0,7089101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0833" calcext:value-type="float">
            <text:p>0,520833</text:p>
          </table:table-cell>
          <table:table-cell office:value-type="float" office:value="0.63368" calcext:value-type="float">
            <text:p>0,63368</text:p>
          </table:table-cell>
          <table:table-cell table:formula="of:=([.B67]*[.$B$297])-([.B67]*[.$B$296])+[.$B$296]" office:value-type="float" office:value="69.999984" calcext:value-type="float">
            <text:p>69,999984</text:p>
          </table:table-cell>
          <table:table-cell table:formula="of:=([.C67]*[.$B$297])-([.C67]*[.$B$296])+[.$B$296]" office:value-type="float" office:value="75.41664" calcext:value-type="float">
            <text:p>75,41664</text:p>
          </table:table-cell>
          <table:table-cell table:formula="of:=([.D67]-[.E67])^2" office:value-type="float" office:value="29.340162222336" calcext:value-type="float">
            <text:p>29,34016222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12851" calcext:value-type="float">
            <text:p>0,612851</text:p>
          </table:table-cell>
          <table:table-cell table:formula="of:=([.B68]*[.$B$297])-([.B68]*[.$B$296])+[.$B$296]" office:value-type="float" office:value="72" calcext:value-type="float">
            <text:p>72</text:p>
          </table:table-cell>
          <table:table-cell table:formula="of:=([.C68]*[.$B$297])-([.C68]*[.$B$296])+[.$B$296]" office:value-type="float" office:value="74.416848" calcext:value-type="float">
            <text:p>74,416848</text:p>
          </table:table-cell>
          <table:table-cell table:formula="of:=([.D68]-[.E68])^2" office:value-type="float" office:value="5.84115425510394" calcext:value-type="float">
            <text:p>5,84115425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926" calcext:value-type="float">
            <text:p>0,5926</text:p>
          </table:table-cell>
          <table:table-cell table:formula="of:=([.B69]*[.$B$297])-([.B69]*[.$B$296])+[.$B$296]" office:value-type="float" office:value="74.000016" calcext:value-type="float">
            <text:p>74,000016</text:p>
          </table:table-cell>
          <table:table-cell table:formula="of:=([.C69]*[.$B$297])-([.C69]*[.$B$296])+[.$B$296]" office:value-type="float" office:value="73.4448" calcext:value-type="float">
            <text:p>73,4448</text:p>
          </table:table-cell>
          <table:table-cell table:formula="of:=([.D69]-[.E69])^2" office:value-type="float" office:value="0.308264806656002" calcext:value-type="float">
            <text:p>0,30826480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92901" calcext:value-type="float">
            <text:p>0,592901</text:p>
          </table:table-cell>
          <table:table-cell table:formula="of:=([.B70]*[.$B$297])-([.B70]*[.$B$296])+[.$B$296]" office:value-type="float" office:value="74.000016" calcext:value-type="float">
            <text:p>74,000016</text:p>
          </table:table-cell>
          <table:table-cell table:formula="of:=([.C70]*[.$B$297])-([.C70]*[.$B$296])+[.$B$296]" office:value-type="float" office:value="73.459248" calcext:value-type="float">
            <text:p>73,459248</text:p>
          </table:table-cell>
          <table:table-cell table:formula="of:=([.D70]-[.E70])^2" office:value-type="float" office:value="0.292430029824" calcext:value-type="float">
            <text:p>0,29243002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1423" calcext:value-type="float">
            <text:p>0,601423</text:p>
          </table:table-cell>
          <table:table-cell table:formula="of:=([.B71]*[.$B$297])-([.B71]*[.$B$296])+[.$B$296]" office:value-type="float" office:value="75" calcext:value-type="float">
            <text:p>75</text:p>
          </table:table-cell>
          <table:table-cell table:formula="of:=([.C71]*[.$B$297])-([.C71]*[.$B$296])+[.$B$296]" office:value-type="float" office:value="73.868304" calcext:value-type="float">
            <text:p>73,868304</text:p>
          </table:table-cell>
          <table:table-cell table:formula="of:=([.D71]-[.E71])^2" office:value-type="float" office:value="1.28073583641601" calcext:value-type="float">
            <text:p>1,28073583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099" calcext:value-type="float">
            <text:p>0,63099</text:p>
          </table:table-cell>
          <table:table-cell table:formula="of:=([.B72]*[.$B$297])-([.B72]*[.$B$296])+[.$B$296]" office:value-type="float" office:value="75" calcext:value-type="float">
            <text:p>75</text:p>
          </table:table-cell>
          <table:table-cell table:formula="of:=([.C72]*[.$B$297])-([.C72]*[.$B$296])+[.$B$296]" office:value-type="float" office:value="75.28752" calcext:value-type="float">
            <text:p>75,28752</text:p>
          </table:table-cell>
          <table:table-cell table:formula="of:=([.D72]-[.E72])^2" office:value-type="float" office:value="0.0826677504000004" calcext:value-type="float">
            <text:p>0,08266775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7551" calcext:value-type="float">
            <text:p>0,627551</text:p>
          </table:table-cell>
          <table:table-cell table:formula="of:=([.B73]*[.$B$297])-([.B73]*[.$B$296])+[.$B$296]" office:value-type="float" office:value="75" calcext:value-type="float">
            <text:p>75</text:p>
          </table:table-cell>
          <table:table-cell table:formula="of:=([.C73]*[.$B$297])-([.C73]*[.$B$296])+[.$B$296]" office:value-type="float" office:value="75.122448" calcext:value-type="float">
            <text:p>75,122448</text:p>
          </table:table-cell>
          <table:table-cell table:formula="of:=([.D73]-[.E73])^2" office:value-type="float" office:value="0.0149935127040014" calcext:value-type="float">
            <text:p>0,01499351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21542" calcext:value-type="float">
            <text:p>0,621542</text:p>
          </table:table-cell>
          <table:table-cell table:formula="of:=([.B74]*[.$B$297])-([.B74]*[.$B$296])+[.$B$296]" office:value-type="float" office:value="75.999984" calcext:value-type="float">
            <text:p>75,999984</text:p>
          </table:table-cell>
          <table:table-cell table:formula="of:=([.C74]*[.$B$297])-([.C74]*[.$B$296])+[.$B$296]" office:value-type="float" office:value="74.834016" calcext:value-type="float">
            <text:p>74,834016</text:p>
          </table:table-cell>
          <table:table-cell table:formula="of:=([.D74]-[.E74])^2" office:value-type="float" office:value="1.35948137702402" calcext:value-type="float">
            <text:p>1,3594813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34442" calcext:value-type="float">
            <text:p>0,634442</text:p>
          </table:table-cell>
          <table:table-cell table:formula="of:=([.B75]*[.$B$297])-([.B75]*[.$B$296])+[.$B$296]" office:value-type="float" office:value="77.000016" calcext:value-type="float">
            <text:p>77,000016</text:p>
          </table:table-cell>
          <table:table-cell table:formula="of:=([.C75]*[.$B$297])-([.C75]*[.$B$296])+[.$B$296]" office:value-type="float" office:value="75.453216" calcext:value-type="float">
            <text:p>75,453216</text:p>
          </table:table-cell>
          <table:table-cell table:formula="of:=([.D75]-[.E75])^2" office:value-type="float" office:value="2.39259024000001" calcext:value-type="float">
            <text:p>2,392590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6991" calcext:value-type="float">
            <text:p>0,646991</text:p>
          </table:table-cell>
          <table:table-cell table:formula="of:=([.B76]*[.$B$297])-([.B76]*[.$B$296])+[.$B$296]" office:value-type="float" office:value="78" calcext:value-type="float">
            <text:p>78</text:p>
          </table:table-cell>
          <table:table-cell table:formula="of:=([.C76]*[.$B$297])-([.C76]*[.$B$296])+[.$B$296]" office:value-type="float" office:value="76.055568" calcext:value-type="float">
            <text:p>76,055568</text:p>
          </table:table-cell>
          <table:table-cell table:formula="of:=([.D76]-[.E76])^2" office:value-type="float" office:value="3.78081580262402" calcext:value-type="float">
            <text:p>3,78081580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6213" calcext:value-type="float">
            <text:p>0,66213</text:p>
          </table:table-cell>
          <table:table-cell table:formula="of:=([.B77]*[.$B$297])-([.B77]*[.$B$296])+[.$B$296]" office:value-type="float" office:value="77.000016" calcext:value-type="float">
            <text:p>77,000016</text:p>
          </table:table-cell>
          <table:table-cell table:formula="of:=([.C77]*[.$B$297])-([.C77]*[.$B$296])+[.$B$296]" office:value-type="float" office:value="76.78224" calcext:value-type="float">
            <text:p>76,78224</text:p>
          </table:table-cell>
          <table:table-cell table:formula="of:=([.D77]-[.E77])^2" office:value-type="float" office:value="0.0474263861760003" calcext:value-type="float">
            <text:p>0,04742638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652718" calcext:value-type="float">
            <text:p>0,652718</text:p>
          </table:table-cell>
          <table:table-cell table:formula="of:=([.B78]*[.$B$297])-([.B78]*[.$B$296])+[.$B$296]" office:value-type="float" office:value="84" calcext:value-type="float">
            <text:p>84</text:p>
          </table:table-cell>
          <table:table-cell table:formula="of:=([.C78]*[.$B$297])-([.C78]*[.$B$296])+[.$B$296]" office:value-type="float" office:value="76.330464" calcext:value-type="float">
            <text:p>76,330464</text:p>
          </table:table-cell>
          <table:table-cell table:formula="of:=([.D78]-[.E78])^2" office:value-type="float" office:value="58.8217824552959" calcext:value-type="float">
            <text:p>58,82178245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54167" calcext:value-type="float">
            <text:p>0,854167</text:p>
          </table:table-cell>
          <table:table-cell office:value-type="float" office:value="0.730328" calcext:value-type="float">
            <text:p>0,730328</text:p>
          </table:table-cell>
          <table:table-cell table:formula="of:=([.B79]*[.$B$297])-([.B79]*[.$B$296])+[.$B$296]" office:value-type="float" office:value="86.000016" calcext:value-type="float">
            <text:p>86,000016</text:p>
          </table:table-cell>
          <table:table-cell table:formula="of:=([.C79]*[.$B$297])-([.C79]*[.$B$296])+[.$B$296]" office:value-type="float" office:value="80.055744" calcext:value-type="float">
            <text:p>80,055744</text:p>
          </table:table-cell>
          <table:table-cell table:formula="of:=([.D79]-[.E79])^2" office:value-type="float" office:value="35.3343696099841" calcext:value-type="float">
            <text:p>35,334369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770697" calcext:value-type="float">
            <text:p>0,770697</text:p>
          </table:table-cell>
          <table:table-cell table:formula="of:=([.B80]*[.$B$297])-([.B80]*[.$B$296])+[.$B$296]" office:value-type="float" office:value="89.000016" calcext:value-type="float">
            <text:p>89,000016</text:p>
          </table:table-cell>
          <table:table-cell table:formula="of:=([.C80]*[.$B$297])-([.C80]*[.$B$296])+[.$B$296]" office:value-type="float" office:value="81.993456" calcext:value-type="float">
            <text:p>81,993456</text:p>
          </table:table-cell>
          <table:table-cell table:formula="of:=([.D80]-[.E80])^2" office:value-type="float" office:value="49.0918830336003" calcext:value-type="float">
            <text:p>49,09188303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791772" calcext:value-type="float">
            <text:p>0,791772</text:p>
          </table:table-cell>
          <table:table-cell table:formula="of:=([.B81]*[.$B$297])-([.B81]*[.$B$296])+[.$B$296]" office:value-type="float" office:value="89.000016" calcext:value-type="float">
            <text:p>89,000016</text:p>
          </table:table-cell>
          <table:table-cell table:formula="of:=([.C81]*[.$B$297])-([.C81]*[.$B$296])+[.$B$296]" office:value-type="float" office:value="83.005056" calcext:value-type="float">
            <text:p>83,005056</text:p>
          </table:table-cell>
          <table:table-cell table:formula="of:=([.D81]-[.E81])^2" office:value-type="float" office:value="35.9395454016002" calcext:value-type="float">
            <text:p>35,93954540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813682" calcext:value-type="float">
            <text:p>0,813682</text:p>
          </table:table-cell>
          <table:table-cell table:formula="of:=([.B82]*[.$B$297])-([.B82]*[.$B$296])+[.$B$296]" office:value-type="float" office:value="78" calcext:value-type="float">
            <text:p>78</text:p>
          </table:table-cell>
          <table:table-cell table:formula="of:=([.C82]*[.$B$297])-([.C82]*[.$B$296])+[.$B$296]" office:value-type="float" office:value="84.056736" calcext:value-type="float">
            <text:p>84,056736</text:p>
          </table:table-cell>
          <table:table-cell table:formula="of:=([.D82]-[.E82])^2" office:value-type="float" office:value="36.684050973696" calcext:value-type="float">
            <text:p>36,68405097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40058" calcext:value-type="float">
            <text:p>0,640058</text:p>
          </table:table-cell>
          <table:table-cell table:formula="of:=([.B83]*[.$B$297])-([.B83]*[.$B$296])+[.$B$296]" office:value-type="float" office:value="75" calcext:value-type="float">
            <text:p>75</text:p>
          </table:table-cell>
          <table:table-cell table:formula="of:=([.C83]*[.$B$297])-([.C83]*[.$B$296])+[.$B$296]" office:value-type="float" office:value="75.722784" calcext:value-type="float">
            <text:p>75,722784</text:p>
          </table:table-cell>
          <table:table-cell table:formula="of:=([.D83]-[.E83])^2" office:value-type="float" office:value="0.522416710655986" calcext:value-type="float">
            <text:p>0,52241671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542151" calcext:value-type="float">
            <text:p>0,542151</text:p>
          </table:table-cell>
          <table:table-cell table:formula="of:=([.B84]*[.$B$297])-([.B84]*[.$B$296])+[.$B$296]" office:value-type="float" office:value="71.000016" calcext:value-type="float">
            <text:p>71,000016</text:p>
          </table:table-cell>
          <table:table-cell table:formula="of:=([.C84]*[.$B$297])-([.C84]*[.$B$296])+[.$B$296]" office:value-type="float" office:value="71.023248" calcext:value-type="float">
            <text:p>71,023248</text:p>
          </table:table-cell>
          <table:table-cell table:formula="of:=([.D84]-[.E84])^2" office:value-type="float" office:value="0.000539725823999676" calcext:value-type="float">
            <text:p>0,00053972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25" calcext:value-type="float">
            <text:p>0,625</text:p>
          </table:table-cell>
          <table:table-cell office:value-type="float" office:value="0.48199" calcext:value-type="float">
            <text:p>0,48199</text:p>
          </table:table-cell>
          <table:table-cell table:formula="of:=([.B85]*[.$B$297])-([.B85]*[.$B$296])+[.$B$296]" office:value-type="float" office:value="75" calcext:value-type="float">
            <text:p>75</text:p>
          </table:table-cell>
          <table:table-cell table:formula="of:=([.C85]*[.$B$297])-([.C85]*[.$B$296])+[.$B$296]" office:value-type="float" office:value="68.13552" calcext:value-type="float">
            <text:p>68,13552</text:p>
          </table:table-cell>
          <table:table-cell table:formula="of:=([.D85]-[.E85])^2" office:value-type="float" office:value="47.1210856704" calcext:value-type="float">
            <text:p>47,12108567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533232" calcext:value-type="float">
            <text:p>0,533232</text:p>
          </table:table-cell>
          <table:table-cell table:formula="of:=([.B86]*[.$B$297])-([.B86]*[.$B$296])+[.$B$296]" office:value-type="float" office:value="71.000016" calcext:value-type="float">
            <text:p>71,000016</text:p>
          </table:table-cell>
          <table:table-cell table:formula="of:=([.C86]*[.$B$297])-([.C86]*[.$B$296])+[.$B$296]" office:value-type="float" office:value="70.595136" calcext:value-type="float">
            <text:p>70,595136</text:p>
          </table:table-cell>
          <table:table-cell table:formula="of:=([.D86]-[.E86])^2" office:value-type="float" office:value="0.163927814400005" calcext:value-type="float">
            <text:p>0,16392781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46579" calcext:value-type="float">
            <text:p>0,546579</text:p>
          </table:table-cell>
          <table:table-cell table:formula="of:=([.B87]*[.$B$297])-([.B87]*[.$B$296])+[.$B$296]" office:value-type="float" office:value="75.999984" calcext:value-type="float">
            <text:p>75,999984</text:p>
          </table:table-cell>
          <table:table-cell table:formula="of:=([.C87]*[.$B$297])-([.C87]*[.$B$296])+[.$B$296]" office:value-type="float" office:value="71.235792" calcext:value-type="float">
            <text:p>71,235792</text:p>
          </table:table-cell>
          <table:table-cell table:formula="of:=([.D87]-[.E87])^2" office:value-type="float" office:value="22.6975254128639" calcext:value-type="float">
            <text:p>22,69752541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177" calcext:value-type="float">
            <text:p>0,6177</text:p>
          </table:table-cell>
          <table:table-cell table:formula="of:=([.B88]*[.$B$297])-([.B88]*[.$B$296])+[.$B$296]" office:value-type="float" office:value="74.000016" calcext:value-type="float">
            <text:p>74,000016</text:p>
          </table:table-cell>
          <table:table-cell table:formula="of:=([.C88]*[.$B$297])-([.C88]*[.$B$296])+[.$B$296]" office:value-type="float" office:value="74.6496" calcext:value-type="float">
            <text:p>74,6496</text:p>
          </table:table-cell>
          <table:table-cell table:formula="of:=([.D88]-[.E88])^2" office:value-type="float" office:value="0.421959373055987" calcext:value-type="float">
            <text:p>0,42195937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615452" calcext:value-type="float">
            <text:p>0,615452</text:p>
          </table:table-cell>
          <table:table-cell table:formula="of:=([.B89]*[.$B$297])-([.B89]*[.$B$296])+[.$B$296]" office:value-type="float" office:value="81.999984" calcext:value-type="float">
            <text:p>81,999984</text:p>
          </table:table-cell>
          <table:table-cell table:formula="of:=([.C89]*[.$B$297])-([.C89]*[.$B$296])+[.$B$296]" office:value-type="float" office:value="74.541696" calcext:value-type="float">
            <text:p>74,541696</text:p>
          </table:table-cell>
          <table:table-cell table:formula="of:=([.D89]-[.E89])^2" office:value-type="float" office:value="55.6260598909437" calcext:value-type="float">
            <text:p>55,62605989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153" calcext:value-type="float">
            <text:p>0,696153</text:p>
          </table:table-cell>
          <table:table-cell table:formula="of:=([.B90]*[.$B$297])-([.B90]*[.$B$296])+[.$B$296]" office:value-type="float" office:value="78" calcext:value-type="float">
            <text:p>78</text:p>
          </table:table-cell>
          <table:table-cell table:formula="of:=([.C90]*[.$B$297])-([.C90]*[.$B$296])+[.$B$296]" office:value-type="float" office:value="78.415344" calcext:value-type="float">
            <text:p>78,415344</text:p>
          </table:table-cell>
          <table:table-cell table:formula="of:=([.D90]-[.E90])^2" office:value-type="float" office:value="0.172510638336004" calcext:value-type="float">
            <text:p>0,17251063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84414" calcext:value-type="float">
            <text:p>0,684414</text:p>
          </table:table-cell>
          <table:table-cell table:formula="of:=([.B91]*[.$B$297])-([.B91]*[.$B$296])+[.$B$296]" office:value-type="float" office:value="78" calcext:value-type="float">
            <text:p>78</text:p>
          </table:table-cell>
          <table:table-cell table:formula="of:=([.C91]*[.$B$297])-([.C91]*[.$B$296])+[.$B$296]" office:value-type="float" office:value="77.851872" calcext:value-type="float">
            <text:p>77,851872</text:p>
          </table:table-cell>
          <table:table-cell table:formula="of:=([.D91]-[.E91])^2" office:value-type="float" office:value="0.0219419043839999" calcext:value-type="float">
            <text:p>0,02194190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49833" calcext:value-type="float">
            <text:p>0,649833</text:p>
          </table:table-cell>
          <table:table-cell table:formula="of:=([.B92]*[.$B$297])-([.B92]*[.$B$296])+[.$B$296]" office:value-type="float" office:value="80.000016" calcext:value-type="float">
            <text:p>80,000016</text:p>
          </table:table-cell>
          <table:table-cell table:formula="of:=([.C92]*[.$B$297])-([.C92]*[.$B$296])+[.$B$296]" office:value-type="float" office:value="76.191984" calcext:value-type="float">
            <text:p>76,191984</text:p>
          </table:table-cell>
          <table:table-cell table:formula="of:=([.D92]-[.E92])^2" office:value-type="float" office:value="14.5011077130241" calcext:value-type="float">
            <text:p>14,5011077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96653" calcext:value-type="float">
            <text:p>0,696653</text:p>
          </table:table-cell>
          <table:table-cell table:formula="of:=([.B93]*[.$B$297])-([.B93]*[.$B$296])+[.$B$296]" office:value-type="float" office:value="80.000016" calcext:value-type="float">
            <text:p>80,000016</text:p>
          </table:table-cell>
          <table:table-cell table:formula="of:=([.C93]*[.$B$297])-([.C93]*[.$B$296])+[.$B$296]" office:value-type="float" office:value="78.439344" calcext:value-type="float">
            <text:p>78,439344</text:p>
          </table:table-cell>
          <table:table-cell table:formula="of:=([.D93]-[.E93])^2" office:value-type="float" office:value="2.43569709158403" calcext:value-type="float">
            <text:p>2,43569709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672415" calcext:value-type="float">
            <text:p>0,672415</text:p>
          </table:table-cell>
          <table:table-cell table:formula="of:=([.B94]*[.$B$297])-([.B94]*[.$B$296])+[.$B$296]" office:value-type="float" office:value="81.999984" calcext:value-type="float">
            <text:p>81,999984</text:p>
          </table:table-cell>
          <table:table-cell table:formula="of:=([.C94]*[.$B$297])-([.C94]*[.$B$296])+[.$B$296]" office:value-type="float" office:value="77.27592" calcext:value-type="float">
            <text:p>77,27592</text:p>
          </table:table-cell>
          <table:table-cell table:formula="of:=([.D94]-[.E94])^2" office:value-type="float" office:value="22.3167806760958" calcext:value-type="float">
            <text:p>22,31678067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708216" calcext:value-type="float">
            <text:p>0,708216</text:p>
          </table:table-cell>
          <table:table-cell table:formula="of:=([.B95]*[.$B$297])-([.B95]*[.$B$296])+[.$B$296]" office:value-type="float" office:value="83.000016" calcext:value-type="float">
            <text:p>83,000016</text:p>
          </table:table-cell>
          <table:table-cell table:formula="of:=([.C95]*[.$B$297])-([.C95]*[.$B$296])+[.$B$296]" office:value-type="float" office:value="78.994368" calcext:value-type="float">
            <text:p>78,994368</text:p>
          </table:table-cell>
          <table:table-cell table:formula="of:=([.D95]-[.E95])^2" office:value-type="float" office:value="16.0452158999042" calcext:value-type="float">
            <text:p>16,04521589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29329" calcext:value-type="float">
            <text:p>0,729329</text:p>
          </table:table-cell>
          <table:table-cell table:formula="of:=([.B96]*[.$B$297])-([.B96]*[.$B$296])+[.$B$296]" office:value-type="float" office:value="84.999984" calcext:value-type="float">
            <text:p>84,999984</text:p>
          </table:table-cell>
          <table:table-cell table:formula="of:=([.C96]*[.$B$297])-([.C96]*[.$B$296])+[.$B$296]" office:value-type="float" office:value="80.007792" calcext:value-type="float">
            <text:p>80,007792</text:p>
          </table:table-cell>
          <table:table-cell table:formula="of:=([.D96]-[.E96])^2" office:value-type="float" office:value="24.9219809648639" calcext:value-type="float">
            <text:p>24,92198096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745145" calcext:value-type="float">
            <text:p>0,745145</text:p>
          </table:table-cell>
          <table:table-cell table:formula="of:=([.B97]*[.$B$297])-([.B97]*[.$B$296])+[.$B$296]" office:value-type="float" office:value="75.999984" calcext:value-type="float">
            <text:p>75,999984</text:p>
          </table:table-cell>
          <table:table-cell table:formula="of:=([.C97]*[.$B$297])-([.C97]*[.$B$296])+[.$B$296]" office:value-type="float" office:value="80.76696" calcext:value-type="float">
            <text:p>80,76696</text:p>
          </table:table-cell>
          <table:table-cell table:formula="of:=([.D97]-[.E97])^2" office:value-type="float" office:value="22.7240601845761" calcext:value-type="float">
            <text:p>22,72406018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54167" calcext:value-type="float">
            <text:p>0,854167</text:p>
          </table:table-cell>
          <table:table-cell office:value-type="float" office:value="0.635686" calcext:value-type="float">
            <text:p>0,635686</text:p>
          </table:table-cell>
          <table:table-cell table:formula="of:=([.B98]*[.$B$297])-([.B98]*[.$B$296])+[.$B$296]" office:value-type="float" office:value="86.000016" calcext:value-type="float">
            <text:p>86,000016</text:p>
          </table:table-cell>
          <table:table-cell table:formula="of:=([.C98]*[.$B$297])-([.C98]*[.$B$296])+[.$B$296]" office:value-type="float" office:value="75.512928" calcext:value-type="float">
            <text:p>75,512928</text:p>
          </table:table-cell>
          <table:table-cell table:formula="of:=([.D98]-[.E98])^2" office:value-type="float" office:value="109.979014719744" calcext:value-type="float">
            <text:p>109,97901471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19015" calcext:value-type="float">
            <text:p>0,719015</text:p>
          </table:table-cell>
          <table:table-cell table:formula="of:=([.B99]*[.$B$297])-([.B99]*[.$B$296])+[.$B$296]" office:value-type="float" office:value="84.999984" calcext:value-type="float">
            <text:p>84,999984</text:p>
          </table:table-cell>
          <table:table-cell table:formula="of:=([.C99]*[.$B$297])-([.C99]*[.$B$296])+[.$B$296]" office:value-type="float" office:value="79.51272" calcext:value-type="float">
            <text:p>79,51272</text:p>
          </table:table-cell>
          <table:table-cell table:formula="of:=([.D99]-[.E99])^2" office:value-type="float" office:value="30.1100662056958" calcext:value-type="float">
            <text:p>30,11006620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63085" calcext:value-type="float">
            <text:p>0,763085</text:p>
          </table:table-cell>
          <table:table-cell table:formula="of:=([.B100]*[.$B$297])-([.B100]*[.$B$296])+[.$B$296]" office:value-type="float" office:value="84.999984" calcext:value-type="float">
            <text:p>84,999984</text:p>
          </table:table-cell>
          <table:table-cell table:formula="of:=([.C100]*[.$B$297])-([.C100]*[.$B$296])+[.$B$296]" office:value-type="float" office:value="81.62808" calcext:value-type="float">
            <text:p>81,62808</text:p>
          </table:table-cell>
          <table:table-cell table:formula="of:=([.D100]-[.E100])^2" office:value-type="float" office:value="11.3697365852159" calcext:value-type="float">
            <text:p>11,36973658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704618" calcext:value-type="float">
            <text:p>0,704618</text:p>
          </table:table-cell>
          <table:table-cell table:formula="of:=([.B101]*[.$B$297])-([.B101]*[.$B$296])+[.$B$296]" office:value-type="float" office:value="83.000016" calcext:value-type="float">
            <text:p>83,000016</text:p>
          </table:table-cell>
          <table:table-cell table:formula="of:=([.C101]*[.$B$297])-([.C101]*[.$B$296])+[.$B$296]" office:value-type="float" office:value="78.821664" calcext:value-type="float">
            <text:p>78,821664</text:p>
          </table:table-cell>
          <table:table-cell table:formula="of:=([.D101]-[.E101])^2" office:value-type="float" office:value="17.4586254359042" calcext:value-type="float">
            <text:p>17,45862543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42198" calcext:value-type="float">
            <text:p>0,742198</text:p>
          </table:table-cell>
          <table:table-cell table:formula="of:=([.B102]*[.$B$297])-([.B102]*[.$B$296])+[.$B$296]" office:value-type="float" office:value="84.999984" calcext:value-type="float">
            <text:p>84,999984</text:p>
          </table:table-cell>
          <table:table-cell table:formula="of:=([.C102]*[.$B$297])-([.C102]*[.$B$296])+[.$B$296]" office:value-type="float" office:value="80.625504" calcext:value-type="float">
            <text:p>80,625504</text:p>
          </table:table-cell>
          <table:table-cell table:formula="of:=([.D102]-[.E102])^2" office:value-type="float" office:value="19.1360752703998" calcext:value-type="float">
            <text:p>19,13607527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75" calcext:value-type="float">
            <text:p>0,875</text:p>
          </table:table-cell>
          <table:table-cell office:value-type="float" office:value="0.720118" calcext:value-type="float">
            <text:p>0,720118</text:p>
          </table:table-cell>
          <table:table-cell table:formula="of:=([.B103]*[.$B$297])-([.B103]*[.$B$296])+[.$B$296]" office:value-type="float" office:value="87" calcext:value-type="float">
            <text:p>87</text:p>
          </table:table-cell>
          <table:table-cell table:formula="of:=([.C103]*[.$B$297])-([.C103]*[.$B$296])+[.$B$296]" office:value-type="float" office:value="79.565664" calcext:value-type="float">
            <text:p>79,565664</text:p>
          </table:table-cell>
          <table:table-cell table:formula="of:=([.D103]-[.E103])^2" office:value-type="float" office:value="55.269351760896" calcext:value-type="float">
            <text:p>55,26935176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765607" calcext:value-type="float">
            <text:p>0,765607</text:p>
          </table:table-cell>
          <table:table-cell table:formula="of:=([.B104]*[.$B$297])-([.B104]*[.$B$296])+[.$B$296]" office:value-type="float" office:value="84" calcext:value-type="float">
            <text:p>84</text:p>
          </table:table-cell>
          <table:table-cell table:formula="of:=([.C104]*[.$B$297])-([.C104]*[.$B$296])+[.$B$296]" office:value-type="float" office:value="81.749136" calcext:value-type="float">
            <text:p>81,749136</text:p>
          </table:table-cell>
          <table:table-cell table:formula="of:=([.D104]-[.E104])^2" office:value-type="float" office:value="5.06638874649603" calcext:value-type="float">
            <text:p>5,06638874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721274" calcext:value-type="float">
            <text:p>0,721274</text:p>
          </table:table-cell>
          <table:table-cell table:formula="of:=([.B105]*[.$B$297])-([.B105]*[.$B$296])+[.$B$296]" office:value-type="float" office:value="80.000016" calcext:value-type="float">
            <text:p>80,000016</text:p>
          </table:table-cell>
          <table:table-cell table:formula="of:=([.C105]*[.$B$297])-([.C105]*[.$B$296])+[.$B$296]" office:value-type="float" office:value="79.621152" calcext:value-type="float">
            <text:p>79,621152</text:p>
          </table:table-cell>
          <table:table-cell table:formula="of:=([.D105]-[.E105])^2" office:value-type="float" office:value="0.143537930496016" calcext:value-type="float">
            <text:p>0,14353793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59273" calcext:value-type="float">
            <text:p>0,659273</text:p>
          </table:table-cell>
          <table:table-cell table:formula="of:=([.B106]*[.$B$297])-([.B106]*[.$B$296])+[.$B$296]" office:value-type="float" office:value="75.999984" calcext:value-type="float">
            <text:p>75,999984</text:p>
          </table:table-cell>
          <table:table-cell table:formula="of:=([.C106]*[.$B$297])-([.C106]*[.$B$296])+[.$B$296]" office:value-type="float" office:value="76.645104" calcext:value-type="float">
            <text:p>76,645104</text:p>
          </table:table-cell>
          <table:table-cell table:formula="of:=([.D106]-[.E106])^2" office:value-type="float" office:value="0.416179814400007" calcext:value-type="float">
            <text:p>0,41617981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0.591022" calcext:value-type="float">
            <text:p>0,591022</text:p>
          </table:table-cell>
          <table:table-cell table:formula="of:=([.B107]*[.$B$297])-([.B107]*[.$B$296])+[.$B$296]" office:value-type="float" office:value="69" calcext:value-type="float">
            <text:p>69</text:p>
          </table:table-cell>
          <table:table-cell table:formula="of:=([.C107]*[.$B$297])-([.C107]*[.$B$296])+[.$B$296]" office:value-type="float" office:value="73.369056" calcext:value-type="float">
            <text:p>73,369056</text:p>
          </table:table-cell>
          <table:table-cell table:formula="of:=([.D107]-[.E107])^2" office:value-type="float" office:value="19.088650331136" calcext:value-type="float">
            <text:p>19,08865033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5" calcext:value-type="float">
            <text:p>0,75</text:p>
          </table:table-cell>
          <table:table-cell office:value-type="float" office:value="0.462555" calcext:value-type="float">
            <text:p>0,462555</text:p>
          </table:table-cell>
          <table:table-cell table:formula="of:=([.B108]*[.$B$297])-([.B108]*[.$B$296])+[.$B$296]" office:value-type="float" office:value="81" calcext:value-type="float">
            <text:p>81</text:p>
          </table:table-cell>
          <table:table-cell table:formula="of:=([.C108]*[.$B$297])-([.C108]*[.$B$296])+[.$B$296]" office:value-type="float" office:value="67.20264" calcext:value-type="float">
            <text:p>67,20264</text:p>
          </table:table-cell>
          <table:table-cell table:formula="of:=([.D108]-[.E108])^2" office:value-type="float" office:value="190.3671429696" calcext:value-type="float">
            <text:p>190,36714296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4936" calcext:value-type="float">
            <text:p>0,64936</text:p>
          </table:table-cell>
          <table:table-cell table:formula="of:=([.B109]*[.$B$297])-([.B109]*[.$B$296])+[.$B$296]" office:value-type="float" office:value="77.000016" calcext:value-type="float">
            <text:p>77,000016</text:p>
          </table:table-cell>
          <table:table-cell table:formula="of:=([.C109]*[.$B$297])-([.C109]*[.$B$296])+[.$B$296]" office:value-type="float" office:value="76.16928" calcext:value-type="float">
            <text:p>76,16928</text:p>
          </table:table-cell>
          <table:table-cell table:formula="of:=([.D109]-[.E109])^2" office:value-type="float" office:value="0.690122301696003" calcext:value-type="float">
            <text:p>0,69012230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5" calcext:value-type="float">
            <text:p>0,75</text:p>
          </table:table-cell>
          <table:table-cell office:value-type="float" office:value="0.640032" calcext:value-type="float">
            <text:p>0,640032</text:p>
          </table:table-cell>
          <table:table-cell table:formula="of:=([.B110]*[.$B$297])-([.B110]*[.$B$296])+[.$B$296]" office:value-type="float" office:value="81" calcext:value-type="float">
            <text:p>81</text:p>
          </table:table-cell>
          <table:table-cell table:formula="of:=([.C110]*[.$B$297])-([.C110]*[.$B$296])+[.$B$296]" office:value-type="float" office:value="75.721536" calcext:value-type="float">
            <text:p>75,721536</text:p>
          </table:table-cell>
          <table:table-cell table:formula="of:=([.D110]-[.E110])^2" office:value-type="float" office:value="27.862182199296" calcext:value-type="float">
            <text:p>27,86218219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680109" calcext:value-type="float">
            <text:p>0,680109</text:p>
          </table:table-cell>
          <table:table-cell table:formula="of:=([.B111]*[.$B$297])-([.B111]*[.$B$296])+[.$B$296]" office:value-type="float" office:value="83.000016" calcext:value-type="float">
            <text:p>83,000016</text:p>
          </table:table-cell>
          <table:table-cell table:formula="of:=([.C111]*[.$B$297])-([.C111]*[.$B$296])+[.$B$296]" office:value-type="float" office:value="77.645232" calcext:value-type="float">
            <text:p>77,645232</text:p>
          </table:table-cell>
          <table:table-cell table:formula="of:=([.D111]-[.E111])^2" office:value-type="float" office:value="28.6737116866562" calcext:value-type="float">
            <text:p>28,67371168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748777" calcext:value-type="float">
            <text:p>0,748777</text:p>
          </table:table-cell>
          <table:table-cell table:formula="of:=([.B112]*[.$B$297])-([.B112]*[.$B$296])+[.$B$296]" office:value-type="float" office:value="84" calcext:value-type="float">
            <text:p>84</text:p>
          </table:table-cell>
          <table:table-cell table:formula="of:=([.C112]*[.$B$297])-([.C112]*[.$B$296])+[.$B$296]" office:value-type="float" office:value="80.941296" calcext:value-type="float">
            <text:p>80,941296</text:p>
          </table:table-cell>
          <table:table-cell table:formula="of:=([.D112]-[.E112])^2" office:value-type="float" office:value="9.35567015961604" calcext:value-type="float">
            <text:p>9,35567015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726826" calcext:value-type="float">
            <text:p>0,726826</text:p>
          </table:table-cell>
          <table:table-cell table:formula="of:=([.B113]*[.$B$297])-([.B113]*[.$B$296])+[.$B$296]" office:value-type="float" office:value="72.999984" calcext:value-type="float">
            <text:p>72,999984</text:p>
          </table:table-cell>
          <table:table-cell table:formula="of:=([.C113]*[.$B$297])-([.C113]*[.$B$296])+[.$B$296]" office:value-type="float" office:value="79.887648" calcext:value-type="float">
            <text:p>79,887648</text:p>
          </table:table-cell>
          <table:table-cell table:formula="of:=([.D113]-[.E113])^2" office:value-type="float" office:value="47.4399153768962" calcext:value-type="float">
            <text:p>47,43991537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3871" calcext:value-type="float">
            <text:p>0,603871</text:p>
          </table:table-cell>
          <table:table-cell table:formula="of:=([.B114]*[.$B$297])-([.B114]*[.$B$296])+[.$B$296]" office:value-type="float" office:value="75" calcext:value-type="float">
            <text:p>75</text:p>
          </table:table-cell>
          <table:table-cell table:formula="of:=([.C114]*[.$B$297])-([.C114]*[.$B$296])+[.$B$296]" office:value-type="float" office:value="73.985808" calcext:value-type="float">
            <text:p>73,985808</text:p>
          </table:table-cell>
          <table:table-cell table:formula="of:=([.D114]-[.E114])^2" office:value-type="float" office:value="1.02858541286402" calcext:value-type="float">
            <text:p>1,02858541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59716" calcext:value-type="float">
            <text:p>0,559716</text:p>
          </table:table-cell>
          <table:table-cell table:formula="of:=([.B115]*[.$B$297])-([.B115]*[.$B$296])+[.$B$296]" office:value-type="float" office:value="78" calcext:value-type="float">
            <text:p>78</text:p>
          </table:table-cell>
          <table:table-cell table:formula="of:=([.C115]*[.$B$297])-([.C115]*[.$B$296])+[.$B$296]" office:value-type="float" office:value="71.866368" calcext:value-type="float">
            <text:p>71,866368</text:p>
          </table:table-cell>
          <table:table-cell table:formula="of:=([.D115]-[.E115])^2" office:value-type="float" office:value="37.6214415114241" calcext:value-type="float">
            <text:p>37,6214415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36779" calcext:value-type="float">
            <text:p>0,636779</text:p>
          </table:table-cell>
          <table:table-cell table:formula="of:=([.B116]*[.$B$297])-([.B116]*[.$B$296])+[.$B$296]" office:value-type="float" office:value="78" calcext:value-type="float">
            <text:p>78</text:p>
          </table:table-cell>
          <table:table-cell table:formula="of:=([.C116]*[.$B$297])-([.C116]*[.$B$296])+[.$B$296]" office:value-type="float" office:value="75.565392" calcext:value-type="float">
            <text:p>75,565392</text:p>
          </table:table-cell>
          <table:table-cell table:formula="of:=([.D116]-[.E116])^2" office:value-type="float" office:value="5.92731611366399" calcext:value-type="float">
            <text:p>5,927316113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29098" calcext:value-type="float">
            <text:p>0,629098</text:p>
          </table:table-cell>
          <table:table-cell table:formula="of:=([.B117]*[.$B$297])-([.B117]*[.$B$296])+[.$B$296]" office:value-type="float" office:value="74.000016" calcext:value-type="float">
            <text:p>74,000016</text:p>
          </table:table-cell>
          <table:table-cell table:formula="of:=([.C117]*[.$B$297])-([.C117]*[.$B$296])+[.$B$296]" office:value-type="float" office:value="75.196704" calcext:value-type="float">
            <text:p>75,196704</text:p>
          </table:table-cell>
          <table:table-cell table:formula="of:=([.D117]-[.E117])^2" office:value-type="float" office:value="1.43206216934399" calcext:value-type="float">
            <text:p>1,43206216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21093" calcext:value-type="float">
            <text:p>0,621093</text:p>
          </table:table-cell>
          <table:table-cell table:formula="of:=([.B118]*[.$B$297])-([.B118]*[.$B$296])+[.$B$296]" office:value-type="float" office:value="78" calcext:value-type="float">
            <text:p>78</text:p>
          </table:table-cell>
          <table:table-cell table:formula="of:=([.C118]*[.$B$297])-([.C118]*[.$B$296])+[.$B$296]" office:value-type="float" office:value="74.812464" calcext:value-type="float">
            <text:p>74,812464</text:p>
          </table:table-cell>
          <table:table-cell table:formula="of:=([.D118]-[.E118])^2" office:value-type="float" office:value="10.160385751296" calcext:value-type="float">
            <text:p>10,16038575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52152" calcext:value-type="float">
            <text:p>0,652152</text:p>
          </table:table-cell>
          <table:table-cell table:formula="of:=([.B119]*[.$B$297])-([.B119]*[.$B$296])+[.$B$296]" office:value-type="float" office:value="78" calcext:value-type="float">
            <text:p>78</text:p>
          </table:table-cell>
          <table:table-cell table:formula="of:=([.C119]*[.$B$297])-([.C119]*[.$B$296])+[.$B$296]" office:value-type="float" office:value="76.303296" calcext:value-type="float">
            <text:p>76,303296</text:p>
          </table:table-cell>
          <table:table-cell table:formula="of:=([.D119]-[.E119])^2" office:value-type="float" office:value="2.87880446361599" calcext:value-type="float">
            <text:p>2,87880446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58122" calcext:value-type="float">
            <text:p>0,658122</text:p>
          </table:table-cell>
          <table:table-cell table:formula="of:=([.B120]*[.$B$297])-([.B120]*[.$B$296])+[.$B$296]" office:value-type="float" office:value="78.999984" calcext:value-type="float">
            <text:p>78,999984</text:p>
          </table:table-cell>
          <table:table-cell table:formula="of:=([.C120]*[.$B$297])-([.C120]*[.$B$296])+[.$B$296]" office:value-type="float" office:value="76.589856" calcext:value-type="float">
            <text:p>76,589856</text:p>
          </table:table-cell>
          <table:table-cell table:formula="of:=([.D120]-[.E120])^2" office:value-type="float" office:value="5.808716976384" calcext:value-type="float">
            <text:p>5,80871697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64171" calcext:value-type="float">
            <text:p>0,664171</text:p>
          </table:table-cell>
          <table:table-cell table:formula="of:=([.B121]*[.$B$297])-([.B121]*[.$B$296])+[.$B$296]" office:value-type="float" office:value="78.999984" calcext:value-type="float">
            <text:p>78,999984</text:p>
          </table:table-cell>
          <table:table-cell table:formula="of:=([.C121]*[.$B$297])-([.C121]*[.$B$296])+[.$B$296]" office:value-type="float" office:value="76.880208" calcext:value-type="float">
            <text:p>76,880208</text:p>
          </table:table-cell>
          <table:table-cell table:formula="of:=([.D121]-[.E121])^2" office:value-type="float" office:value="4.49345029017601" calcext:value-type="float">
            <text:p>4,49345029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84103" calcext:value-type="float">
            <text:p>0,684103</text:p>
          </table:table-cell>
          <table:table-cell table:formula="of:=([.B122]*[.$B$297])-([.B122]*[.$B$296])+[.$B$296]" office:value-type="float" office:value="80.000016" calcext:value-type="float">
            <text:p>80,000016</text:p>
          </table:table-cell>
          <table:table-cell table:formula="of:=([.C122]*[.$B$297])-([.C122]*[.$B$296])+[.$B$296]" office:value-type="float" office:value="77.836944" calcext:value-type="float">
            <text:p>77,836944</text:p>
          </table:table-cell>
          <table:table-cell table:formula="of:=([.D122]-[.E122])^2" office:value-type="float" office:value="4.67888047718406" calcext:value-type="float">
            <text:p>4,67888047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82404" calcext:value-type="float">
            <text:p>0,682404</text:p>
          </table:table-cell>
          <table:table-cell table:formula="of:=([.B123]*[.$B$297])-([.B123]*[.$B$296])+[.$B$296]" office:value-type="float" office:value="80.000016" calcext:value-type="float">
            <text:p>80,000016</text:p>
          </table:table-cell>
          <table:table-cell table:formula="of:=([.C123]*[.$B$297])-([.C123]*[.$B$296])+[.$B$296]" office:value-type="float" office:value="77.755392" calcext:value-type="float">
            <text:p>77,755392</text:p>
          </table:table-cell>
          <table:table-cell table:formula="of:=([.D123]-[.E123])^2" office:value-type="float" office:value="5.03833690137607" calcext:value-type="float">
            <text:p>5,03833690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686787" calcext:value-type="float">
            <text:p>0,686787</text:p>
          </table:table-cell>
          <table:table-cell table:formula="of:=([.B124]*[.$B$297])-([.B124]*[.$B$296])+[.$B$296]" office:value-type="float" office:value="83.000016" calcext:value-type="float">
            <text:p>83,000016</text:p>
          </table:table-cell>
          <table:table-cell table:formula="of:=([.C124]*[.$B$297])-([.C124]*[.$B$296])+[.$B$296]" office:value-type="float" office:value="77.965776" calcext:value-type="float">
            <text:p>77,965776</text:p>
          </table:table-cell>
          <table:table-cell table:formula="of:=([.D124]-[.E124])^2" office:value-type="float" office:value="25.3435723776001" calcext:value-type="float">
            <text:p>25,34357237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18625" calcext:value-type="float">
            <text:p>0,718625</text:p>
          </table:table-cell>
          <table:table-cell table:formula="of:=([.B125]*[.$B$297])-([.B125]*[.$B$296])+[.$B$296]" office:value-type="float" office:value="77.000016" calcext:value-type="float">
            <text:p>77,000016</text:p>
          </table:table-cell>
          <table:table-cell table:formula="of:=([.C125]*[.$B$297])-([.C125]*[.$B$296])+[.$B$296]" office:value-type="float" office:value="79.494" calcext:value-type="float">
            <text:p>79,494</text:p>
          </table:table-cell>
          <table:table-cell table:formula="of:=([.D125]-[.E125])^2" office:value-type="float" office:value="6.21995619225599" calcext:value-type="float">
            <text:p>6,21995619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20833" calcext:value-type="float">
            <text:p>0,520833</text:p>
          </table:table-cell>
          <table:table-cell office:value-type="float" office:value="0.652563" calcext:value-type="float">
            <text:p>0,652563</text:p>
          </table:table-cell>
          <table:table-cell table:formula="of:=([.B126]*[.$B$297])-([.B126]*[.$B$296])+[.$B$296]" office:value-type="float" office:value="69.999984" calcext:value-type="float">
            <text:p>69,999984</text:p>
          </table:table-cell>
          <table:table-cell table:formula="of:=([.C126]*[.$B$297])-([.C126]*[.$B$296])+[.$B$296]" office:value-type="float" office:value="76.323024" calcext:value-type="float">
            <text:p>76,323024</text:p>
          </table:table-cell>
          <table:table-cell table:formula="of:=([.D126]-[.E126])^2" office:value-type="float" office:value="39.9808348416001" calcext:value-type="float">
            <text:p>39,98083484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" calcext:value-type="float">
            <text:p>0,5</text:p>
          </table:table-cell>
          <table:table-cell office:value-type="float" office:value="0.51543" calcext:value-type="float">
            <text:p>0,51543</text:p>
          </table:table-cell>
          <table:table-cell table:formula="of:=([.B127]*[.$B$297])-([.B127]*[.$B$296])+[.$B$296]" office:value-type="float" office:value="69" calcext:value-type="float">
            <text:p>69</text:p>
          </table:table-cell>
          <table:table-cell table:formula="of:=([.C127]*[.$B$297])-([.C127]*[.$B$296])+[.$B$296]" office:value-type="float" office:value="69.74064" calcext:value-type="float">
            <text:p>69,74064</text:p>
          </table:table-cell>
          <table:table-cell table:formula="of:=([.D127]-[.E127])^2" office:value-type="float" office:value="0.548547609599999" calcext:value-type="float">
            <text:p>0,54854760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5" calcext:value-type="float">
            <text:p>0,375</text:p>
          </table:table-cell>
          <table:table-cell office:value-type="float" office:value="0.4798" calcext:value-type="float">
            <text:p>0,4798</text:p>
          </table:table-cell>
          <table:table-cell table:formula="of:=([.B128]*[.$B$297])-([.B128]*[.$B$296])+[.$B$296]" office:value-type="float" office:value="63" calcext:value-type="float">
            <text:p>63</text:p>
          </table:table-cell>
          <table:table-cell table:formula="of:=([.C128]*[.$B$297])-([.C128]*[.$B$296])+[.$B$296]" office:value-type="float" office:value="68.0304" calcext:value-type="float">
            <text:p>68,0304</text:p>
          </table:table-cell>
          <table:table-cell table:formula="of:=([.D128]-[.E128])^2" office:value-type="float" office:value="25.30492416" calcext:value-type="float">
            <text:p>25,304924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56304" calcext:value-type="float">
            <text:p>0,356304</text:p>
          </table:table-cell>
          <table:table-cell table:formula="of:=([.B129]*[.$B$297])-([.B129]*[.$B$296])+[.$B$296]" office:value-type="float" office:value="63" calcext:value-type="float">
            <text:p>63</text:p>
          </table:table-cell>
          <table:table-cell table:formula="of:=([.C129]*[.$B$297])-([.C129]*[.$B$296])+[.$B$296]" office:value-type="float" office:value="62.102592" calcext:value-type="float">
            <text:p>62,102592</text:p>
          </table:table-cell>
          <table:table-cell table:formula="of:=([.D129]-[.E129])^2" office:value-type="float" office:value="0.805341118463998" calcext:value-type="float">
            <text:p>0,80534111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383125" calcext:value-type="float">
            <text:p>0,383125</text:p>
          </table:table-cell>
          <table:table-cell table:formula="of:=([.B130]*[.$B$297])-([.B130]*[.$B$296])+[.$B$296]" office:value-type="float" office:value="63.999984" calcext:value-type="float">
            <text:p>63,999984</text:p>
          </table:table-cell>
          <table:table-cell table:formula="of:=([.C130]*[.$B$297])-([.C130]*[.$B$296])+[.$B$296]" office:value-type="float" office:value="63.39" calcext:value-type="float">
            <text:p>63,39</text:p>
          </table:table-cell>
          <table:table-cell table:formula="of:=([.D130]-[.E130])^2" office:value-type="float" office:value="0.372080480255997" calcext:value-type="float">
            <text:p>0,37208048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428285" calcext:value-type="float">
            <text:p>0,428285</text:p>
          </table:table-cell>
          <table:table-cell table:formula="of:=([.B131]*[.$B$297])-([.B131]*[.$B$296])+[.$B$296]" office:value-type="float" office:value="60" calcext:value-type="float">
            <text:p>60</text:p>
          </table:table-cell>
          <table:table-cell table:formula="of:=([.C131]*[.$B$297])-([.C131]*[.$B$296])+[.$B$296]" office:value-type="float" office:value="65.55768" calcext:value-type="float">
            <text:p>65,55768</text:p>
          </table:table-cell>
          <table:table-cell table:formula="of:=([.D131]-[.E131])^2" office:value-type="float" office:value="30.8878069824001" calcext:value-type="float">
            <text:p>30,88780698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87038" calcext:value-type="float">
            <text:p>0,387038</text:p>
          </table:table-cell>
          <table:table-cell table:formula="of:=([.B132]*[.$B$297])-([.B132]*[.$B$296])+[.$B$296]" office:value-type="float" office:value="60" calcext:value-type="float">
            <text:p>60</text:p>
          </table:table-cell>
          <table:table-cell table:formula="of:=([.C132]*[.$B$297])-([.C132]*[.$B$296])+[.$B$296]" office:value-type="float" office:value="63.577824" calcext:value-type="float">
            <text:p>63,577824</text:p>
          </table:table-cell>
          <table:table-cell table:formula="of:=([.D132]-[.E132])^2" office:value-type="float" office:value="12.800824574976" calcext:value-type="float">
            <text:p>12,8008245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416743" calcext:value-type="float">
            <text:p>0,416743</text:p>
          </table:table-cell>
          <table:table-cell table:formula="of:=([.B133]*[.$B$297])-([.B133]*[.$B$296])+[.$B$296]" office:value-type="float" office:value="60" calcext:value-type="float">
            <text:p>60</text:p>
          </table:table-cell>
          <table:table-cell table:formula="of:=([.C133]*[.$B$297])-([.C133]*[.$B$296])+[.$B$296]" office:value-type="float" office:value="65.003664" calcext:value-type="float">
            <text:p>65,003664</text:p>
          </table:table-cell>
          <table:table-cell table:formula="of:=([.D133]-[.E133])^2" office:value-type="float" office:value="25.036653424896" calcext:value-type="float">
            <text:p>25,03665342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90961" calcext:value-type="float">
            <text:p>0,390961</text:p>
          </table:table-cell>
          <table:table-cell table:formula="of:=([.B134]*[.$B$297])-([.B134]*[.$B$296])+[.$B$296]" office:value-type="float" office:value="60" calcext:value-type="float">
            <text:p>60</text:p>
          </table:table-cell>
          <table:table-cell table:formula="of:=([.C134]*[.$B$297])-([.C134]*[.$B$296])+[.$B$296]" office:value-type="float" office:value="63.766128" calcext:value-type="float">
            <text:p>63,766128</text:p>
          </table:table-cell>
          <table:table-cell table:formula="of:=([.D134]-[.E134])^2" office:value-type="float" office:value="14.183720112384" calcext:value-type="float">
            <text:p>14,18372011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40243" calcext:value-type="float">
            <text:p>0,40243</text:p>
          </table:table-cell>
          <table:table-cell table:formula="of:=([.B135]*[.$B$297])-([.B135]*[.$B$296])+[.$B$296]" office:value-type="float" office:value="68.000016" calcext:value-type="float">
            <text:p>68,000016</text:p>
          </table:table-cell>
          <table:table-cell table:formula="of:=([.C135]*[.$B$297])-([.C135]*[.$B$296])+[.$B$296]" office:value-type="float" office:value="64.31664" calcext:value-type="float">
            <text:p>64,31664</text:p>
          </table:table-cell>
          <table:table-cell table:formula="of:=([.D135]-[.E135])^2" office:value-type="float" office:value="13.5672587573759" calcext:value-type="float">
            <text:p>13,56725875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1589" calcext:value-type="float">
            <text:p>0,51589</text:p>
          </table:table-cell>
          <table:table-cell table:formula="of:=([.B136]*[.$B$297])-([.B136]*[.$B$296])+[.$B$296]" office:value-type="float" office:value="72" calcext:value-type="float">
            <text:p>72</text:p>
          </table:table-cell>
          <table:table-cell table:formula="of:=([.C136]*[.$B$297])-([.C136]*[.$B$296])+[.$B$296]" office:value-type="float" office:value="69.76272" calcext:value-type="float">
            <text:p>69,76272</text:p>
          </table:table-cell>
          <table:table-cell table:formula="of:=([.D136]-[.E136])^2" office:value-type="float" office:value="5.00542179839999" calcext:value-type="float">
            <text:p>5,00542179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569615" calcext:value-type="float">
            <text:p>0,569615</text:p>
          </table:table-cell>
          <table:table-cell table:formula="of:=([.B137]*[.$B$297])-([.B137]*[.$B$296])+[.$B$296]" office:value-type="float" office:value="68.000016" calcext:value-type="float">
            <text:p>68,000016</text:p>
          </table:table-cell>
          <table:table-cell table:formula="of:=([.C137]*[.$B$297])-([.C137]*[.$B$296])+[.$B$296]" office:value-type="float" office:value="72.34152" calcext:value-type="float">
            <text:p>72,34152</text:p>
          </table:table-cell>
          <table:table-cell table:formula="of:=([.D137]-[.E137])^2" office:value-type="float" office:value="18.8486569820161" calcext:value-type="float">
            <text:p>18,8486569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581491" calcext:value-type="float">
            <text:p>0,581491</text:p>
          </table:table-cell>
          <table:table-cell table:formula="of:=([.B138]*[.$B$297])-([.B138]*[.$B$296])+[.$B$296]" office:value-type="float" office:value="77.000016" calcext:value-type="float">
            <text:p>77,000016</text:p>
          </table:table-cell>
          <table:table-cell table:formula="of:=([.C138]*[.$B$297])-([.C138]*[.$B$296])+[.$B$296]" office:value-type="float" office:value="72.911568" calcext:value-type="float">
            <text:p>72,911568</text:p>
          </table:table-cell>
          <table:table-cell table:formula="of:=([.D138]-[.E138])^2" office:value-type="float" office:value="16.715407048704" calcext:value-type="float">
            <text:p>16,71540704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54535" calcext:value-type="float">
            <text:p>0,654535</text:p>
          </table:table-cell>
          <table:table-cell table:formula="of:=([.B139]*[.$B$297])-([.B139]*[.$B$296])+[.$B$296]" office:value-type="float" office:value="75.999984" calcext:value-type="float">
            <text:p>75,999984</text:p>
          </table:table-cell>
          <table:table-cell table:formula="of:=([.C139]*[.$B$297])-([.C139]*[.$B$296])+[.$B$296]" office:value-type="float" office:value="76.41768" calcext:value-type="float">
            <text:p>76,41768</text:p>
          </table:table-cell>
          <table:table-cell table:formula="of:=([.D139]-[.E139])^2" office:value-type="float" office:value="0.174469948416005" calcext:value-type="float">
            <text:p>0,174469948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20833" calcext:value-type="float">
            <text:p>0,520833</text:p>
          </table:table-cell>
          <table:table-cell office:value-type="float" office:value="0.641944" calcext:value-type="float">
            <text:p>0,641944</text:p>
          </table:table-cell>
          <table:table-cell table:formula="of:=([.B140]*[.$B$297])-([.B140]*[.$B$296])+[.$B$296]" office:value-type="float" office:value="69.999984" calcext:value-type="float">
            <text:p>69,999984</text:p>
          </table:table-cell>
          <table:table-cell table:formula="of:=([.C140]*[.$B$297])-([.C140]*[.$B$296])+[.$B$296]" office:value-type="float" office:value="75.813312" calcext:value-type="float">
            <text:p>75,813312</text:p>
          </table:table-cell>
          <table:table-cell table:formula="of:=([.D140]-[.E140])^2" office:value-type="float" office:value="33.794782435584" calcext:value-type="float">
            <text:p>33,79478243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74652" calcext:value-type="float">
            <text:p>0,574652</text:p>
          </table:table-cell>
          <table:table-cell table:formula="of:=([.B141]*[.$B$297])-([.B141]*[.$B$296])+[.$B$296]" office:value-type="float" office:value="78" calcext:value-type="float">
            <text:p>78</text:p>
          </table:table-cell>
          <table:table-cell table:formula="of:=([.C141]*[.$B$297])-([.C141]*[.$B$296])+[.$B$296]" office:value-type="float" office:value="72.583296" calcext:value-type="float">
            <text:p>72,583296</text:p>
          </table:table-cell>
          <table:table-cell table:formula="of:=([.D141]-[.E141])^2" office:value-type="float" office:value="29.3406822236161" calcext:value-type="float">
            <text:p>29,34068222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59231" calcext:value-type="float">
            <text:p>0,659231</text:p>
          </table:table-cell>
          <table:table-cell table:formula="of:=([.B142]*[.$B$297])-([.B142]*[.$B$296])+[.$B$296]" office:value-type="float" office:value="75.999984" calcext:value-type="float">
            <text:p>75,999984</text:p>
          </table:table-cell>
          <table:table-cell table:formula="of:=([.C142]*[.$B$297])-([.C142]*[.$B$296])+[.$B$296]" office:value-type="float" office:value="76.643088" calcext:value-type="float">
            <text:p>76,643088</text:p>
          </table:table-cell>
          <table:table-cell table:formula="of:=([.D142]-[.E142])^2" office:value-type="float" office:value="0.41358275481601" calcext:value-type="float">
            <text:p>0,41358275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29804" calcext:value-type="float">
            <text:p>0,629804</text:p>
          </table:table-cell>
          <table:table-cell table:formula="of:=([.B143]*[.$B$297])-([.B143]*[.$B$296])+[.$B$296]" office:value-type="float" office:value="77.000016" calcext:value-type="float">
            <text:p>77,000016</text:p>
          </table:table-cell>
          <table:table-cell table:formula="of:=([.C143]*[.$B$297])-([.C143]*[.$B$296])+[.$B$296]" office:value-type="float" office:value="75.230592" calcext:value-type="float">
            <text:p>75,230592</text:p>
          </table:table-cell>
          <table:table-cell table:formula="of:=([.D143]-[.E143])^2" office:value-type="float" office:value="3.130861291776" calcext:value-type="float">
            <text:p>3,13086129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638567" calcext:value-type="float">
            <text:p>0,638567</text:p>
          </table:table-cell>
          <table:table-cell table:formula="of:=([.B144]*[.$B$297])-([.B144]*[.$B$296])+[.$B$296]" office:value-type="float" office:value="57.999984" calcext:value-type="float">
            <text:p>57,999984</text:p>
          </table:table-cell>
          <table:table-cell table:formula="of:=([.C144]*[.$B$297])-([.C144]*[.$B$296])+[.$B$296]" office:value-type="float" office:value="75.651216" calcext:value-type="float">
            <text:p>75,651216</text:p>
          </table:table-cell>
          <table:table-cell table:formula="of:=([.D144]-[.E144])^2" office:value-type="float" office:value="311.565991117824" calcext:value-type="float">
            <text:p>311,56599111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392576" calcext:value-type="float">
            <text:p>0,392576</text:p>
          </table:table-cell>
          <table:table-cell table:formula="of:=([.B145]*[.$B$297])-([.B145]*[.$B$296])+[.$B$296]" office:value-type="float" office:value="78.999984" calcext:value-type="float">
            <text:p>78,999984</text:p>
          </table:table-cell>
          <table:table-cell table:formula="of:=([.C145]*[.$B$297])-([.C145]*[.$B$296])+[.$B$296]" office:value-type="float" office:value="63.843648" calcext:value-type="float">
            <text:p>63,843648</text:p>
          </table:table-cell>
          <table:table-cell table:formula="of:=([.D145]-[.E145])^2" office:value-type="float" office:value="229.714520944896" calcext:value-type="float">
            <text:p>229,71452094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92595" calcext:value-type="float">
            <text:p>0,592595</text:p>
          </table:table-cell>
          <table:table-cell table:formula="of:=([.B146]*[.$B$297])-([.B146]*[.$B$296])+[.$B$296]" office:value-type="float" office:value="78" calcext:value-type="float">
            <text:p>78</text:p>
          </table:table-cell>
          <table:table-cell table:formula="of:=([.C146]*[.$B$297])-([.C146]*[.$B$296])+[.$B$296]" office:value-type="float" office:value="73.44456" calcext:value-type="float">
            <text:p>73,44456</text:p>
          </table:table-cell>
          <table:table-cell table:formula="of:=([.D146]-[.E146])^2" office:value-type="float" office:value="20.7520335936" calcext:value-type="float">
            <text:p>20,75203359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68534" calcext:value-type="float">
            <text:p>0,668534</text:p>
          </table:table-cell>
          <table:table-cell table:formula="of:=([.B147]*[.$B$297])-([.B147]*[.$B$296])+[.$B$296]" office:value-type="float" office:value="80.000016" calcext:value-type="float">
            <text:p>80,000016</text:p>
          </table:table-cell>
          <table:table-cell table:formula="of:=([.C147]*[.$B$297])-([.C147]*[.$B$296])+[.$B$296]" office:value-type="float" office:value="77.089632" calcext:value-type="float">
            <text:p>77,089632</text:p>
          </table:table-cell>
          <table:table-cell table:formula="of:=([.D147]-[.E147])^2" office:value-type="float" office:value="8.47033502745613" calcext:value-type="float">
            <text:p>8,47033502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5" calcext:value-type="float">
            <text:p>0,75</text:p>
          </table:table-cell>
          <table:table-cell office:value-type="float" office:value="0.668755" calcext:value-type="float">
            <text:p>0,668755</text:p>
          </table:table-cell>
          <table:table-cell table:formula="of:=([.B148]*[.$B$297])-([.B148]*[.$B$296])+[.$B$296]" office:value-type="float" office:value="81" calcext:value-type="float">
            <text:p>81</text:p>
          </table:table-cell>
          <table:table-cell table:formula="of:=([.C148]*[.$B$297])-([.C148]*[.$B$296])+[.$B$296]" office:value-type="float" office:value="77.10024" calcext:value-type="float">
            <text:p>77,10024</text:p>
          </table:table-cell>
          <table:table-cell table:formula="of:=([.D148]-[.E148])^2" office:value-type="float" office:value="15.2081280576" calcext:value-type="float">
            <text:p>15,20812805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739602" calcext:value-type="float">
            <text:p>0,739602</text:p>
          </table:table-cell>
          <table:table-cell table:formula="of:=([.B149]*[.$B$297])-([.B149]*[.$B$296])+[.$B$296]" office:value-type="float" office:value="62.000016" calcext:value-type="float">
            <text:p>62,000016</text:p>
          </table:table-cell>
          <table:table-cell table:formula="of:=([.C149]*[.$B$297])-([.C149]*[.$B$296])+[.$B$296]" office:value-type="float" office:value="80.500896" calcext:value-type="float">
            <text:p>80,500896</text:p>
          </table:table-cell>
          <table:table-cell table:formula="of:=([.D149]-[.E149])^2" office:value-type="float" office:value="342.2825607744" calcext:value-type="float">
            <text:p>342,282560774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430518" calcext:value-type="float">
            <text:p>0,430518</text:p>
          </table:table-cell>
          <table:table-cell table:formula="of:=([.B150]*[.$B$297])-([.B150]*[.$B$296])+[.$B$296]" office:value-type="float" office:value="81.999984" calcext:value-type="float">
            <text:p>81,999984</text:p>
          </table:table-cell>
          <table:table-cell table:formula="of:=([.C150]*[.$B$297])-([.C150]*[.$B$296])+[.$B$296]" office:value-type="float" office:value="65.664864" calcext:value-type="float">
            <text:p>65,664864</text:p>
          </table:table-cell>
          <table:table-cell table:formula="of:=([.D150]-[.E150])^2" office:value-type="float" office:value="266.8361454144" calcext:value-type="float">
            <text:p>266,8361454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637578" calcext:value-type="float">
            <text:p>0,637578</text:p>
          </table:table-cell>
          <table:table-cell table:formula="of:=([.B151]*[.$B$297])-([.B151]*[.$B$296])+[.$B$296]" office:value-type="float" office:value="59.000016" calcext:value-type="float">
            <text:p>59,000016</text:p>
          </table:table-cell>
          <table:table-cell table:formula="of:=([.C151]*[.$B$297])-([.C151]*[.$B$296])+[.$B$296]" office:value-type="float" office:value="75.603744" calcext:value-type="float">
            <text:p>75,603744</text:p>
          </table:table-cell>
          <table:table-cell table:formula="of:=([.D151]-[.E151])^2" office:value-type="float" office:value="275.683783497984" calcext:value-type="float">
            <text:p>275,6837834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302987" calcext:value-type="float">
            <text:p>0,302987</text:p>
          </table:table-cell>
          <table:table-cell table:formula="of:=([.B152]*[.$B$297])-([.B152]*[.$B$296])+[.$B$296]" office:value-type="float" office:value="83.000016" calcext:value-type="float">
            <text:p>83,000016</text:p>
          </table:table-cell>
          <table:table-cell table:formula="of:=([.C152]*[.$B$297])-([.C152]*[.$B$296])+[.$B$296]" office:value-type="float" office:value="59.543376" calcext:value-type="float">
            <text:p>59,543376</text:p>
          </table:table-cell>
          <table:table-cell table:formula="of:=([.D152]-[.E152])^2" office:value-type="float" office:value="550.213960089601" calcext:value-type="float">
            <text:p>550,21396008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80834" calcext:value-type="float">
            <text:p>0,580834</text:p>
          </table:table-cell>
          <table:table-cell table:formula="of:=([.B153]*[.$B$297])-([.B153]*[.$B$296])+[.$B$296]" office:value-type="float" office:value="60.999984" calcext:value-type="float">
            <text:p>60,999984</text:p>
          </table:table-cell>
          <table:table-cell table:formula="of:=([.C153]*[.$B$297])-([.C153]*[.$B$296])+[.$B$296]" office:value-type="float" office:value="72.880032" calcext:value-type="float">
            <text:p>72,880032</text:p>
          </table:table-cell>
          <table:table-cell table:formula="of:=([.D153]-[.E153])^2" office:value-type="float" office:value="141.135540482304" calcext:value-type="float">
            <text:p>141,13554048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417787" calcext:value-type="float">
            <text:p>0,417787</text:p>
          </table:table-cell>
          <table:table-cell table:formula="of:=([.B154]*[.$B$297])-([.B154]*[.$B$296])+[.$B$296]" office:value-type="float" office:value="77.000016" calcext:value-type="float">
            <text:p>77,000016</text:p>
          </table:table-cell>
          <table:table-cell table:formula="of:=([.C154]*[.$B$297])-([.C154]*[.$B$296])+[.$B$296]" office:value-type="float" office:value="65.053776" calcext:value-type="float">
            <text:p>65,053776</text:p>
          </table:table-cell>
          <table:table-cell table:formula="of:=([.D154]-[.E154])^2" office:value-type="float" office:value="142.7126501376" calcext:value-type="float">
            <text:p>142,71265013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10042" calcext:value-type="float">
            <text:p>0,510042</text:p>
          </table:table-cell>
          <table:table-cell table:formula="of:=([.B155]*[.$B$297])-([.B155]*[.$B$296])+[.$B$296]" office:value-type="float" office:value="72.999984" calcext:value-type="float">
            <text:p>72,999984</text:p>
          </table:table-cell>
          <table:table-cell table:formula="of:=([.C155]*[.$B$297])-([.C155]*[.$B$296])+[.$B$296]" office:value-type="float" office:value="69.482016" calcext:value-type="float">
            <text:p>69,482016</text:p>
          </table:table-cell>
          <table:table-cell table:formula="of:=([.D155]-[.E155])^2" office:value-type="float" office:value="12.376098849024" calcext:value-type="float">
            <text:p>12,3760988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07034" calcext:value-type="float">
            <text:p>0,607034</text:p>
          </table:table-cell>
          <table:table-cell table:formula="of:=([.B156]*[.$B$297])-([.B156]*[.$B$296])+[.$B$296]" office:value-type="float" office:value="74.000016" calcext:value-type="float">
            <text:p>74,000016</text:p>
          </table:table-cell>
          <table:table-cell table:formula="of:=([.C156]*[.$B$297])-([.C156]*[.$B$296])+[.$B$296]" office:value-type="float" office:value="74.137632" calcext:value-type="float">
            <text:p>74,137632</text:p>
          </table:table-cell>
          <table:table-cell table:formula="of:=([.D156]-[.E156])^2" office:value-type="float" office:value="0.0189381634559984" calcext:value-type="float">
            <text:p>0,01893816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548846" calcext:value-type="float">
            <text:p>0,548846</text:p>
          </table:table-cell>
          <table:table-cell table:formula="of:=([.B157]*[.$B$297])-([.B157]*[.$B$296])+[.$B$296]" office:value-type="float" office:value="59.000016" calcext:value-type="float">
            <text:p>59,000016</text:p>
          </table:table-cell>
          <table:table-cell table:formula="of:=([.C157]*[.$B$297])-([.C157]*[.$B$296])+[.$B$296]" office:value-type="float" office:value="71.344608" calcext:value-type="float">
            <text:p>71,344608</text:p>
          </table:table-cell>
          <table:table-cell table:formula="of:=([.D157]-[.E157])^2" office:value-type="float" office:value="152.388951646464" calcext:value-type="float">
            <text:p>152,38895164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75" calcext:value-type="float">
            <text:p>0,375</text:p>
          </table:table-cell>
          <table:table-cell office:value-type="float" office:value="0.435729" calcext:value-type="float">
            <text:p>0,435729</text:p>
          </table:table-cell>
          <table:table-cell table:formula="of:=([.B158]*[.$B$297])-([.B158]*[.$B$296])+[.$B$296]" office:value-type="float" office:value="63" calcext:value-type="float">
            <text:p>63</text:p>
          </table:table-cell>
          <table:table-cell table:formula="of:=([.C158]*[.$B$297])-([.C158]*[.$B$296])+[.$B$296]" office:value-type="float" office:value="65.914992" calcext:value-type="float">
            <text:p>65,914992</text:p>
          </table:table-cell>
          <table:table-cell table:formula="of:=([.D158]-[.E158])^2" office:value-type="float" office:value="8.49717836006399" calcext:value-type="float">
            <text:p>8,49717836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" calcext:value-type="float">
            <text:p>0,5</text:p>
          </table:table-cell>
          <table:table-cell office:value-type="float" office:value="0.36537" calcext:value-type="float">
            <text:p>0,36537</text:p>
          </table:table-cell>
          <table:table-cell table:formula="of:=([.B159]*[.$B$297])-([.B159]*[.$B$296])+[.$B$296]" office:value-type="float" office:value="69" calcext:value-type="float">
            <text:p>69</text:p>
          </table:table-cell>
          <table:table-cell table:formula="of:=([.C159]*[.$B$297])-([.C159]*[.$B$296])+[.$B$296]" office:value-type="float" office:value="62.53776" calcext:value-type="float">
            <text:p>62,53776</text:p>
          </table:table-cell>
          <table:table-cell table:formula="of:=([.D159]-[.E159])^2" office:value-type="float" office:value="41.7605458176" calcext:value-type="float">
            <text:p>41,76054581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490522" calcext:value-type="float">
            <text:p>0,490522</text:p>
          </table:table-cell>
          <table:table-cell table:formula="of:=([.B160]*[.$B$297])-([.B160]*[.$B$296])+[.$B$296]" office:value-type="float" office:value="72" calcext:value-type="float">
            <text:p>72</text:p>
          </table:table-cell>
          <table:table-cell table:formula="of:=([.C160]*[.$B$297])-([.C160]*[.$B$296])+[.$B$296]" office:value-type="float" office:value="68.545056" calcext:value-type="float">
            <text:p>68,545056</text:p>
          </table:table-cell>
          <table:table-cell table:formula="of:=([.D160]-[.E160])^2" office:value-type="float" office:value="11.9366380431361" calcext:value-type="float">
            <text:p>11,93663804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57324" calcext:value-type="float">
            <text:p>0,557324</text:p>
          </table:table-cell>
          <table:table-cell table:formula="of:=([.B161]*[.$B$297])-([.B161]*[.$B$296])+[.$B$296]" office:value-type="float" office:value="72.999984" calcext:value-type="float">
            <text:p>72,999984</text:p>
          </table:table-cell>
          <table:table-cell table:formula="of:=([.C161]*[.$B$297])-([.C161]*[.$B$296])+[.$B$296]" office:value-type="float" office:value="71.751552" calcext:value-type="float">
            <text:p>71,751552</text:p>
          </table:table-cell>
          <table:table-cell table:formula="of:=([.D161]-[.E161])^2" office:value-type="float" office:value="1.55858245862398" calcext:value-type="float">
            <text:p>1,558582458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2553" calcext:value-type="float">
            <text:p>0,62553</text:p>
          </table:table-cell>
          <table:table-cell table:formula="of:=([.B162]*[.$B$297])-([.B162]*[.$B$296])+[.$B$296]" office:value-type="float" office:value="72" calcext:value-type="float">
            <text:p>72</text:p>
          </table:table-cell>
          <table:table-cell table:formula="of:=([.C162]*[.$B$297])-([.C162]*[.$B$296])+[.$B$296]" office:value-type="float" office:value="75.02544" calcext:value-type="float">
            <text:p>75,02544</text:p>
          </table:table-cell>
          <table:table-cell table:formula="of:=([.D162]-[.E162])^2" office:value-type="float" office:value="9.15328719360002" calcext:value-type="float">
            <text:p>9,15328719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611104" calcext:value-type="float">
            <text:p>0,611104</text:p>
          </table:table-cell>
          <table:table-cell table:formula="of:=([.B163]*[.$B$297])-([.B163]*[.$B$296])+[.$B$296]" office:value-type="float" office:value="72.999984" calcext:value-type="float">
            <text:p>72,999984</text:p>
          </table:table-cell>
          <table:table-cell table:formula="of:=([.C163]*[.$B$297])-([.C163]*[.$B$296])+[.$B$296]" office:value-type="float" office:value="74.332992" calcext:value-type="float">
            <text:p>74,332992</text:p>
          </table:table-cell>
          <table:table-cell table:formula="of:=([.D163]-[.E163])^2" office:value-type="float" office:value="1.77691032806398" calcext:value-type="float">
            <text:p>1,77691032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02846" calcext:value-type="float">
            <text:p>0,602846</text:p>
          </table:table-cell>
          <table:table-cell table:formula="of:=([.B164]*[.$B$297])-([.B164]*[.$B$296])+[.$B$296]" office:value-type="float" office:value="74.000016" calcext:value-type="float">
            <text:p>74,000016</text:p>
          </table:table-cell>
          <table:table-cell table:formula="of:=([.C164]*[.$B$297])-([.C164]*[.$B$296])+[.$B$296]" office:value-type="float" office:value="73.936608" calcext:value-type="float">
            <text:p>73,936608</text:p>
          </table:table-cell>
          <table:table-cell table:formula="of:=([.D164]-[.E164])^2" office:value-type="float" office:value="0.00402057446399943" calcext:value-type="float">
            <text:p>0,00402057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607433" calcext:value-type="float">
            <text:p>0,607433</text:p>
          </table:table-cell>
          <table:table-cell table:formula="of:=([.B165]*[.$B$297])-([.B165]*[.$B$296])+[.$B$296]" office:value-type="float" office:value="72.999984" calcext:value-type="float">
            <text:p>72,999984</text:p>
          </table:table-cell>
          <table:table-cell table:formula="of:=([.C165]*[.$B$297])-([.C165]*[.$B$296])+[.$B$296]" office:value-type="float" office:value="74.156784" calcext:value-type="float">
            <text:p>74,156784</text:p>
          </table:table-cell>
          <table:table-cell table:formula="of:=([.D165]-[.E165])^2" office:value-type="float" office:value="1.33818624000001" calcext:value-type="float">
            <text:p>1,338186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95747" calcext:value-type="float">
            <text:p>0,595747</text:p>
          </table:table-cell>
          <table:table-cell table:formula="of:=([.B166]*[.$B$297])-([.B166]*[.$B$296])+[.$B$296]" office:value-type="float" office:value="74.000016" calcext:value-type="float">
            <text:p>74,000016</text:p>
          </table:table-cell>
          <table:table-cell table:formula="of:=([.C166]*[.$B$297])-([.C166]*[.$B$296])+[.$B$296]" office:value-type="float" office:value="73.595856" calcext:value-type="float">
            <text:p>73,595856</text:p>
          </table:table-cell>
          <table:table-cell table:formula="of:=([.D166]-[.E166])^2" office:value-type="float" office:value="0.163345305600004" calcext:value-type="float">
            <text:p>0,16334530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09341" calcext:value-type="float">
            <text:p>0,609341</text:p>
          </table:table-cell>
          <table:table-cell table:formula="of:=([.B167]*[.$B$297])-([.B167]*[.$B$296])+[.$B$296]" office:value-type="float" office:value="75.999984" calcext:value-type="float">
            <text:p>75,999984</text:p>
          </table:table-cell>
          <table:table-cell table:formula="of:=([.C167]*[.$B$297])-([.C167]*[.$B$296])+[.$B$296]" office:value-type="float" office:value="74.248368" calcext:value-type="float">
            <text:p>74,248368</text:p>
          </table:table-cell>
          <table:table-cell table:formula="of:=([.D167]-[.E167])^2" office:value-type="float" office:value="3.06815861145599" calcext:value-type="float">
            <text:p>3,06815861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33672" calcext:value-type="float">
            <text:p>0,633672</text:p>
          </table:table-cell>
          <table:table-cell table:formula="of:=([.B168]*[.$B$297])-([.B168]*[.$B$296])+[.$B$296]" office:value-type="float" office:value="77.000016" calcext:value-type="float">
            <text:p>77,000016</text:p>
          </table:table-cell>
          <table:table-cell table:formula="of:=([.C168]*[.$B$297])-([.C168]*[.$B$296])+[.$B$296]" office:value-type="float" office:value="75.416256" calcext:value-type="float">
            <text:p>75,416256</text:p>
          </table:table-cell>
          <table:table-cell table:formula="of:=([.D168]-[.E168])^2" office:value-type="float" office:value="2.50829573759999" calcext:value-type="float">
            <text:p>2,50829573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9129" calcext:value-type="float">
            <text:p>0,649129</text:p>
          </table:table-cell>
          <table:table-cell table:formula="of:=([.B169]*[.$B$297])-([.B169]*[.$B$296])+[.$B$296]" office:value-type="float" office:value="78" calcext:value-type="float">
            <text:p>78</text:p>
          </table:table-cell>
          <table:table-cell table:formula="of:=([.C169]*[.$B$297])-([.C169]*[.$B$296])+[.$B$296]" office:value-type="float" office:value="76.158192" calcext:value-type="float">
            <text:p>76,158192</text:p>
          </table:table-cell>
          <table:table-cell table:formula="of:=([.D169]-[.E169])^2" office:value-type="float" office:value="3.392256708864" calcext:value-type="float">
            <text:p>3,39225670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67488" calcext:value-type="float">
            <text:p>0,667488</text:p>
          </table:table-cell>
          <table:table-cell table:formula="of:=([.B170]*[.$B$297])-([.B170]*[.$B$296])+[.$B$296]" office:value-type="float" office:value="78.999984" calcext:value-type="float">
            <text:p>78,999984</text:p>
          </table:table-cell>
          <table:table-cell table:formula="of:=([.C170]*[.$B$297])-([.C170]*[.$B$296])+[.$B$296]" office:value-type="float" office:value="77.039424" calcext:value-type="float">
            <text:p>77,039424</text:p>
          </table:table-cell>
          <table:table-cell table:formula="of:=([.D170]-[.E170])^2" office:value-type="float" office:value="3.8437955136" calcext:value-type="float">
            <text:p>3,84379551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8027" calcext:value-type="float">
            <text:p>0,68027</text:p>
          </table:table-cell>
          <table:table-cell table:formula="of:=([.B171]*[.$B$297])-([.B171]*[.$B$296])+[.$B$296]" office:value-type="float" office:value="80.000016" calcext:value-type="float">
            <text:p>80,000016</text:p>
          </table:table-cell>
          <table:table-cell table:formula="of:=([.C171]*[.$B$297])-([.C171]*[.$B$296])+[.$B$296]" office:value-type="float" office:value="77.65296" calcext:value-type="float">
            <text:p>77,65296</text:p>
          </table:table-cell>
          <table:table-cell table:formula="of:=([.D171]-[.E171])^2" office:value-type="float" office:value="5.50867186713604" calcext:value-type="float">
            <text:p>5,50867186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89449" calcext:value-type="float">
            <text:p>0,689449</text:p>
          </table:table-cell>
          <table:table-cell table:formula="of:=([.B172]*[.$B$297])-([.B172]*[.$B$296])+[.$B$296]" office:value-type="float" office:value="80.000016" calcext:value-type="float">
            <text:p>80,000016</text:p>
          </table:table-cell>
          <table:table-cell table:formula="of:=([.C172]*[.$B$297])-([.C172]*[.$B$296])+[.$B$296]" office:value-type="float" office:value="78.093552" calcext:value-type="float">
            <text:p>78,093552</text:p>
          </table:table-cell>
          <table:table-cell table:formula="of:=([.D172]-[.E172])^2" office:value-type="float" office:value="3.63460498329605" calcext:value-type="float">
            <text:p>3,63460498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89035" calcext:value-type="float">
            <text:p>0,689035</text:p>
          </table:table-cell>
          <table:table-cell table:formula="of:=([.B173]*[.$B$297])-([.B173]*[.$B$296])+[.$B$296]" office:value-type="float" office:value="75" calcext:value-type="float">
            <text:p>75</text:p>
          </table:table-cell>
          <table:table-cell table:formula="of:=([.C173]*[.$B$297])-([.C173]*[.$B$296])+[.$B$296]" office:value-type="float" office:value="78.07368" calcext:value-type="float">
            <text:p>78,07368</text:p>
          </table:table-cell>
          <table:table-cell table:formula="of:=([.D173]-[.E173])^2" office:value-type="float" office:value="9.44750874239998" calcext:value-type="float">
            <text:p>9,44750874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617817" calcext:value-type="float">
            <text:p>0,617817</text:p>
          </table:table-cell>
          <table:table-cell table:formula="of:=([.B174]*[.$B$297])-([.B174]*[.$B$296])+[.$B$296]" office:value-type="float" office:value="66.999984" calcext:value-type="float">
            <text:p>66,999984</text:p>
          </table:table-cell>
          <table:table-cell table:formula="of:=([.C174]*[.$B$297])-([.C174]*[.$B$296])+[.$B$296]" office:value-type="float" office:value="74.655216" calcext:value-type="float">
            <text:p>74,655216</text:p>
          </table:table-cell>
          <table:table-cell table:formula="of:=([.D174]-[.E174])^2" office:value-type="float" office:value="58.602576973824" calcext:value-type="float">
            <text:p>58,60257697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473645" calcext:value-type="float">
            <text:p>0,473645</text:p>
          </table:table-cell>
          <table:table-cell table:formula="of:=([.B175]*[.$B$297])-([.B175]*[.$B$296])+[.$B$296]" office:value-type="float" office:value="63.999984" calcext:value-type="float">
            <text:p>63,999984</text:p>
          </table:table-cell>
          <table:table-cell table:formula="of:=([.C175]*[.$B$297])-([.C175]*[.$B$296])+[.$B$296]" office:value-type="float" office:value="67.73496" calcext:value-type="float">
            <text:p>67,73496</text:p>
          </table:table-cell>
          <table:table-cell table:formula="of:=([.D175]-[.E175])^2" office:value-type="float" office:value="13.950045720576" calcext:value-type="float">
            <text:p>13,95004572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8659" calcext:value-type="float">
            <text:p>0,38659</text:p>
          </table:table-cell>
          <table:table-cell table:formula="of:=([.B176]*[.$B$297])-([.B176]*[.$B$296])+[.$B$296]" office:value-type="float" office:value="60.999984" calcext:value-type="float">
            <text:p>60,999984</text:p>
          </table:table-cell>
          <table:table-cell table:formula="of:=([.C176]*[.$B$297])-([.C176]*[.$B$296])+[.$B$296]" office:value-type="float" office:value="63.55632" calcext:value-type="float">
            <text:p>63,55632</text:p>
          </table:table-cell>
          <table:table-cell table:formula="of:=([.D176]-[.E176])^2" office:value-type="float" office:value="6.53485374489601" calcext:value-type="float">
            <text:p>6,53485374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18892" calcext:value-type="float">
            <text:p>0,318892</text:p>
          </table:table-cell>
          <table:table-cell table:formula="of:=([.B177]*[.$B$297])-([.B177]*[.$B$296])+[.$B$296]" office:value-type="float" office:value="60" calcext:value-type="float">
            <text:p>60</text:p>
          </table:table-cell>
          <table:table-cell table:formula="of:=([.C177]*[.$B$297])-([.C177]*[.$B$296])+[.$B$296]" office:value-type="float" office:value="60.306816" calcext:value-type="float">
            <text:p>60,306816</text:p>
          </table:table-cell>
          <table:table-cell table:formula="of:=([.D177]-[.E177])^2" office:value-type="float" office:value="0.0941360578559986" calcext:value-type="float">
            <text:p>0,09413605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333136" calcext:value-type="float">
            <text:p>0,333136</text:p>
          </table:table-cell>
          <table:table-cell table:formula="of:=([.B178]*[.$B$297])-([.B178]*[.$B$296])+[.$B$296]" office:value-type="float" office:value="59.000016" calcext:value-type="float">
            <text:p>59,000016</text:p>
          </table:table-cell>
          <table:table-cell table:formula="of:=([.C178]*[.$B$297])-([.C178]*[.$B$296])+[.$B$296]" office:value-type="float" office:value="60.990528" calcext:value-type="float">
            <text:p>60,990528</text:p>
          </table:table-cell>
          <table:table-cell table:formula="of:=([.D178]-[.E178])^2" office:value-type="float" office:value="3.96213802214398" calcext:value-type="float">
            <text:p>3,96213802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361396" calcext:value-type="float">
            <text:p>0,361396</text:p>
          </table:table-cell>
          <table:table-cell table:formula="of:=([.B179]*[.$B$297])-([.B179]*[.$B$296])+[.$B$296]" office:value-type="float" office:value="57.999984" calcext:value-type="float">
            <text:p>57,999984</text:p>
          </table:table-cell>
          <table:table-cell table:formula="of:=([.C179]*[.$B$297])-([.C179]*[.$B$296])+[.$B$296]" office:value-type="float" office:value="62.347008" calcext:value-type="float">
            <text:p>62,347008</text:p>
          </table:table-cell>
          <table:table-cell table:formula="of:=([.D179]-[.E179])^2" office:value-type="float" office:value="18.896617656576" calcext:value-type="float">
            <text:p>18,89661765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366301" calcext:value-type="float">
            <text:p>0,366301</text:p>
          </table:table-cell>
          <table:table-cell table:formula="of:=([.B180]*[.$B$297])-([.B180]*[.$B$296])+[.$B$296]" office:value-type="float" office:value="56.000016" calcext:value-type="float">
            <text:p>56,000016</text:p>
          </table:table-cell>
          <table:table-cell table:formula="of:=([.C180]*[.$B$297])-([.C180]*[.$B$296])+[.$B$296]" office:value-type="float" office:value="62.582448" calcext:value-type="float">
            <text:p>62,582448</text:p>
          </table:table-cell>
          <table:table-cell table:formula="of:=([.D180]-[.E180])^2" office:value-type="float" office:value="43.328411034624" calcext:value-type="float">
            <text:p>43,32841103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348124" calcext:value-type="float">
            <text:p>0,348124</text:p>
          </table:table-cell>
          <table:table-cell table:formula="of:=([.B181]*[.$B$297])-([.B181]*[.$B$296])+[.$B$296]" office:value-type="float" office:value="56.000016" calcext:value-type="float">
            <text:p>56,000016</text:p>
          </table:table-cell>
          <table:table-cell table:formula="of:=([.C181]*[.$B$297])-([.C181]*[.$B$296])+[.$B$296]" office:value-type="float" office:value="61.709952" calcext:value-type="float">
            <text:p>61,709952</text:p>
          </table:table-cell>
          <table:table-cell table:formula="of:=([.D181]-[.E181])^2" office:value-type="float" office:value="32.603369124096" calcext:value-type="float">
            <text:p>32,60336912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350711" calcext:value-type="float">
            <text:p>0,350711</text:p>
          </table:table-cell>
          <table:table-cell table:formula="of:=([.B182]*[.$B$297])-([.B182]*[.$B$296])+[.$B$296]" office:value-type="float" office:value="59.000016" calcext:value-type="float">
            <text:p>59,000016</text:p>
          </table:table-cell>
          <table:table-cell table:formula="of:=([.C182]*[.$B$297])-([.C182]*[.$B$296])+[.$B$296]" office:value-type="float" office:value="61.834128" calcext:value-type="float">
            <text:p>61,834128</text:p>
          </table:table-cell>
          <table:table-cell table:formula="of:=([.D182]-[.E182])^2" office:value-type="float" office:value="8.03219082854399" calcext:value-type="float">
            <text:p>8,03219082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391365" calcext:value-type="float">
            <text:p>0,391365</text:p>
          </table:table-cell>
          <table:table-cell table:formula="of:=([.B183]*[.$B$297])-([.B183]*[.$B$296])+[.$B$296]" office:value-type="float" office:value="65.000016" calcext:value-type="float">
            <text:p>65,000016</text:p>
          </table:table-cell>
          <table:table-cell table:formula="of:=([.C183]*[.$B$297])-([.C183]*[.$B$296])+[.$B$296]" office:value-type="float" office:value="63.78552" calcext:value-type="float">
            <text:p>63,78552</text:p>
          </table:table-cell>
          <table:table-cell table:formula="of:=([.D183]-[.E183])^2" office:value-type="float" office:value="1.47500053401598" calcext:value-type="float">
            <text:p>1,4750005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" calcext:value-type="float">
            <text:p>0,5</text:p>
          </table:table-cell>
          <table:table-cell office:value-type="float" office:value="0.477277" calcext:value-type="float">
            <text:p>0,477277</text:p>
          </table:table-cell>
          <table:table-cell table:formula="of:=([.B184]*[.$B$297])-([.B184]*[.$B$296])+[.$B$296]" office:value-type="float" office:value="69" calcext:value-type="float">
            <text:p>69</text:p>
          </table:table-cell>
          <table:table-cell table:formula="of:=([.C184]*[.$B$297])-([.C184]*[.$B$296])+[.$B$296]" office:value-type="float" office:value="67.909296" calcext:value-type="float">
            <text:p>67,909296</text:p>
          </table:table-cell>
          <table:table-cell table:formula="of:=([.D184]-[.E184])^2" office:value-type="float" office:value="1.18963521561601" calcext:value-type="float">
            <text:p>1,18963521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" calcext:value-type="float">
            <text:p>0,5</text:p>
          </table:table-cell>
          <table:table-cell office:value-type="float" office:value="0.543364" calcext:value-type="float">
            <text:p>0,543364</text:p>
          </table:table-cell>
          <table:table-cell table:formula="of:=([.B185]*[.$B$297])-([.B185]*[.$B$296])+[.$B$296]" office:value-type="float" office:value="69" calcext:value-type="float">
            <text:p>69</text:p>
          </table:table-cell>
          <table:table-cell table:formula="of:=([.C185]*[.$B$297])-([.C185]*[.$B$296])+[.$B$296]" office:value-type="float" office:value="71.081472" calcext:value-type="float">
            <text:p>71,081472</text:p>
          </table:table-cell>
          <table:table-cell table:formula="of:=([.D185]-[.E185])^2" office:value-type="float" office:value="4.33252568678402" calcext:value-type="float">
            <text:p>4,33252568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78271" calcext:value-type="float">
            <text:p>0,578271</text:p>
          </table:table-cell>
          <table:table-cell table:formula="of:=([.B186]*[.$B$297])-([.B186]*[.$B$296])+[.$B$296]" office:value-type="float" office:value="74.000016" calcext:value-type="float">
            <text:p>74,000016</text:p>
          </table:table-cell>
          <table:table-cell table:formula="of:=([.C186]*[.$B$297])-([.C186]*[.$B$296])+[.$B$296]" office:value-type="float" office:value="72.757008" calcext:value-type="float">
            <text:p>72,757008</text:p>
          </table:table-cell>
          <table:table-cell table:formula="of:=([.D186]-[.E186])^2" office:value-type="float" office:value="1.54506888806401" calcext:value-type="float">
            <text:p>1,545068888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24276" calcext:value-type="float">
            <text:p>0,624276</text:p>
          </table:table-cell>
          <table:table-cell table:formula="of:=([.B187]*[.$B$297])-([.B187]*[.$B$296])+[.$B$296]" office:value-type="float" office:value="74.000016" calcext:value-type="float">
            <text:p>74,000016</text:p>
          </table:table-cell>
          <table:table-cell table:formula="of:=([.C187]*[.$B$297])-([.C187]*[.$B$296])+[.$B$296]" office:value-type="float" office:value="74.965248" calcext:value-type="float">
            <text:p>74,965248</text:p>
          </table:table-cell>
          <table:table-cell table:formula="of:=([.D187]-[.E187])^2" office:value-type="float" office:value="0.931672813824001" calcext:value-type="float">
            <text:p>0,93167281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20827" calcext:value-type="float">
            <text:p>0,620827</text:p>
          </table:table-cell>
          <table:table-cell table:formula="of:=([.B188]*[.$B$297])-([.B188]*[.$B$296])+[.$B$296]" office:value-type="float" office:value="71.000016" calcext:value-type="float">
            <text:p>71,000016</text:p>
          </table:table-cell>
          <table:table-cell table:formula="of:=([.C188]*[.$B$297])-([.C188]*[.$B$296])+[.$B$296]" office:value-type="float" office:value="74.799696" calcext:value-type="float">
            <text:p>74,799696</text:p>
          </table:table-cell>
          <table:table-cell table:formula="of:=([.D188]-[.E188])^2" office:value-type="float" office:value="14.4375681024" calcext:value-type="float">
            <text:p>14,43756810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25" calcext:value-type="float">
            <text:p>0,625</text:p>
          </table:table-cell>
          <table:table-cell office:value-type="float" office:value="0.589829" calcext:value-type="float">
            <text:p>0,589829</text:p>
          </table:table-cell>
          <table:table-cell table:formula="of:=([.B189]*[.$B$297])-([.B189]*[.$B$296])+[.$B$296]" office:value-type="float" office:value="75" calcext:value-type="float">
            <text:p>75</text:p>
          </table:table-cell>
          <table:table-cell table:formula="of:=([.C189]*[.$B$297])-([.C189]*[.$B$296])+[.$B$296]" office:value-type="float" office:value="73.311792" calcext:value-type="float">
            <text:p>73,311792</text:p>
          </table:table-cell>
          <table:table-cell table:formula="of:=([.D189]-[.E189])^2" office:value-type="float" office:value="2.85004625126401" calcext:value-type="float">
            <text:p>2,85004625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24067" calcext:value-type="float">
            <text:p>0,624067</text:p>
          </table:table-cell>
          <table:table-cell table:formula="of:=([.B190]*[.$B$297])-([.B190]*[.$B$296])+[.$B$296]" office:value-type="float" office:value="74.000016" calcext:value-type="float">
            <text:p>74,000016</text:p>
          </table:table-cell>
          <table:table-cell table:formula="of:=([.C190]*[.$B$297])-([.C190]*[.$B$296])+[.$B$296]" office:value-type="float" office:value="74.955216" calcext:value-type="float">
            <text:p>74,955216</text:p>
          </table:table-cell>
          <table:table-cell table:formula="of:=([.D190]-[.E190])^2" office:value-type="float" office:value="0.912407040000009" calcext:value-type="float">
            <text:p>0,912407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05141" calcext:value-type="float">
            <text:p>0,605141</text:p>
          </table:table-cell>
          <table:table-cell table:formula="of:=([.B191]*[.$B$297])-([.B191]*[.$B$296])+[.$B$296]" office:value-type="float" office:value="77.000016" calcext:value-type="float">
            <text:p>77,000016</text:p>
          </table:table-cell>
          <table:table-cell table:formula="of:=([.C191]*[.$B$297])-([.C191]*[.$B$296])+[.$B$296]" office:value-type="float" office:value="74.046768" calcext:value-type="float">
            <text:p>74,046768</text:p>
          </table:table-cell>
          <table:table-cell table:formula="of:=([.D191]-[.E191])^2" office:value-type="float" office:value="8.7216737495041" calcext:value-type="float">
            <text:p>8,72167374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304" calcext:value-type="float">
            <text:p>0,64304</text:p>
          </table:table-cell>
          <table:table-cell table:formula="of:=([.B192]*[.$B$297])-([.B192]*[.$B$296])+[.$B$296]" office:value-type="float" office:value="78" calcext:value-type="float">
            <text:p>78</text:p>
          </table:table-cell>
          <table:table-cell table:formula="of:=([.C192]*[.$B$297])-([.C192]*[.$B$296])+[.$B$296]" office:value-type="float" office:value="75.86592" calcext:value-type="float">
            <text:p>75,86592</text:p>
          </table:table-cell>
          <table:table-cell table:formula="of:=([.D192]-[.E192])^2" office:value-type="float" office:value="4.55429744639999" calcext:value-type="float">
            <text:p>4,55429744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71715" calcext:value-type="float">
            <text:p>0,671715</text:p>
          </table:table-cell>
          <table:table-cell table:formula="of:=([.B193]*[.$B$297])-([.B193]*[.$B$296])+[.$B$296]" office:value-type="float" office:value="75.999984" calcext:value-type="float">
            <text:p>75,999984</text:p>
          </table:table-cell>
          <table:table-cell table:formula="of:=([.C193]*[.$B$297])-([.C193]*[.$B$296])+[.$B$296]" office:value-type="float" office:value="77.24232" calcext:value-type="float">
            <text:p>77,24232</text:p>
          </table:table-cell>
          <table:table-cell table:formula="of:=([.D193]-[.E193])^2" office:value-type="float" office:value="1.54339873689599" calcext:value-type="float">
            <text:p>1,543398736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39453" calcext:value-type="float">
            <text:p>0,639453</text:p>
          </table:table-cell>
          <table:table-cell table:formula="of:=([.B194]*[.$B$297])-([.B194]*[.$B$296])+[.$B$296]" office:value-type="float" office:value="77.000016" calcext:value-type="float">
            <text:p>77,000016</text:p>
          </table:table-cell>
          <table:table-cell table:formula="of:=([.C194]*[.$B$297])-([.C194]*[.$B$296])+[.$B$296]" office:value-type="float" office:value="75.693744" calcext:value-type="float">
            <text:p>75,693744</text:p>
          </table:table-cell>
          <table:table-cell table:formula="of:=([.D194]-[.E194])^2" office:value-type="float" office:value="1.70634653798402" calcext:value-type="float">
            <text:p>1,7063465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49032" calcext:value-type="float">
            <text:p>0,649032</text:p>
          </table:table-cell>
          <table:table-cell table:formula="of:=([.B195]*[.$B$297])-([.B195]*[.$B$296])+[.$B$296]" office:value-type="float" office:value="77.000016" calcext:value-type="float">
            <text:p>77,000016</text:p>
          </table:table-cell>
          <table:table-cell table:formula="of:=([.C195]*[.$B$297])-([.C195]*[.$B$296])+[.$B$296]" office:value-type="float" office:value="76.153536" calcext:value-type="float">
            <text:p>76,153536</text:p>
          </table:table-cell>
          <table:table-cell table:formula="of:=([.D195]-[.E195])^2" office:value-type="float" office:value="0.716528390399999" calcext:value-type="float">
            <text:p>0,71652839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44469" calcext:value-type="float">
            <text:p>0,644469</text:p>
          </table:table-cell>
          <table:table-cell table:formula="of:=([.B196]*[.$B$297])-([.B196]*[.$B$296])+[.$B$296]" office:value-type="float" office:value="75.999984" calcext:value-type="float">
            <text:p>75,999984</text:p>
          </table:table-cell>
          <table:table-cell table:formula="of:=([.C196]*[.$B$297])-([.C196]*[.$B$296])+[.$B$296]" office:value-type="float" office:value="75.934512" calcext:value-type="float">
            <text:p>75,934512</text:p>
          </table:table-cell>
          <table:table-cell table:formula="of:=([.D196]-[.E196])^2" office:value-type="float" office:value="0.00428658278399997" calcext:value-type="float">
            <text:p>0,00428658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24893" calcext:value-type="float">
            <text:p>0,624893</text:p>
          </table:table-cell>
          <table:table-cell table:formula="of:=([.B197]*[.$B$297])-([.B197]*[.$B$296])+[.$B$296]" office:value-type="float" office:value="74.000016" calcext:value-type="float">
            <text:p>74,000016</text:p>
          </table:table-cell>
          <table:table-cell table:formula="of:=([.C197]*[.$B$297])-([.C197]*[.$B$296])+[.$B$296]" office:value-type="float" office:value="74.994864" calcext:value-type="float">
            <text:p>74,994864</text:p>
          </table:table-cell>
          <table:table-cell table:formula="of:=([.D197]-[.E197])^2" office:value-type="float" office:value="0.989722543103981" calcext:value-type="float">
            <text:p>0,98972254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602516" calcext:value-type="float">
            <text:p>0,602516</text:p>
          </table:table-cell>
          <table:table-cell table:formula="of:=([.B198]*[.$B$297])-([.B198]*[.$B$296])+[.$B$296]" office:value-type="float" office:value="68.000016" calcext:value-type="float">
            <text:p>68,000016</text:p>
          </table:table-cell>
          <table:table-cell table:formula="of:=([.C198]*[.$B$297])-([.C198]*[.$B$296])+[.$B$296]" office:value-type="float" office:value="73.920768" calcext:value-type="float">
            <text:p>73,920768</text:p>
          </table:table-cell>
          <table:table-cell table:formula="of:=([.D198]-[.E198])^2" office:value-type="float" office:value="35.0553042455041" calcext:value-type="float">
            <text:p>35,05530424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01421" calcext:value-type="float">
            <text:p>0,501421</text:p>
          </table:table-cell>
          <table:table-cell table:formula="of:=([.B199]*[.$B$297])-([.B199]*[.$B$296])+[.$B$296]" office:value-type="float" office:value="60.999984" calcext:value-type="float">
            <text:p>60,999984</text:p>
          </table:table-cell>
          <table:table-cell table:formula="of:=([.C199]*[.$B$297])-([.C199]*[.$B$296])+[.$B$296]" office:value-type="float" office:value="69.068208" calcext:value-type="float">
            <text:p>69,068208</text:p>
          </table:table-cell>
          <table:table-cell table:formula="of:=([.D199]-[.E199])^2" office:value-type="float" office:value="65.096238514176" calcext:value-type="float">
            <text:p>65,09623851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365072" calcext:value-type="float">
            <text:p>0,365072</text:p>
          </table:table-cell>
          <table:table-cell table:formula="of:=([.B200]*[.$B$297])-([.B200]*[.$B$296])+[.$B$296]" office:value-type="float" office:value="57.999984" calcext:value-type="float">
            <text:p>57,999984</text:p>
          </table:table-cell>
          <table:table-cell table:formula="of:=([.C200]*[.$B$297])-([.C200]*[.$B$296])+[.$B$296]" office:value-type="float" office:value="62.523456" calcext:value-type="float">
            <text:p>62,523456</text:p>
          </table:table-cell>
          <table:table-cell table:formula="of:=([.D200]-[.E200])^2" office:value-type="float" office:value="20.461798934784" calcext:value-type="float">
            <text:p>20,46179893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,25</text:p>
          </table:table-cell>
          <table:table-cell office:value-type="float" office:value="0.285524" calcext:value-type="float">
            <text:p>0,285524</text:p>
          </table:table-cell>
          <table:table-cell table:formula="of:=([.B201]*[.$B$297])-([.B201]*[.$B$296])+[.$B$296]" office:value-type="float" office:value="57" calcext:value-type="float">
            <text:p>57</text:p>
          </table:table-cell>
          <table:table-cell table:formula="of:=([.C201]*[.$B$297])-([.C201]*[.$B$296])+[.$B$296]" office:value-type="float" office:value="58.705152" calcext:value-type="float">
            <text:p>58,705152</text:p>
          </table:table-cell>
          <table:table-cell table:formula="of:=([.D201]-[.E201])^2" office:value-type="float" office:value="2.90754334310399" calcext:value-type="float">
            <text:p>2,90754334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5" calcext:value-type="float">
            <text:p>0,25</text:p>
          </table:table-cell>
          <table:table-cell office:value-type="float" office:value="0.265485" calcext:value-type="float">
            <text:p>0,265485</text:p>
          </table:table-cell>
          <table:table-cell table:formula="of:=([.B202]*[.$B$297])-([.B202]*[.$B$296])+[.$B$296]" office:value-type="float" office:value="57" calcext:value-type="float">
            <text:p>57</text:p>
          </table:table-cell>
          <table:table-cell table:formula="of:=([.C202]*[.$B$297])-([.C202]*[.$B$296])+[.$B$296]" office:value-type="float" office:value="57.74328" calcext:value-type="float">
            <text:p>57,74328</text:p>
          </table:table-cell>
          <table:table-cell table:formula="of:=([.D202]-[.E202])^2" office:value-type="float" office:value="0.552465158399998" calcext:value-type="float">
            <text:p>0,552465158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313905" calcext:value-type="float">
            <text:p>0,313905</text:p>
          </table:table-cell>
          <table:table-cell table:formula="of:=([.B203]*[.$B$297])-([.B203]*[.$B$296])+[.$B$296]" office:value-type="float" office:value="54" calcext:value-type="float">
            <text:p>54</text:p>
          </table:table-cell>
          <table:table-cell table:formula="of:=([.C203]*[.$B$297])-([.C203]*[.$B$296])+[.$B$296]" office:value-type="float" office:value="60.06744" calcext:value-type="float">
            <text:p>60,06744</text:p>
          </table:table-cell>
          <table:table-cell table:formula="of:=([.D203]-[.E203])^2" office:value-type="float" office:value="36.8138281536001" calcext:value-type="float">
            <text:p>36,81382815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31229" calcext:value-type="float">
            <text:p>0,31229</text:p>
          </table:table-cell>
          <table:table-cell table:formula="of:=([.B204]*[.$B$297])-([.B204]*[.$B$296])+[.$B$296]" office:value-type="float" office:value="54" calcext:value-type="float">
            <text:p>54</text:p>
          </table:table-cell>
          <table:table-cell table:formula="of:=([.C204]*[.$B$297])-([.C204]*[.$B$296])+[.$B$296]" office:value-type="float" office:value="59.98992" calcext:value-type="float">
            <text:p>59,98992</text:p>
          </table:table-cell>
          <table:table-cell table:formula="of:=([.D204]-[.E204])^2" office:value-type="float" office:value="35.8791416064" calcext:value-type="float">
            <text:p>35,87914160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334058" calcext:value-type="float">
            <text:p>0,334058</text:p>
          </table:table-cell>
          <table:table-cell table:formula="of:=([.B205]*[.$B$297])-([.B205]*[.$B$296])+[.$B$296]" office:value-type="float" office:value="59.000016" calcext:value-type="float">
            <text:p>59,000016</text:p>
          </table:table-cell>
          <table:table-cell table:formula="of:=([.C205]*[.$B$297])-([.C205]*[.$B$296])+[.$B$296]" office:value-type="float" office:value="61.034784" calcext:value-type="float">
            <text:p>61,034784</text:p>
          </table:table-cell>
          <table:table-cell table:formula="of:=([.D205]-[.E205])^2" office:value-type="float" office:value="4.140280813824" calcext:value-type="float">
            <text:p>4,140280813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391309" calcext:value-type="float">
            <text:p>0,391309</text:p>
          </table:table-cell>
          <table:table-cell table:formula="of:=([.B206]*[.$B$297])-([.B206]*[.$B$296])+[.$B$296]" office:value-type="float" office:value="56.000016" calcext:value-type="float">
            <text:p>56,000016</text:p>
          </table:table-cell>
          <table:table-cell table:formula="of:=([.C206]*[.$B$297])-([.C206]*[.$B$296])+[.$B$296]" office:value-type="float" office:value="63.782832" calcext:value-type="float">
            <text:p>63,782832</text:p>
          </table:table-cell>
          <table:table-cell table:formula="of:=([.D206]-[.E206])^2" office:value-type="float" office:value="60.572224889856" calcext:value-type="float">
            <text:p>60,57222488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366484" calcext:value-type="float">
            <text:p>0,366484</text:p>
          </table:table-cell>
          <table:table-cell table:formula="of:=([.B207]*[.$B$297])-([.B207]*[.$B$296])+[.$B$296]" office:value-type="float" office:value="63.999984" calcext:value-type="float">
            <text:p>63,999984</text:p>
          </table:table-cell>
          <table:table-cell table:formula="of:=([.C207]*[.$B$297])-([.C207]*[.$B$296])+[.$B$296]" office:value-type="float" office:value="62.591232" calcext:value-type="float">
            <text:p>62,591232</text:p>
          </table:table-cell>
          <table:table-cell table:formula="of:=([.D207]-[.E207])^2" office:value-type="float" office:value="1.984582197504" calcext:value-type="float">
            <text:p>1,98458219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502044" calcext:value-type="float">
            <text:p>0,502044</text:p>
          </table:table-cell>
          <table:table-cell table:formula="of:=([.B208]*[.$B$297])-([.B208]*[.$B$296])+[.$B$296]" office:value-type="float" office:value="68.000016" calcext:value-type="float">
            <text:p>68,000016</text:p>
          </table:table-cell>
          <table:table-cell table:formula="of:=([.C208]*[.$B$297])-([.C208]*[.$B$296])+[.$B$296]" office:value-type="float" office:value="69.098112" calcext:value-type="float">
            <text:p>69,098112</text:p>
          </table:table-cell>
          <table:table-cell table:formula="of:=([.D208]-[.E208])^2" office:value-type="float" office:value="1.20581482521603" calcext:value-type="float">
            <text:p>1,205814825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08383" calcext:value-type="float">
            <text:p>0,508383</text:p>
          </table:table-cell>
          <table:table-cell table:formula="of:=([.B209]*[.$B$297])-([.B209]*[.$B$296])+[.$B$296]" office:value-type="float" office:value="72" calcext:value-type="float">
            <text:p>72</text:p>
          </table:table-cell>
          <table:table-cell table:formula="of:=([.C209]*[.$B$297])-([.C209]*[.$B$296])+[.$B$296]" office:value-type="float" office:value="69.402384" calcext:value-type="float">
            <text:p>69,402384</text:p>
          </table:table-cell>
          <table:table-cell table:formula="of:=([.D209]-[.E209])^2" office:value-type="float" office:value="6.74760888345601" calcext:value-type="float">
            <text:p>6,74760888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00162" calcext:value-type="float">
            <text:p>0,600162</text:p>
          </table:table-cell>
          <table:table-cell table:formula="of:=([.B210]*[.$B$297])-([.B210]*[.$B$296])+[.$B$296]" office:value-type="float" office:value="72" calcext:value-type="float">
            <text:p>72</text:p>
          </table:table-cell>
          <table:table-cell table:formula="of:=([.C210]*[.$B$297])-([.C210]*[.$B$296])+[.$B$296]" office:value-type="float" office:value="73.807776" calcext:value-type="float">
            <text:p>73,807776</text:p>
          </table:table-cell>
          <table:table-cell table:formula="of:=([.D210]-[.E210])^2" office:value-type="float" office:value="3.26805406617596" calcext:value-type="float">
            <text:p>3,26805406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14104" calcext:value-type="float">
            <text:p>0,614104</text:p>
          </table:table-cell>
          <table:table-cell table:formula="of:=([.B211]*[.$B$297])-([.B211]*[.$B$296])+[.$B$296]" office:value-type="float" office:value="75.999984" calcext:value-type="float">
            <text:p>75,999984</text:p>
          </table:table-cell>
          <table:table-cell table:formula="of:=([.C211]*[.$B$297])-([.C211]*[.$B$296])+[.$B$296]" office:value-type="float" office:value="74.476992" calcext:value-type="float">
            <text:p>74,476992</text:p>
          </table:table-cell>
          <table:table-cell table:formula="of:=([.D211]-[.E211])^2" office:value-type="float" office:value="2.31950463206401" calcext:value-type="float">
            <text:p>2,31950463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48711" calcext:value-type="float">
            <text:p>0,648711</text:p>
          </table:table-cell>
          <table:table-cell table:formula="of:=([.B212]*[.$B$297])-([.B212]*[.$B$296])+[.$B$296]" office:value-type="float" office:value="74.000016" calcext:value-type="float">
            <text:p>74,000016</text:p>
          </table:table-cell>
          <table:table-cell table:formula="of:=([.C212]*[.$B$297])-([.C212]*[.$B$296])+[.$B$296]" office:value-type="float" office:value="76.138128" calcext:value-type="float">
            <text:p>76,138128</text:p>
          </table:table-cell>
          <table:table-cell table:formula="of:=([.D212]-[.E212])^2" office:value-type="float" office:value="4.57152292454397" calcext:value-type="float">
            <text:p>4,571522924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26027" calcext:value-type="float">
            <text:p>0,626027</text:p>
          </table:table-cell>
          <table:table-cell table:formula="of:=([.B213]*[.$B$297])-([.B213]*[.$B$296])+[.$B$296]" office:value-type="float" office:value="72" calcext:value-type="float">
            <text:p>72</text:p>
          </table:table-cell>
          <table:table-cell table:formula="of:=([.C213]*[.$B$297])-([.C213]*[.$B$296])+[.$B$296]" office:value-type="float" office:value="75.049296" calcext:value-type="float">
            <text:p>75,049296</text:p>
          </table:table-cell>
          <table:table-cell table:formula="of:=([.D213]-[.E213])^2" office:value-type="float" office:value="9.29820609561599" calcext:value-type="float">
            <text:p>9,298206095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88051" calcext:value-type="float">
            <text:p>0,588051</text:p>
          </table:table-cell>
          <table:table-cell table:formula="of:=([.B214]*[.$B$297])-([.B214]*[.$B$296])+[.$B$296]" office:value-type="float" office:value="72.999984" calcext:value-type="float">
            <text:p>72,999984</text:p>
          </table:table-cell>
          <table:table-cell table:formula="of:=([.C214]*[.$B$297])-([.C214]*[.$B$296])+[.$B$296]" office:value-type="float" office:value="73.226448" calcext:value-type="float">
            <text:p>73,226448</text:p>
          </table:table-cell>
          <table:table-cell table:formula="of:=([.D214]-[.E214])^2" office:value-type="float" office:value="0.0512859432960032" calcext:value-type="float">
            <text:p>0,05128594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91707" calcext:value-type="float">
            <text:p>0,591707</text:p>
          </table:table-cell>
          <table:table-cell table:formula="of:=([.B215]*[.$B$297])-([.B215]*[.$B$296])+[.$B$296]" office:value-type="float" office:value="72.999984" calcext:value-type="float">
            <text:p>72,999984</text:p>
          </table:table-cell>
          <table:table-cell table:formula="of:=([.C215]*[.$B$297])-([.C215]*[.$B$296])+[.$B$296]" office:value-type="float" office:value="73.401936" calcext:value-type="float">
            <text:p>73,401936</text:p>
          </table:table-cell>
          <table:table-cell table:formula="of:=([.D215]-[.E215])^2" office:value-type="float" office:value="0.161565410304007" calcext:value-type="float">
            <text:p>0,16156541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80013" calcext:value-type="float">
            <text:p>0,580013</text:p>
          </table:table-cell>
          <table:table-cell table:formula="of:=([.B216]*[.$B$297])-([.B216]*[.$B$296])+[.$B$296]" office:value-type="float" office:value="72.999984" calcext:value-type="float">
            <text:p>72,999984</text:p>
          </table:table-cell>
          <table:table-cell table:formula="of:=([.C216]*[.$B$297])-([.C216]*[.$B$296])+[.$B$296]" office:value-type="float" office:value="72.840624" calcext:value-type="float">
            <text:p>72,840624</text:p>
          </table:table-cell>
          <table:table-cell table:formula="of:=([.D216]-[.E216])^2" office:value-type="float" office:value="0.0253956095999976" calcext:value-type="float">
            <text:p>0,02539560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58907" calcext:value-type="float">
            <text:p>0,58907</text:p>
          </table:table-cell>
          <table:table-cell table:formula="of:=([.B217]*[.$B$297])-([.B217]*[.$B$296])+[.$B$296]" office:value-type="float" office:value="74.000016" calcext:value-type="float">
            <text:p>74,000016</text:p>
          </table:table-cell>
          <table:table-cell table:formula="of:=([.C217]*[.$B$297])-([.C217]*[.$B$296])+[.$B$296]" office:value-type="float" office:value="73.27536" calcext:value-type="float">
            <text:p>73,27536</text:p>
          </table:table-cell>
          <table:table-cell table:formula="of:=([.D217]-[.E217])^2" office:value-type="float" office:value="0.525126318335994" calcext:value-type="float">
            <text:p>0,52512631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8576" calcext:value-type="float">
            <text:p>0,608576</text:p>
          </table:table-cell>
          <table:table-cell table:formula="of:=([.B218]*[.$B$297])-([.B218]*[.$B$296])+[.$B$296]" office:value-type="float" office:value="75" calcext:value-type="float">
            <text:p>75</text:p>
          </table:table-cell>
          <table:table-cell table:formula="of:=([.C218]*[.$B$297])-([.C218]*[.$B$296])+[.$B$296]" office:value-type="float" office:value="74.211648" calcext:value-type="float">
            <text:p>74,211648</text:p>
          </table:table-cell>
          <table:table-cell table:formula="of:=([.D218]-[.E218])^2" office:value-type="float" office:value="0.621498875904005" calcext:value-type="float">
            <text:p>0,62149887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1082" calcext:value-type="float">
            <text:p>0,621082</text:p>
          </table:table-cell>
          <table:table-cell table:formula="of:=([.B219]*[.$B$297])-([.B219]*[.$B$296])+[.$B$296]" office:value-type="float" office:value="75" calcext:value-type="float">
            <text:p>75</text:p>
          </table:table-cell>
          <table:table-cell table:formula="of:=([.C219]*[.$B$297])-([.C219]*[.$B$296])+[.$B$296]" office:value-type="float" office:value="74.811936" calcext:value-type="float">
            <text:p>74,811936</text:p>
          </table:table-cell>
          <table:table-cell table:formula="of:=([.D219]-[.E219])^2" office:value-type="float" office:value="0.0353680680959989" calcext:value-type="float">
            <text:p>0,03536806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24672" calcext:value-type="float">
            <text:p>0,624672</text:p>
          </table:table-cell>
          <table:table-cell table:formula="of:=([.B220]*[.$B$297])-([.B220]*[.$B$296])+[.$B$296]" office:value-type="float" office:value="75.999984" calcext:value-type="float">
            <text:p>75,999984</text:p>
          </table:table-cell>
          <table:table-cell table:formula="of:=([.C220]*[.$B$297])-([.C220]*[.$B$296])+[.$B$296]" office:value-type="float" office:value="74.984256" calcext:value-type="float">
            <text:p>74,984256</text:p>
          </table:table-cell>
          <table:table-cell table:formula="of:=([.D220]-[.E220])^2" office:value-type="float" office:value="1.03170336998399" calcext:value-type="float">
            <text:p>1,031703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637468" calcext:value-type="float">
            <text:p>0,637468</text:p>
          </table:table-cell>
          <table:table-cell table:formula="of:=([.B221]*[.$B$297])-([.B221]*[.$B$296])+[.$B$296]" office:value-type="float" office:value="72.999984" calcext:value-type="float">
            <text:p>72,999984</text:p>
          </table:table-cell>
          <table:table-cell table:formula="of:=([.C221]*[.$B$297])-([.C221]*[.$B$296])+[.$B$296]" office:value-type="float" office:value="75.598464" calcext:value-type="float">
            <text:p>75,598464</text:p>
          </table:table-cell>
          <table:table-cell table:formula="of:=([.D221]-[.E221])^2" office:value-type="float" office:value="6.75209831039997" calcext:value-type="float">
            <text:p>6,75209831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" calcext:value-type="float">
            <text:p>0,5</text:p>
          </table:table-cell>
          <table:table-cell office:value-type="float" office:value="0.598061" calcext:value-type="float">
            <text:p>0,598061</text:p>
          </table:table-cell>
          <table:table-cell table:formula="of:=([.B222]*[.$B$297])-([.B222]*[.$B$296])+[.$B$296]" office:value-type="float" office:value="69" calcext:value-type="float">
            <text:p>69</text:p>
          </table:table-cell>
          <table:table-cell table:formula="of:=([.C222]*[.$B$297])-([.C222]*[.$B$296])+[.$B$296]" office:value-type="float" office:value="73.706928" calcext:value-type="float">
            <text:p>73,706928</text:p>
          </table:table-cell>
          <table:table-cell table:formula="of:=([.D222]-[.E222])^2" office:value-type="float" office:value="22.155171197184" calcext:value-type="float">
            <text:p>22,155171197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525307" calcext:value-type="float">
            <text:p>0,525307</text:p>
          </table:table-cell>
          <table:table-cell table:formula="of:=([.B223]*[.$B$297])-([.B223]*[.$B$296])+[.$B$296]" office:value-type="float" office:value="59.000016" calcext:value-type="float">
            <text:p>59,000016</text:p>
          </table:table-cell>
          <table:table-cell table:formula="of:=([.C223]*[.$B$297])-([.C223]*[.$B$296])+[.$B$296]" office:value-type="float" office:value="70.214736" calcext:value-type="float">
            <text:p>70,214736</text:p>
          </table:table-cell>
          <table:table-cell table:formula="of:=([.D223]-[.E223])^2" office:value-type="float" office:value="125.7699446784" calcext:value-type="float">
            <text:p>125,76994467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46348" calcext:value-type="float">
            <text:p>0,346348</text:p>
          </table:table-cell>
          <table:table-cell table:formula="of:=([.B224]*[.$B$297])-([.B224]*[.$B$296])+[.$B$296]" office:value-type="float" office:value="60" calcext:value-type="float">
            <text:p>60</text:p>
          </table:table-cell>
          <table:table-cell table:formula="of:=([.C224]*[.$B$297])-([.C224]*[.$B$296])+[.$B$296]" office:value-type="float" office:value="61.624704" calcext:value-type="float">
            <text:p>61,624704</text:p>
          </table:table-cell>
          <table:table-cell table:formula="of:=([.D224]-[.E224])^2" office:value-type="float" office:value="2.639663087616" calcext:value-type="float">
            <text:p>2,63966308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318089" calcext:value-type="float">
            <text:p>0,318089</text:p>
          </table:table-cell>
          <table:table-cell table:formula="of:=([.B225]*[.$B$297])-([.B225]*[.$B$296])+[.$B$296]" office:value-type="float" office:value="56.000016" calcext:value-type="float">
            <text:p>56,000016</text:p>
          </table:table-cell>
          <table:table-cell table:formula="of:=([.C225]*[.$B$297])-([.C225]*[.$B$296])+[.$B$296]" office:value-type="float" office:value="60.268272" calcext:value-type="float">
            <text:p>60,268272</text:p>
          </table:table-cell>
          <table:table-cell table:formula="of:=([.D225]-[.E225])^2" office:value-type="float" office:value="18.218009281536" calcext:value-type="float">
            <text:p>18,21800928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45833" calcext:value-type="float">
            <text:p>0,145833</text:p>
          </table:table-cell>
          <table:table-cell office:value-type="float" office:value="0.248289" calcext:value-type="float">
            <text:p>0,248289</text:p>
          </table:table-cell>
          <table:table-cell table:formula="of:=([.B226]*[.$B$297])-([.B226]*[.$B$296])+[.$B$296]" office:value-type="float" office:value="51.999984" calcext:value-type="float">
            <text:p>51,999984</text:p>
          </table:table-cell>
          <table:table-cell table:formula="of:=([.C226]*[.$B$297])-([.C226]*[.$B$296])+[.$B$296]" office:value-type="float" office:value="56.917872" calcext:value-type="float">
            <text:p>56,917872</text:p>
          </table:table-cell>
          <table:table-cell table:formula="of:=([.D226]-[.E226])^2" office:value-type="float" office:value="24.1856223805441" calcext:value-type="float">
            <text:p>24,18562238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25" calcext:value-type="float">
            <text:p>0,125</text:p>
          </table:table-cell>
          <table:table-cell office:value-type="float" office:value="0.226383" calcext:value-type="float">
            <text:p>0,226383</text:p>
          </table:table-cell>
          <table:table-cell table:formula="of:=([.B227]*[.$B$297])-([.B227]*[.$B$296])+[.$B$296]" office:value-type="float" office:value="51" calcext:value-type="float">
            <text:p>51</text:p>
          </table:table-cell>
          <table:table-cell table:formula="of:=([.C227]*[.$B$297])-([.C227]*[.$B$296])+[.$B$296]" office:value-type="float" office:value="55.866384" calcext:value-type="float">
            <text:p>55,866384</text:p>
          </table:table-cell>
          <table:table-cell table:formula="of:=([.D227]-[.E227])^2" office:value-type="float" office:value="23.681693235456" calcext:value-type="float">
            <text:p>23,68169323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255704" calcext:value-type="float">
            <text:p>0,255704</text:p>
          </table:table-cell>
          <table:table-cell table:formula="of:=([.B228]*[.$B$297])-([.B228]*[.$B$296])+[.$B$296]" office:value-type="float" office:value="56.000016" calcext:value-type="float">
            <text:p>56,000016</text:p>
          </table:table-cell>
          <table:table-cell table:formula="of:=([.C228]*[.$B$297])-([.C228]*[.$B$296])+[.$B$296]" office:value-type="float" office:value="57.273792" calcext:value-type="float">
            <text:p>57,273792</text:p>
          </table:table-cell>
          <table:table-cell table:formula="of:=([.D228]-[.E228])^2" office:value-type="float" office:value="1.62250529817599" calcext:value-type="float">
            <text:p>1,62250529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5" calcext:value-type="float">
            <text:p>0,25</text:p>
          </table:table-cell>
          <table:table-cell office:value-type="float" office:value="0.335037" calcext:value-type="float">
            <text:p>0,335037</text:p>
          </table:table-cell>
          <table:table-cell table:formula="of:=([.B229]*[.$B$297])-([.B229]*[.$B$296])+[.$B$296]" office:value-type="float" office:value="57" calcext:value-type="float">
            <text:p>57</text:p>
          </table:table-cell>
          <table:table-cell table:formula="of:=([.C229]*[.$B$297])-([.C229]*[.$B$296])+[.$B$296]" office:value-type="float" office:value="61.081776" calcext:value-type="float">
            <text:p>61,081776</text:p>
          </table:table-cell>
          <table:table-cell table:formula="of:=([.D229]-[.E229])^2" office:value-type="float" office:value="16.660895314176" calcext:value-type="float">
            <text:p>16,660895314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75" calcext:value-type="float">
            <text:p>0,375</text:p>
          </table:table-cell>
          <table:table-cell office:value-type="float" office:value="0.377473" calcext:value-type="float">
            <text:p>0,377473</text:p>
          </table:table-cell>
          <table:table-cell table:formula="of:=([.B230]*[.$B$297])-([.B230]*[.$B$296])+[.$B$296]" office:value-type="float" office:value="63" calcext:value-type="float">
            <text:p>63</text:p>
          </table:table-cell>
          <table:table-cell table:formula="of:=([.C230]*[.$B$297])-([.C230]*[.$B$296])+[.$B$296]" office:value-type="float" office:value="63.118704" calcext:value-type="float">
            <text:p>63,118704</text:p>
          </table:table-cell>
          <table:table-cell table:formula="of:=([.D230]-[.E230])^2" office:value-type="float" office:value="0.0140906396160019" calcext:value-type="float">
            <text:p>0,01409063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491061" calcext:value-type="float">
            <text:p>0,491061</text:p>
          </table:table-cell>
          <table:table-cell table:formula="of:=([.B231]*[.$B$297])-([.B231]*[.$B$296])+[.$B$296]" office:value-type="float" office:value="68.000016" calcext:value-type="float">
            <text:p>68,000016</text:p>
          </table:table-cell>
          <table:table-cell table:formula="of:=([.C231]*[.$B$297])-([.C231]*[.$B$296])+[.$B$296]" office:value-type="float" office:value="68.570928" calcext:value-type="float">
            <text:p>68,570928</text:p>
          </table:table-cell>
          <table:table-cell table:formula="of:=([.D231]-[.E231])^2" office:value-type="float" office:value="0.325940511744008" calcext:value-type="float">
            <text:p>0,32594051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22665" calcext:value-type="float">
            <text:p>0,522665</text:p>
          </table:table-cell>
          <table:table-cell table:formula="of:=([.B232]*[.$B$297])-([.B232]*[.$B$296])+[.$B$296]" office:value-type="float" office:value="72.999984" calcext:value-type="float">
            <text:p>72,999984</text:p>
          </table:table-cell>
          <table:table-cell table:formula="of:=([.C232]*[.$B$297])-([.C232]*[.$B$296])+[.$B$296]" office:value-type="float" office:value="70.08792" calcext:value-type="float">
            <text:p>70,08792</text:p>
          </table:table-cell>
          <table:table-cell table:formula="of:=([.D232]-[.E232])^2" office:value-type="float" office:value="8.48011674009601" calcext:value-type="float">
            <text:p>8,48011674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95833" calcext:value-type="float">
            <text:p>0,395833</text:p>
          </table:table-cell>
          <table:table-cell office:value-type="float" office:value="0.603093" calcext:value-type="float">
            <text:p>0,603093</text:p>
          </table:table-cell>
          <table:table-cell table:formula="of:=([.B233]*[.$B$297])-([.B233]*[.$B$296])+[.$B$296]" office:value-type="float" office:value="63.999984" calcext:value-type="float">
            <text:p>63,999984</text:p>
          </table:table-cell>
          <table:table-cell table:formula="of:=([.C233]*[.$B$297])-([.C233]*[.$B$296])+[.$B$296]" office:value-type="float" office:value="73.948464" calcext:value-type="float">
            <text:p>73,948464</text:p>
          </table:table-cell>
          <table:table-cell table:formula="of:=([.D233]-[.E233])^2" office:value-type="float" office:value="98.9722543104001" calcext:value-type="float">
            <text:p>98,97225431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540298" calcext:value-type="float">
            <text:p>0,540298</text:p>
          </table:table-cell>
          <table:table-cell table:formula="of:=([.B234]*[.$B$297])-([.B234]*[.$B$296])+[.$B$296]" office:value-type="float" office:value="66" calcext:value-type="float">
            <text:p>66</text:p>
          </table:table-cell>
          <table:table-cell table:formula="of:=([.C234]*[.$B$297])-([.C234]*[.$B$296])+[.$B$296]" office:value-type="float" office:value="70.934304" calcext:value-type="float">
            <text:p>70,934304</text:p>
          </table:table-cell>
          <table:table-cell table:formula="of:=([.D234]-[.E234])^2" office:value-type="float" office:value="24.347355964416" calcext:value-type="float">
            <text:p>24,34735596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25" calcext:value-type="float">
            <text:p>0,625</text:p>
          </table:table-cell>
          <table:table-cell office:value-type="float" office:value="0.523966" calcext:value-type="float">
            <text:p>0,523966</text:p>
          </table:table-cell>
          <table:table-cell table:formula="of:=([.B235]*[.$B$297])-([.B235]*[.$B$296])+[.$B$296]" office:value-type="float" office:value="75" calcext:value-type="float">
            <text:p>75</text:p>
          </table:table-cell>
          <table:table-cell table:formula="of:=([.C235]*[.$B$297])-([.C235]*[.$B$296])+[.$B$296]" office:value-type="float" office:value="70.150368" calcext:value-type="float">
            <text:p>70,150368</text:p>
          </table:table-cell>
          <table:table-cell table:formula="of:=([.D235]-[.E235])^2" office:value-type="float" office:value="23.518930535424" calcext:value-type="float">
            <text:p>23,518930535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00327" calcext:value-type="float">
            <text:p>0,600327</text:p>
          </table:table-cell>
          <table:table-cell table:formula="of:=([.B236]*[.$B$297])-([.B236]*[.$B$296])+[.$B$296]" office:value-type="float" office:value="75.999984" calcext:value-type="float">
            <text:p>75,999984</text:p>
          </table:table-cell>
          <table:table-cell table:formula="of:=([.C236]*[.$B$297])-([.C236]*[.$B$296])+[.$B$296]" office:value-type="float" office:value="73.815696" calcext:value-type="float">
            <text:p>73,815696</text:p>
          </table:table-cell>
          <table:table-cell table:formula="of:=([.D236]-[.E236])^2" office:value-type="float" office:value="4.77111406694398" calcext:value-type="float">
            <text:p>4,771114066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3803" calcext:value-type="float">
            <text:p>0,623803</text:p>
          </table:table-cell>
          <table:table-cell table:formula="of:=([.B237]*[.$B$297])-([.B237]*[.$B$296])+[.$B$296]" office:value-type="float" office:value="75" calcext:value-type="float">
            <text:p>75</text:p>
          </table:table-cell>
          <table:table-cell table:formula="of:=([.C237]*[.$B$297])-([.C237]*[.$B$296])+[.$B$296]" office:value-type="float" office:value="74.942544" calcext:value-type="float">
            <text:p>74,942544</text:p>
          </table:table-cell>
          <table:table-cell table:formula="of:=([.D237]-[.E237])^2" office:value-type="float" office:value="0.00330119193600022" calcext:value-type="float">
            <text:p>0,00330119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59963" calcext:value-type="float">
            <text:p>0,659963</text:p>
          </table:table-cell>
          <table:table-cell table:formula="of:=([.B238]*[.$B$297])-([.B238]*[.$B$296])+[.$B$296]" office:value-type="float" office:value="74.000016" calcext:value-type="float">
            <text:p>74,000016</text:p>
          </table:table-cell>
          <table:table-cell table:formula="of:=([.C238]*[.$B$297])-([.C238]*[.$B$296])+[.$B$296]" office:value-type="float" office:value="76.678224" calcext:value-type="float">
            <text:p>76,678224</text:p>
          </table:table-cell>
          <table:table-cell table:formula="of:=([.D238]-[.E238])^2" office:value-type="float" office:value="7.17279809126399" calcext:value-type="float">
            <text:p>7,17279809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33509" calcext:value-type="float">
            <text:p>0,633509</text:p>
          </table:table-cell>
          <table:table-cell table:formula="of:=([.B239]*[.$B$297])-([.B239]*[.$B$296])+[.$B$296]" office:value-type="float" office:value="71.000016" calcext:value-type="float">
            <text:p>71,000016</text:p>
          </table:table-cell>
          <table:table-cell table:formula="of:=([.C239]*[.$B$297])-([.C239]*[.$B$296])+[.$B$296]" office:value-type="float" office:value="75.408432" calcext:value-type="float">
            <text:p>75,408432</text:p>
          </table:table-cell>
          <table:table-cell table:formula="of:=([.D239]-[.E239])^2" office:value-type="float" office:value="19.434131629056" calcext:value-type="float">
            <text:p>19,434131629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558366" calcext:value-type="float">
            <text:p>0,558366</text:p>
          </table:table-cell>
          <table:table-cell table:formula="of:=([.B240]*[.$B$297])-([.B240]*[.$B$296])+[.$B$296]" office:value-type="float" office:value="75.999984" calcext:value-type="float">
            <text:p>75,999984</text:p>
          </table:table-cell>
          <table:table-cell table:formula="of:=([.C240]*[.$B$297])-([.C240]*[.$B$296])+[.$B$296]" office:value-type="float" office:value="71.801568" calcext:value-type="float">
            <text:p>71,801568</text:p>
          </table:table-cell>
          <table:table-cell table:formula="of:=([.D240]-[.E240])^2" office:value-type="float" office:value="17.626696909056" calcext:value-type="float">
            <text:p>17,62669690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15608" calcext:value-type="float">
            <text:p>0,615608</text:p>
          </table:table-cell>
          <table:table-cell table:formula="of:=([.B241]*[.$B$297])-([.B241]*[.$B$296])+[.$B$296]" office:value-type="float" office:value="75.999984" calcext:value-type="float">
            <text:p>75,999984</text:p>
          </table:table-cell>
          <table:table-cell table:formula="of:=([.C241]*[.$B$297])-([.C241]*[.$B$296])+[.$B$296]" office:value-type="float" office:value="74.549184" calcext:value-type="float">
            <text:p>74,549184</text:p>
          </table:table-cell>
          <table:table-cell table:formula="of:=([.D241]-[.E241])^2" office:value-type="float" office:value="2.10482064" calcext:value-type="float">
            <text:p>2,104820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3137" calcext:value-type="float">
            <text:p>0,63137</text:p>
          </table:table-cell>
          <table:table-cell table:formula="of:=([.B242]*[.$B$297])-([.B242]*[.$B$296])+[.$B$296]" office:value-type="float" office:value="74.000016" calcext:value-type="float">
            <text:p>74,000016</text:p>
          </table:table-cell>
          <table:table-cell table:formula="of:=([.C242]*[.$B$297])-([.C242]*[.$B$296])+[.$B$296]" office:value-type="float" office:value="75.30576" calcext:value-type="float">
            <text:p>75,30576</text:p>
          </table:table-cell>
          <table:table-cell table:formula="of:=([.D242]-[.E242])^2" office:value-type="float" office:value="1.70496739353601" calcext:value-type="float">
            <text:p>1,704967393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12466" calcext:value-type="float">
            <text:p>0,612466</text:p>
          </table:table-cell>
          <table:table-cell table:formula="of:=([.B243]*[.$B$297])-([.B243]*[.$B$296])+[.$B$296]" office:value-type="float" office:value="74.000016" calcext:value-type="float">
            <text:p>74,000016</text:p>
          </table:table-cell>
          <table:table-cell table:formula="of:=([.C243]*[.$B$297])-([.C243]*[.$B$296])+[.$B$296]" office:value-type="float" office:value="74.398368" calcext:value-type="float">
            <text:p>74,398368</text:p>
          </table:table-cell>
          <table:table-cell table:formula="of:=([.D243]-[.E243])^2" office:value-type="float" office:value="0.158684315904002" calcext:value-type="float">
            <text:p>0,15868431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15196" calcext:value-type="float">
            <text:p>0,615196</text:p>
          </table:table-cell>
          <table:table-cell table:formula="of:=([.B244]*[.$B$297])-([.B244]*[.$B$296])+[.$B$296]" office:value-type="float" office:value="77.000016" calcext:value-type="float">
            <text:p>77,000016</text:p>
          </table:table-cell>
          <table:table-cell table:formula="of:=([.C244]*[.$B$297])-([.C244]*[.$B$296])+[.$B$296]" office:value-type="float" office:value="74.529408" calcext:value-type="float">
            <text:p>74,529408</text:p>
          </table:table-cell>
          <table:table-cell table:formula="of:=([.D244]-[.E244])^2" office:value-type="float" office:value="6.10390388966406" calcext:value-type="float">
            <text:p>6,10390388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38616" calcext:value-type="float">
            <text:p>0,638616</text:p>
          </table:table-cell>
          <table:table-cell table:formula="of:=([.B245]*[.$B$297])-([.B245]*[.$B$296])+[.$B$296]" office:value-type="float" office:value="77.000016" calcext:value-type="float">
            <text:p>77,000016</text:p>
          </table:table-cell>
          <table:table-cell table:formula="of:=([.C245]*[.$B$297])-([.C245]*[.$B$296])+[.$B$296]" office:value-type="float" office:value="75.653568" calcext:value-type="float">
            <text:p>75,653568</text:p>
          </table:table-cell>
          <table:table-cell table:formula="of:=([.D245]-[.E245])^2" office:value-type="float" office:value="1.81292221670403" calcext:value-type="float">
            <text:p>1,81292221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46209" calcext:value-type="float">
            <text:p>0,646209</text:p>
          </table:table-cell>
          <table:table-cell table:formula="of:=([.B246]*[.$B$297])-([.B246]*[.$B$296])+[.$B$296]" office:value-type="float" office:value="71.000016" calcext:value-type="float">
            <text:p>71,000016</text:p>
          </table:table-cell>
          <table:table-cell table:formula="of:=([.C246]*[.$B$297])-([.C246]*[.$B$296])+[.$B$296]" office:value-type="float" office:value="76.018032" calcext:value-type="float">
            <text:p>76,018032</text:p>
          </table:table-cell>
          <table:table-cell table:formula="of:=([.D246]-[.E246])^2" office:value-type="float" office:value="25.1804845762559" calcext:value-type="float">
            <text:p>25,18048457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574406" calcext:value-type="float">
            <text:p>0,574406</text:p>
          </table:table-cell>
          <table:table-cell table:formula="of:=([.B247]*[.$B$297])-([.B247]*[.$B$296])+[.$B$296]" office:value-type="float" office:value="65.000016" calcext:value-type="float">
            <text:p>65,000016</text:p>
          </table:table-cell>
          <table:table-cell table:formula="of:=([.C247]*[.$B$297])-([.C247]*[.$B$296])+[.$B$296]" office:value-type="float" office:value="72.571488" calcext:value-type="float">
            <text:p>72,571488</text:p>
          </table:table-cell>
          <table:table-cell table:formula="of:=([.D247]-[.E247])^2" office:value-type="float" office:value="57.327188246784" calcext:value-type="float">
            <text:p>57,327188246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5" calcext:value-type="float">
            <text:p>0,25</text:p>
          </table:table-cell>
          <table:table-cell office:value-type="float" office:value="0.459143" calcext:value-type="float">
            <text:p>0,459143</text:p>
          </table:table-cell>
          <table:table-cell table:formula="of:=([.B248]*[.$B$297])-([.B248]*[.$B$296])+[.$B$296]" office:value-type="float" office:value="57" calcext:value-type="float">
            <text:p>57</text:p>
          </table:table-cell>
          <table:table-cell table:formula="of:=([.C248]*[.$B$297])-([.C248]*[.$B$296])+[.$B$296]" office:value-type="float" office:value="67.038864" calcext:value-type="float">
            <text:p>67,038864</text:p>
          </table:table-cell>
          <table:table-cell table:formula="of:=([.D248]-[.E248])^2" office:value-type="float" office:value="100.778790410496" calcext:value-type="float">
            <text:p>100,77879041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70833" calcext:value-type="float">
            <text:p>0,270833</text:p>
          </table:table-cell>
          <table:table-cell office:value-type="float" office:value="0.278035" calcext:value-type="float">
            <text:p>0,278035</text:p>
          </table:table-cell>
          <table:table-cell table:formula="of:=([.B249]*[.$B$297])-([.B249]*[.$B$296])+[.$B$296]" office:value-type="float" office:value="57.999984" calcext:value-type="float">
            <text:p>57,999984</text:p>
          </table:table-cell>
          <table:table-cell table:formula="of:=([.C249]*[.$B$297])-([.C249]*[.$B$296])+[.$B$296]" office:value-type="float" office:value="58.34568" calcext:value-type="float">
            <text:p>58,34568</text:p>
          </table:table-cell>
          <table:table-cell table:formula="of:=([.D249]-[.E249])^2" office:value-type="float" office:value="0.119505724416003" calcext:value-type="float">
            <text:p>0,11950572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5" calcext:value-type="float">
            <text:p>0,25</text:p>
          </table:table-cell>
          <table:table-cell office:value-type="float" office:value="0.264501" calcext:value-type="float">
            <text:p>0,264501</text:p>
          </table:table-cell>
          <table:table-cell table:formula="of:=([.B250]*[.$B$297])-([.B250]*[.$B$296])+[.$B$296]" office:value-type="float" office:value="57" calcext:value-type="float">
            <text:p>57</text:p>
          </table:table-cell>
          <table:table-cell table:formula="of:=([.C250]*[.$B$297])-([.C250]*[.$B$296])+[.$B$296]" office:value-type="float" office:value="57.696048" calcext:value-type="float">
            <text:p>57,696048</text:p>
          </table:table-cell>
          <table:table-cell table:formula="of:=([.D250]-[.E250])^2" office:value-type="float" office:value="0.484482818303997" calcext:value-type="float">
            <text:p>0,48448281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29167" calcext:value-type="float">
            <text:p>0,229167</text:p>
          </table:table-cell>
          <table:table-cell office:value-type="float" office:value="0.280639" calcext:value-type="float">
            <text:p>0,280639</text:p>
          </table:table-cell>
          <table:table-cell table:formula="of:=([.B251]*[.$B$297])-([.B251]*[.$B$296])+[.$B$296]" office:value-type="float" office:value="56.000016" calcext:value-type="float">
            <text:p>56,000016</text:p>
          </table:table-cell>
          <table:table-cell table:formula="of:=([.C251]*[.$B$297])-([.C251]*[.$B$296])+[.$B$296]" office:value-type="float" office:value="58.470672" calcext:value-type="float">
            <text:p>58,470672</text:p>
          </table:table-cell>
          <table:table-cell table:formula="of:=([.D251]-[.E251])^2" office:value-type="float" office:value="6.10414107033599" calcext:value-type="float">
            <text:p>6,10414107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45833" calcext:value-type="float">
            <text:p>0,145833</text:p>
          </table:table-cell>
          <table:table-cell office:value-type="float" office:value="0.332069" calcext:value-type="float">
            <text:p>0,332069</text:p>
          </table:table-cell>
          <table:table-cell table:formula="of:=([.B252]*[.$B$297])-([.B252]*[.$B$296])+[.$B$296]" office:value-type="float" office:value="51.999984" calcext:value-type="float">
            <text:p>51,999984</text:p>
          </table:table-cell>
          <table:table-cell table:formula="of:=([.C252]*[.$B$297])-([.C252]*[.$B$296])+[.$B$296]" office:value-type="float" office:value="60.939312" calcext:value-type="float">
            <text:p>60,939312</text:p>
          </table:table-cell>
          <table:table-cell table:formula="of:=([.D252]-[.E252])^2" office:value-type="float" office:value="79.9115850915841" calcext:value-type="float">
            <text:p>79,91158509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301934" calcext:value-type="float">
            <text:p>0,301934</text:p>
          </table:table-cell>
          <table:table-cell table:formula="of:=([.B253]*[.$B$297])-([.B253]*[.$B$296])+[.$B$296]" office:value-type="float" office:value="53.000016" calcext:value-type="float">
            <text:p>53,000016</text:p>
          </table:table-cell>
          <table:table-cell table:formula="of:=([.C253]*[.$B$297])-([.C253]*[.$B$296])+[.$B$296]" office:value-type="float" office:value="59.492832" calcext:value-type="float">
            <text:p>59,492832</text:p>
          </table:table-cell>
          <table:table-cell table:formula="of:=([.D253]-[.E253])^2" office:value-type="float" office:value="42.156659609856" calcext:value-type="float">
            <text:p>42,156659609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311845" calcext:value-type="float">
            <text:p>0,311845</text:p>
          </table:table-cell>
          <table:table-cell table:formula="of:=([.B254]*[.$B$297])-([.B254]*[.$B$296])+[.$B$296]" office:value-type="float" office:value="53.000016" calcext:value-type="float">
            <text:p>53,000016</text:p>
          </table:table-cell>
          <table:table-cell table:formula="of:=([.C254]*[.$B$297])-([.C254]*[.$B$296])+[.$B$296]" office:value-type="float" office:value="59.96856" calcext:value-type="float">
            <text:p>59,96856</text:p>
          </table:table-cell>
          <table:table-cell table:formula="of:=([.D254]-[.E254])^2" office:value-type="float" office:value="48.5606054799359" calcext:value-type="float">
            <text:p>48,560605479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5" calcext:value-type="float">
            <text:p>0,25</text:p>
          </table:table-cell>
          <table:table-cell office:value-type="float" office:value="0.300993" calcext:value-type="float">
            <text:p>0,300993</text:p>
          </table:table-cell>
          <table:table-cell table:formula="of:=([.B255]*[.$B$297])-([.B255]*[.$B$296])+[.$B$296]" office:value-type="float" office:value="57" calcext:value-type="float">
            <text:p>57</text:p>
          </table:table-cell>
          <table:table-cell table:formula="of:=([.C255]*[.$B$297])-([.C255]*[.$B$296])+[.$B$296]" office:value-type="float" office:value="59.447664" calcext:value-type="float">
            <text:p>59,447664</text:p>
          </table:table-cell>
          <table:table-cell table:formula="of:=([.D255]-[.E255])^2" office:value-type="float" office:value="5.99105905689602" calcext:value-type="float">
            <text:p>5,99105905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,375</text:p>
          </table:table-cell>
          <table:table-cell office:value-type="float" office:value="0.390531" calcext:value-type="float">
            <text:p>0,390531</text:p>
          </table:table-cell>
          <table:table-cell table:formula="of:=([.B256]*[.$B$297])-([.B256]*[.$B$296])+[.$B$296]" office:value-type="float" office:value="63" calcext:value-type="float">
            <text:p>63</text:p>
          </table:table-cell>
          <table:table-cell table:formula="of:=([.C256]*[.$B$297])-([.C256]*[.$B$296])+[.$B$296]" office:value-type="float" office:value="63.745488" calcext:value-type="float">
            <text:p>63,745488</text:p>
          </table:table-cell>
          <table:table-cell table:formula="of:=([.D256]-[.E256])^2" office:value-type="float" office:value="0.555752358143992" calcext:value-type="float">
            <text:p>0,55575235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457879" calcext:value-type="float">
            <text:p>0,457879</text:p>
          </table:table-cell>
          <table:table-cell table:formula="of:=([.B257]*[.$B$297])-([.B257]*[.$B$296])+[.$B$296]" office:value-type="float" office:value="81.999984" calcext:value-type="float">
            <text:p>81,999984</text:p>
          </table:table-cell>
          <table:table-cell table:formula="of:=([.C257]*[.$B$297])-([.C257]*[.$B$296])+[.$B$296]" office:value-type="float" office:value="66.978192" calcext:value-type="float">
            <text:p>66,978192</text:p>
          </table:table-cell>
          <table:table-cell table:formula="of:=([.D257]-[.E257])^2" office:value-type="float" office:value="225.654234891263" calcext:value-type="float">
            <text:p>225,65423489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63204" calcext:value-type="float">
            <text:p>0,63204</text:p>
          </table:table-cell>
          <table:table-cell table:formula="of:=([.B258]*[.$B$297])-([.B258]*[.$B$296])+[.$B$296]" office:value-type="float" office:value="83.000016" calcext:value-type="float">
            <text:p>83,000016</text:p>
          </table:table-cell>
          <table:table-cell table:formula="of:=([.C258]*[.$B$297])-([.C258]*[.$B$296])+[.$B$296]" office:value-type="float" office:value="75.33792" calcext:value-type="float">
            <text:p>75,33792</text:p>
          </table:table-cell>
          <table:table-cell table:formula="of:=([.D258]-[.E258])^2" office:value-type="float" office:value="58.7077151132163" calcext:value-type="float">
            <text:p>58,70771511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4167" calcext:value-type="float">
            <text:p>0,604167</text:p>
          </table:table-cell>
          <table:table-cell office:value-type="float" office:value="0.69505" calcext:value-type="float">
            <text:p>0,69505</text:p>
          </table:table-cell>
          <table:table-cell table:formula="of:=([.B259]*[.$B$297])-([.B259]*[.$B$296])+[.$B$296]" office:value-type="float" office:value="74.000016" calcext:value-type="float">
            <text:p>74,000016</text:p>
          </table:table-cell>
          <table:table-cell table:formula="of:=([.C259]*[.$B$297])-([.C259]*[.$B$296])+[.$B$296]" office:value-type="float" office:value="78.3624" calcext:value-type="float">
            <text:p>78,3624</text:p>
          </table:table-cell>
          <table:table-cell table:formula="of:=([.D259]-[.E259])^2" office:value-type="float" office:value="19.0303941634561" calcext:value-type="float">
            <text:p>19,03039416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724851" calcext:value-type="float">
            <text:p>0,724851</text:p>
          </table:table-cell>
          <table:table-cell table:formula="of:=([.B260]*[.$B$297])-([.B260]*[.$B$296])+[.$B$296]" office:value-type="float" office:value="68.000016" calcext:value-type="float">
            <text:p>68,000016</text:p>
          </table:table-cell>
          <table:table-cell table:formula="of:=([.C260]*[.$B$297])-([.C260]*[.$B$296])+[.$B$296]" office:value-type="float" office:value="79.792848" calcext:value-type="float">
            <text:p>79,792848</text:p>
          </table:table-cell>
          <table:table-cell table:formula="of:=([.D260]-[.E260])^2" office:value-type="float" office:value="139.070886580224" calcext:value-type="float">
            <text:p>139,07088658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555943" calcext:value-type="float">
            <text:p>0,555943</text:p>
          </table:table-cell>
          <table:table-cell table:formula="of:=([.B261]*[.$B$297])-([.B261]*[.$B$296])+[.$B$296]" office:value-type="float" office:value="62.000016" calcext:value-type="float">
            <text:p>62,000016</text:p>
          </table:table-cell>
          <table:table-cell table:formula="of:=([.C261]*[.$B$297])-([.C261]*[.$B$296])+[.$B$296]" office:value-type="float" office:value="71.685264" calcext:value-type="float">
            <text:p>71,685264</text:p>
          </table:table-cell>
          <table:table-cell table:formula="of:=([.D261]-[.E261])^2" office:value-type="float" office:value="93.8040288215037" calcext:value-type="float">
            <text:p>93,80402882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341413" calcext:value-type="float">
            <text:p>0,341413</text:p>
          </table:table-cell>
          <table:table-cell table:formula="of:=([.B262]*[.$B$297])-([.B262]*[.$B$296])+[.$B$296]" office:value-type="float" office:value="66.999984" calcext:value-type="float">
            <text:p>66,999984</text:p>
          </table:table-cell>
          <table:table-cell table:formula="of:=([.C262]*[.$B$297])-([.C262]*[.$B$296])+[.$B$296]" office:value-type="float" office:value="61.387824" calcext:value-type="float">
            <text:p>61,387824</text:p>
          </table:table-cell>
          <table:table-cell table:formula="of:=([.D262]-[.E262])^2" office:value-type="float" office:value="31.4963398656" calcext:value-type="float">
            <text:p>31,49633986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79167" calcext:value-type="float">
            <text:p>0,479167</text:p>
          </table:table-cell>
          <table:table-cell office:value-type="float" office:value="0.404496" calcext:value-type="float">
            <text:p>0,404496</text:p>
          </table:table-cell>
          <table:table-cell table:formula="of:=([.B263]*[.$B$297])-([.B263]*[.$B$296])+[.$B$296]" office:value-type="float" office:value="68.000016" calcext:value-type="float">
            <text:p>68,000016</text:p>
          </table:table-cell>
          <table:table-cell table:formula="of:=([.C263]*[.$B$297])-([.C263]*[.$B$296])+[.$B$296]" office:value-type="float" office:value="64.415808" calcext:value-type="float">
            <text:p>64,415808</text:p>
          </table:table-cell>
          <table:table-cell table:formula="of:=([.D263]-[.E263])^2" office:value-type="float" office:value="12.8465469872639" calcext:value-type="float">
            <text:p>12,84654698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482992" calcext:value-type="float">
            <text:p>0,482992</text:p>
          </table:table-cell>
          <table:table-cell table:formula="of:=([.B264]*[.$B$297])-([.B264]*[.$B$296])+[.$B$296]" office:value-type="float" office:value="66.999984" calcext:value-type="float">
            <text:p>66,999984</text:p>
          </table:table-cell>
          <table:table-cell table:formula="of:=([.C264]*[.$B$297])-([.C264]*[.$B$296])+[.$B$296]" office:value-type="float" office:value="68.183616" calcext:value-type="float">
            <text:p>68,183616</text:p>
          </table:table-cell>
          <table:table-cell table:formula="of:=([.D264]-[.E264])^2" office:value-type="float" office:value="1.40098471142401" calcext:value-type="float">
            <text:p>1,40098471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523743" calcext:value-type="float">
            <text:p>0,523743</text:p>
          </table:table-cell>
          <table:table-cell table:formula="of:=([.B265]*[.$B$297])-([.B265]*[.$B$296])+[.$B$296]" office:value-type="float" office:value="54.999984" calcext:value-type="float">
            <text:p>54,999984</text:p>
          </table:table-cell>
          <table:table-cell table:formula="of:=([.C265]*[.$B$297])-([.C265]*[.$B$296])+[.$B$296]" office:value-type="float" office:value="70.139664" calcext:value-type="float">
            <text:p>70,139664</text:p>
          </table:table-cell>
          <table:table-cell table:formula="of:=([.D265]-[.E265])^2" office:value-type="float" office:value="229.2099105024" calcext:value-type="float">
            <text:p>229,20991050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04167" calcext:value-type="float">
            <text:p>0,104167</text:p>
          </table:table-cell>
          <table:table-cell office:value-type="float" office:value="0.364428" calcext:value-type="float">
            <text:p>0,364428</text:p>
          </table:table-cell>
          <table:table-cell table:formula="of:=([.B266]*[.$B$297])-([.B266]*[.$B$296])+[.$B$296]" office:value-type="float" office:value="50.000016" calcext:value-type="float">
            <text:p>50,000016</text:p>
          </table:table-cell>
          <table:table-cell table:formula="of:=([.C266]*[.$B$297])-([.C266]*[.$B$296])+[.$B$296]" office:value-type="float" office:value="62.492544" calcext:value-type="float">
            <text:p>62,492544</text:p>
          </table:table-cell>
          <table:table-cell table:formula="of:=([.D266]-[.E266])^2" office:value-type="float" office:value="156.063255830784" calcext:value-type="float">
            <text:p>156,06325583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45833" calcext:value-type="float">
            <text:p>0,145833</text:p>
          </table:table-cell>
          <table:table-cell office:value-type="float" office:value="0.209266" calcext:value-type="float">
            <text:p>0,209266</text:p>
          </table:table-cell>
          <table:table-cell table:formula="of:=([.B267]*[.$B$297])-([.B267]*[.$B$296])+[.$B$296]" office:value-type="float" office:value="51.999984" calcext:value-type="float">
            <text:p>51,999984</text:p>
          </table:table-cell>
          <table:table-cell table:formula="of:=([.C267]*[.$B$297])-([.C267]*[.$B$296])+[.$B$296]" office:value-type="float" office:value="55.044768" calcext:value-type="float">
            <text:p>55,044768</text:p>
          </table:table-cell>
          <table:table-cell table:formula="of:=([.D267]-[.E267])^2" office:value-type="float" office:value="9.270709606656" calcext:value-type="float">
            <text:p>9,27070960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186337" calcext:value-type="float">
            <text:p>0,186337</text:p>
          </table:table-cell>
          <table:table-cell table:formula="of:=([.B268]*[.$B$297])-([.B268]*[.$B$296])+[.$B$296]" office:value-type="float" office:value="63" calcext:value-type="float">
            <text:p>63</text:p>
          </table:table-cell>
          <table:table-cell table:formula="of:=([.C268]*[.$B$297])-([.C268]*[.$B$296])+[.$B$296]" office:value-type="float" office:value="53.944176" calcext:value-type="float">
            <text:p>53,944176</text:p>
          </table:table-cell>
          <table:table-cell table:formula="of:=([.D268]-[.E268])^2" office:value-type="float" office:value="82.007948318976" calcext:value-type="float">
            <text:p>82,0079483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" calcext:value-type="float">
            <text:p>0,5</text:p>
          </table:table-cell>
          <table:table-cell office:value-type="float" office:value="0.411347" calcext:value-type="float">
            <text:p>0,411347</text:p>
          </table:table-cell>
          <table:table-cell table:formula="of:=([.B269]*[.$B$297])-([.B269]*[.$B$296])+[.$B$296]" office:value-type="float" office:value="69" calcext:value-type="float">
            <text:p>69</text:p>
          </table:table-cell>
          <table:table-cell table:formula="of:=([.C269]*[.$B$297])-([.C269]*[.$B$296])+[.$B$296]" office:value-type="float" office:value="64.744656" calcext:value-type="float">
            <text:p>64,744656</text:p>
          </table:table-cell>
          <table:table-cell table:formula="of:=([.D269]-[.E269])^2" office:value-type="float" office:value="18.1079525583361" calcext:value-type="float">
            <text:p>18,10795255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517857" calcext:value-type="float">
            <text:p>0,517857</text:p>
          </table:table-cell>
          <table:table-cell table:formula="of:=([.B270]*[.$B$297])-([.B270]*[.$B$296])+[.$B$296]" office:value-type="float" office:value="71.000016" calcext:value-type="float">
            <text:p>71,000016</text:p>
          </table:table-cell>
          <table:table-cell table:formula="of:=([.C270]*[.$B$297])-([.C270]*[.$B$296])+[.$B$296]" office:value-type="float" office:value="69.857136" calcext:value-type="float">
            <text:p>69,857136</text:p>
          </table:table-cell>
          <table:table-cell table:formula="of:=([.D270]-[.E270])^2" office:value-type="float" office:value="1.30617469440001" calcext:value-type="float">
            <text:p>1,30617469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614286" calcext:value-type="float">
            <text:p>0,614286</text:p>
          </table:table-cell>
          <table:table-cell table:formula="of:=([.B271]*[.$B$297])-([.B271]*[.$B$296])+[.$B$296]" office:value-type="float" office:value="71.000016" calcext:value-type="float">
            <text:p>71,000016</text:p>
          </table:table-cell>
          <table:table-cell table:formula="of:=([.C271]*[.$B$297])-([.C271]*[.$B$296])+[.$B$296]" office:value-type="float" office:value="74.485728" calcext:value-type="float">
            <text:p>74,485728</text:p>
          </table:table-cell>
          <table:table-cell table:formula="of:=([.D271]-[.E271])^2" office:value-type="float" office:value="12.1501881469439" calcext:value-type="float">
            <text:p>12,150188146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1911" calcext:value-type="float">
            <text:p>0,61911</text:p>
          </table:table-cell>
          <table:table-cell table:formula="of:=([.B272]*[.$B$297])-([.B272]*[.$B$296])+[.$B$296]" office:value-type="float" office:value="77.000016" calcext:value-type="float">
            <text:p>77,000016</text:p>
          </table:table-cell>
          <table:table-cell table:formula="of:=([.C272]*[.$B$297])-([.C272]*[.$B$296])+[.$B$296]" office:value-type="float" office:value="74.71728" calcext:value-type="float">
            <text:p>74,71728</text:p>
          </table:table-cell>
          <table:table-cell table:formula="of:=([.D272]-[.E272])^2" office:value-type="float" office:value="5.210883645696" calcext:value-type="float">
            <text:p>5,21088364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54478" calcext:value-type="float">
            <text:p>0,654478</text:p>
          </table:table-cell>
          <table:table-cell table:formula="of:=([.B273]*[.$B$297])-([.B273]*[.$B$296])+[.$B$296]" office:value-type="float" office:value="72" calcext:value-type="float">
            <text:p>72</text:p>
          </table:table-cell>
          <table:table-cell table:formula="of:=([.C273]*[.$B$297])-([.C273]*[.$B$296])+[.$B$296]" office:value-type="float" office:value="76.414944" calcext:value-type="float">
            <text:p>76,414944</text:p>
          </table:table-cell>
          <table:table-cell table:formula="of:=([.D273]-[.E273])^2" office:value-type="float" office:value="19.4917305231359" calcext:value-type="float">
            <text:p>19,49173052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00228" calcext:value-type="float">
            <text:p>0,600228</text:p>
          </table:table-cell>
          <table:table-cell table:formula="of:=([.B274]*[.$B$297])-([.B274]*[.$B$296])+[.$B$296]" office:value-type="float" office:value="78" calcext:value-type="float">
            <text:p>78</text:p>
          </table:table-cell>
          <table:table-cell table:formula="of:=([.C274]*[.$B$297])-([.C274]*[.$B$296])+[.$B$296]" office:value-type="float" office:value="73.810944" calcext:value-type="float">
            <text:p>73,810944</text:p>
          </table:table-cell>
          <table:table-cell table:formula="of:=([.D274]-[.E274])^2" office:value-type="float" office:value="17.5481901711359" calcext:value-type="float">
            <text:p>17,54819017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56869" calcext:value-type="float">
            <text:p>0,656869</text:p>
          </table:table-cell>
          <table:table-cell table:formula="of:=([.B275]*[.$B$297])-([.B275]*[.$B$296])+[.$B$296]" office:value-type="float" office:value="77.000016" calcext:value-type="float">
            <text:p>77,000016</text:p>
          </table:table-cell>
          <table:table-cell table:formula="of:=([.C275]*[.$B$297])-([.C275]*[.$B$296])+[.$B$296]" office:value-type="float" office:value="76.529712" calcext:value-type="float">
            <text:p>76,529712</text:p>
          </table:table-cell>
          <table:table-cell table:formula="of:=([.D275]-[.E275])^2" office:value-type="float" office:value="0.221185852416012" calcext:value-type="float">
            <text:p>0,22118585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60332" calcext:value-type="float">
            <text:p>0,660332</text:p>
          </table:table-cell>
          <table:table-cell table:formula="of:=([.B276]*[.$B$297])-([.B276]*[.$B$296])+[.$B$296]" office:value-type="float" office:value="75.999984" calcext:value-type="float">
            <text:p>75,999984</text:p>
          </table:table-cell>
          <table:table-cell table:formula="of:=([.C276]*[.$B$297])-([.C276]*[.$B$296])+[.$B$296]" office:value-type="float" office:value="76.695936" calcext:value-type="float">
            <text:p>76,695936</text:p>
          </table:table-cell>
          <table:table-cell table:formula="of:=([.D276]-[.E276])^2" office:value-type="float" office:value="0.484349186304008" calcext:value-type="float">
            <text:p>0,48434918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2585" calcext:value-type="float">
            <text:p>0,62585</text:p>
          </table:table-cell>
          <table:table-cell table:formula="of:=([.B277]*[.$B$297])-([.B277]*[.$B$296])+[.$B$296]" office:value-type="float" office:value="78.999984" calcext:value-type="float">
            <text:p>78,999984</text:p>
          </table:table-cell>
          <table:table-cell table:formula="of:=([.C277]*[.$B$297])-([.C277]*[.$B$296])+[.$B$296]" office:value-type="float" office:value="75.0408" calcext:value-type="float">
            <text:p>75,0408</text:p>
          </table:table-cell>
          <table:table-cell table:formula="of:=([.D277]-[.E277])^2" office:value-type="float" office:value="15.6751379458559" calcext:value-type="float">
            <text:p>15,67513794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80826" calcext:value-type="float">
            <text:p>0,680826</text:p>
          </table:table-cell>
          <table:table-cell table:formula="of:=([.B278]*[.$B$297])-([.B278]*[.$B$296])+[.$B$296]" office:value-type="float" office:value="80.000016" calcext:value-type="float">
            <text:p>80,000016</text:p>
          </table:table-cell>
          <table:table-cell table:formula="of:=([.C278]*[.$B$297])-([.C278]*[.$B$296])+[.$B$296]" office:value-type="float" office:value="77.679648" calcext:value-type="float">
            <text:p>77,679648</text:p>
          </table:table-cell>
          <table:table-cell table:formula="of:=([.D278]-[.E278])^2" office:value-type="float" office:value="5.38410765542414" calcext:value-type="float">
            <text:p>5,384107655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75" calcext:value-type="float">
            <text:p>0,75</text:p>
          </table:table-cell>
          <table:table-cell office:value-type="float" office:value="0.685222" calcext:value-type="float">
            <text:p>0,685222</text:p>
          </table:table-cell>
          <table:table-cell table:formula="of:=([.B279]*[.$B$297])-([.B279]*[.$B$296])+[.$B$296]" office:value-type="float" office:value="81" calcext:value-type="float">
            <text:p>81</text:p>
          </table:table-cell>
          <table:table-cell table:formula="of:=([.C279]*[.$B$297])-([.C279]*[.$B$296])+[.$B$296]" office:value-type="float" office:value="77.890656" calcext:value-type="float">
            <text:p>77,890656</text:p>
          </table:table-cell>
          <table:table-cell table:formula="of:=([.D279]-[.E279])^2" office:value-type="float" office:value="9.66802011033604" calcext:value-type="float">
            <text:p>9,668020110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698786" calcext:value-type="float">
            <text:p>0,698786</text:p>
          </table:table-cell>
          <table:table-cell table:formula="of:=([.B280]*[.$B$297])-([.B280]*[.$B$296])+[.$B$296]" office:value-type="float" office:value="78.999984" calcext:value-type="float">
            <text:p>78,999984</text:p>
          </table:table-cell>
          <table:table-cell table:formula="of:=([.C280]*[.$B$297])-([.C280]*[.$B$296])+[.$B$296]" office:value-type="float" office:value="78.541728" calcext:value-type="float">
            <text:p>78,541728</text:p>
          </table:table-cell>
          <table:table-cell table:formula="of:=([.D280]-[.E280])^2" office:value-type="float" office:value="0.209998561535992" calcext:value-type="float">
            <text:p>0,20999856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82559" calcext:value-type="float">
            <text:p>0,682559</text:p>
          </table:table-cell>
          <table:table-cell table:formula="of:=([.B281]*[.$B$297])-([.B281]*[.$B$296])+[.$B$296]" office:value-type="float" office:value="77.000016" calcext:value-type="float">
            <text:p>77,000016</text:p>
          </table:table-cell>
          <table:table-cell table:formula="of:=([.C281]*[.$B$297])-([.C281]*[.$B$296])+[.$B$296]" office:value-type="float" office:value="77.762832" calcext:value-type="float">
            <text:p>77,762832</text:p>
          </table:table-cell>
          <table:table-cell table:formula="of:=([.D281]-[.E281])^2" office:value-type="float" office:value="0.581888249856001" calcext:value-type="float">
            <text:p>0,58188824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45833" calcext:value-type="float">
            <text:p>0,645833</text:p>
          </table:table-cell>
          <table:table-cell office:value-type="float" office:value="0.635243" calcext:value-type="float">
            <text:p>0,635243</text:p>
          </table:table-cell>
          <table:table-cell table:formula="of:=([.B282]*[.$B$297])-([.B282]*[.$B$296])+[.$B$296]" office:value-type="float" office:value="75.999984" calcext:value-type="float">
            <text:p>75,999984</text:p>
          </table:table-cell>
          <table:table-cell table:formula="of:=([.C282]*[.$B$297])-([.C282]*[.$B$296])+[.$B$296]" office:value-type="float" office:value="75.491664" calcext:value-type="float">
            <text:p>75,491664</text:p>
          </table:table-cell>
          <table:table-cell table:formula="of:=([.D282]-[.E282])^2" office:value-type="float" office:value="0.258389222399998" calcext:value-type="float">
            <text:p>0,25838922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15157" calcext:value-type="float">
            <text:p>0,615157</text:p>
          </table:table-cell>
          <table:table-cell table:formula="of:=([.B283]*[.$B$297])-([.B283]*[.$B$296])+[.$B$296]" office:value-type="float" office:value="78" calcext:value-type="float">
            <text:p>78</text:p>
          </table:table-cell>
          <table:table-cell table:formula="of:=([.C283]*[.$B$297])-([.C283]*[.$B$296])+[.$B$296]" office:value-type="float" office:value="74.527536" calcext:value-type="float">
            <text:p>74,527536</text:p>
          </table:table-cell>
          <table:table-cell table:formula="of:=([.D283]-[.E283])^2" office:value-type="float" office:value="12.058006231296" calcext:value-type="float">
            <text:p>12,05800623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729167" calcext:value-type="float">
            <text:p>0,729167</text:p>
          </table:table-cell>
          <table:table-cell office:value-type="float" office:value="0.639011" calcext:value-type="float">
            <text:p>0,639011</text:p>
          </table:table-cell>
          <table:table-cell table:formula="of:=([.B284]*[.$B$297])-([.B284]*[.$B$296])+[.$B$296]" office:value-type="float" office:value="80.000016" calcext:value-type="float">
            <text:p>80,000016</text:p>
          </table:table-cell>
          <table:table-cell table:formula="of:=([.C284]*[.$B$297])-([.C284]*[.$B$296])+[.$B$296]" office:value-type="float" office:value="75.672528" calcext:value-type="float">
            <text:p>75,672528</text:p>
          </table:table-cell>
          <table:table-cell table:formula="of:=([.D284]-[.E284])^2" office:value-type="float" office:value="18.7271523901441" calcext:value-type="float">
            <text:p>18,72715239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75" calcext:value-type="float">
            <text:p>0,75</text:p>
          </table:table-cell>
          <table:table-cell office:value-type="float" office:value="0.679299" calcext:value-type="float">
            <text:p>0,679299</text:p>
          </table:table-cell>
          <table:table-cell table:formula="of:=([.B285]*[.$B$297])-([.B285]*[.$B$296])+[.$B$296]" office:value-type="float" office:value="81" calcext:value-type="float">
            <text:p>81</text:p>
          </table:table-cell>
          <table:table-cell table:formula="of:=([.C285]*[.$B$297])-([.C285]*[.$B$296])+[.$B$296]" office:value-type="float" office:value="77.606352" calcext:value-type="float">
            <text:p>77,606352</text:p>
          </table:table-cell>
          <table:table-cell table:formula="of:=([.D285]-[.E285])^2" office:value-type="float" office:value="11.516846747904" calcext:value-type="float">
            <text:p>11,51684674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700199" calcext:value-type="float">
            <text:p>0,700199</text:p>
          </table:table-cell>
          <table:table-cell table:formula="of:=([.B286]*[.$B$297])-([.B286]*[.$B$296])+[.$B$296]" office:value-type="float" office:value="84" calcext:value-type="float">
            <text:p>84</text:p>
          </table:table-cell>
          <table:table-cell table:formula="of:=([.C286]*[.$B$297])-([.C286]*[.$B$296])+[.$B$296]" office:value-type="float" office:value="78.609552" calcext:value-type="float">
            <text:p>78,609552</text:p>
          </table:table-cell>
          <table:table-cell table:formula="of:=([.D286]-[.E286])^2" office:value-type="float" office:value="29.0569296407039" calcext:value-type="float">
            <text:p>29,05692964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740258" calcext:value-type="float">
            <text:p>0,740258</text:p>
          </table:table-cell>
          <table:table-cell table:formula="of:=([.B287]*[.$B$297])-([.B287]*[.$B$296])+[.$B$296]" office:value-type="float" office:value="84.999984" calcext:value-type="float">
            <text:p>84,999984</text:p>
          </table:table-cell>
          <table:table-cell table:formula="of:=([.C287]*[.$B$297])-([.C287]*[.$B$296])+[.$B$296]" office:value-type="float" office:value="80.532384" calcext:value-type="float">
            <text:p>80,532384</text:p>
          </table:table-cell>
          <table:table-cell table:formula="of:=([.D287]-[.E287])^2" office:value-type="float" office:value="19.9594497599999" calcext:value-type="float">
            <text:p>19,959449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854167" calcext:value-type="float">
            <text:p>0,854167</text:p>
          </table:table-cell>
          <table:table-cell office:value-type="float" office:value="0.75638" calcext:value-type="float">
            <text:p>0,75638</text:p>
          </table:table-cell>
          <table:table-cell table:formula="of:=([.B288]*[.$B$297])-([.B288]*[.$B$296])+[.$B$296]" office:value-type="float" office:value="86.000016" calcext:value-type="float">
            <text:p>86,000016</text:p>
          </table:table-cell>
          <table:table-cell table:formula="of:=([.C288]*[.$B$297])-([.C288]*[.$B$296])+[.$B$296]" office:value-type="float" office:value="81.30624" calcext:value-type="float">
            <text:p>81,30624</text:p>
          </table:table-cell>
          <table:table-cell table:formula="of:=([.D288]-[.E288])^2" office:value-type="float" office:value="22.0315331381761" calcext:value-type="float">
            <text:p>22,03153313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75" calcext:value-type="float">
            <text:p>0,875</text:p>
          </table:table-cell>
          <table:table-cell office:value-type="float" office:value="0.758989" calcext:value-type="float">
            <text:p>0,758989</text:p>
          </table:table-cell>
          <table:table-cell table:formula="of:=([.B289]*[.$B$297])-([.B289]*[.$B$296])+[.$B$296]" office:value-type="float" office:value="87" calcext:value-type="float">
            <text:p>87</text:p>
          </table:table-cell>
          <table:table-cell table:formula="of:=([.C289]*[.$B$297])-([.C289]*[.$B$296])+[.$B$296]" office:value-type="float" office:value="81.431472" calcext:value-type="float">
            <text:p>81,431472</text:p>
          </table:table-cell>
          <table:table-cell table:formula="of:=([.D289]-[.E289])^2" office:value-type="float" office:value="31.0085040867842" calcext:value-type="float">
            <text:p>31,008504086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770833" calcext:value-type="float">
            <text:p>0,770833</text:p>
          </table:table-cell>
          <table:table-cell office:value-type="float" office:value="0.773494" calcext:value-type="float">
            <text:p>0,773494</text:p>
          </table:table-cell>
          <table:table-cell table:formula="of:=([.B290]*[.$B$297])-([.B290]*[.$B$296])+[.$B$296]" office:value-type="float" office:value="81.999984" calcext:value-type="float">
            <text:p>81,999984</text:p>
          </table:table-cell>
          <table:table-cell table:formula="of:=([.C290]*[.$B$297])-([.C290]*[.$B$296])+[.$B$296]" office:value-type="float" office:value="82.127712" calcext:value-type="float">
            <text:p>82,127712</text:p>
          </table:table-cell>
          <table:table-cell table:formula="of:=([.D290]-[.E290])^2" office:value-type="float" office:value="0.0163144419840048" calcext:value-type="float">
            <text:p>0,0163144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25" calcext:value-type="float">
            <text:p>0,625</text:p>
          </table:table-cell>
          <table:table-cell office:value-type="float" office:value="0.699018" calcext:value-type="float">
            <text:p>0,699018</text:p>
          </table:table-cell>
          <table:table-cell table:formula="of:=([.B291]*[.$B$297])-([.B291]*[.$B$296])+[.$B$296]" office:value-type="float" office:value="75" calcext:value-type="float">
            <text:p>75</text:p>
          </table:table-cell>
          <table:table-cell table:formula="of:=([.C291]*[.$B$297])-([.C291]*[.$B$296])+[.$B$296]" office:value-type="float" office:value="78.552864" calcext:value-type="float">
            <text:p>78,552864</text:p>
          </table:table-cell>
          <table:table-cell table:formula="of:=([.D291]-[.E291])^2" office:value-type="float" office:value="12.622842602496" calcext:value-type="float">
            <text:p>12,62284260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71859" calcext:value-type="float">
            <text:p>0,571859</text:p>
          </table:table-cell>
          <table:table-cell table:formula="of:=([.B292]*[.$B$297])-([.B292]*[.$B$296])+[.$B$296]" office:value-type="float" office:value="78" calcext:value-type="float">
            <text:p>78</text:p>
          </table:table-cell>
          <table:table-cell table:formula="of:=([.C292]*[.$B$297])-([.C292]*[.$B$296])+[.$B$296]" office:value-type="float" office:value="72.449232" calcext:value-type="float">
            <text:p>72,449232</text:p>
          </table:table-cell>
          <table:table-cell table:formula="of:=([.D292]-[.E292])^2" office:value-type="float" office:value="30.8110253898241" calcext:value-type="float">
            <text:p>30,811025389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02831" calcext:value-type="float">
            <text:p>0,602831</text:p>
          </table:table-cell>
          <table:table-cell table:formula="of:=([.B293]*[.$B$297])-([.B293]*[.$B$296])+[.$B$296]" office:value-type="float" office:value="77.000016" calcext:value-type="float">
            <text:p>77,000016</text:p>
          </table:table-cell>
          <table:table-cell table:formula="of:=([.C293]*[.$B$297])-([.C293]*[.$B$296])+[.$B$296]" office:value-type="float" office:value="73.935888" calcext:value-type="float">
            <text:p>73,935888</text:p>
          </table:table-cell>
          <table:table-cell table:formula="of:=([.D293]-[.E293])^2" office:value-type="float" office:value="9.38888040038398" calcext:value-type="float">
            <text:p>9,388880400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608189" calcext:value-type="float">
            <text:p>0,608189</text:p>
          </table:table-cell>
          <table:table-cell table:formula="of:=([.B294]*[.$B$297])-([.B294]*[.$B$296])+[.$B$296]" office:value-type="float" office:value="66" calcext:value-type="float">
            <text:p>66</text:p>
          </table:table-cell>
          <table:table-cell table:formula="of:=([.C294]*[.$B$297])-([.C294]*[.$B$296])+[.$B$296]" office:value-type="float" office:value="74.193072" calcext:value-type="float">
            <text:p>74,193072</text:p>
          </table:table-cell>
          <table:table-cell table:formula="of:=([.D294]-[.E294])^2" office:value-type="float" office:value="67.126428797184" calcext:value-type="float">
            <text:p>67,12642879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455248" calcext:value-type="float">
            <text:p>0,455248</text:p>
          </table:table-cell>
          <table:table-cell table:formula="of:=([.B295]*[.$B$297])-([.B295]*[.$B$296])+[.$B$296]" office:value-type="float" office:value="60" calcext:value-type="float">
            <text:p>60</text:p>
          </table:table-cell>
          <table:table-cell table:formula="of:=([.C295]*[.$B$297])-([.C295]*[.$B$296])+[.$B$296]" office:value-type="float" office:value="66.851904" calcext:value-type="float">
            <text:p>66,851904</text:p>
          </table:table-cell>
          <table:table-cell table:formula="of:=([.D295]-[.E295])^2" office:value-type="float" office:value="46.9485884252159" calcext:value-type="float">
            <text:p>46,94858842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formula="of:=SQRT(AVERAGE([.F2:.F295]))" office:value-type="float" office:value="5.12518592143251" calcext:value-type="float">
            <text:p>5,125185921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3" calcext:value-type="float">
            <text:p>93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2:38:42.1520213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2:38:11.944069695</dc:date>
    <meta:editing-duration>PT34M32S</meta:editing-duration>
    <meta:editing-cycles>9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Humidity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2.138cm" svg:y="1.397cm" svg:width="10.319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54cm" chart:style-name="ch8">
              <text:p>Humidity (%)</text:p>
            </chart:title>
            <chart:grid chart:style-name="ch9" chart:class="major"/>
          </chart:axis>
          <chart:series chart:style-name="ch10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1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000016">
                <text:p>77.000016</text:p>
                <draw:g>
                  <svg:desc>data_out_training.D2:data_out_training.D295</svg:desc>
                </draw:g>
              </table:table-cell>
              <table:table-cell office:value-type="float" office:value="76.780752">
                <text:p>76.780752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.000016">
                <text:p>71.000016</text:p>
              </table:table-cell>
              <table:table-cell office:value-type="float" office:value="76.188864">
                <text:p>76.188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999984">
                <text:p>66.999984</text:p>
              </table:table-cell>
              <table:table-cell office:value-type="float" office:value="71.74128">
                <text:p>71.74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999984">
                <text:p>63.999984</text:p>
              </table:table-cell>
              <table:table-cell office:value-type="float" office:value="67.64088">
                <text:p>67.64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000016">
                <text:p>62.000016</text:p>
              </table:table-cell>
              <table:table-cell office:value-type="float" office:value="64.213344">
                <text:p>64.213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000016">
                <text:p>62.000016</text:p>
              </table:table-cell>
              <table:table-cell office:value-type="float" office:value="62.459088">
                <text:p>62.459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64.02264">
                <text:p>64.02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999984">
                <text:p>57.999984</text:p>
              </table:table-cell>
              <table:table-cell office:value-type="float" office:value="65.749632">
                <text:p>65.749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999984">
                <text:p>60.999984</text:p>
              </table:table-cell>
              <table:table-cell office:value-type="float" office:value="63.204144">
                <text:p>63.204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000016">
                <text:p>65.000016</text:p>
              </table:table-cell>
              <table:table-cell office:value-type="float" office:value="65.690544">
                <text:p>65.690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000016">
                <text:p>68.000016</text:p>
              </table:table-cell>
              <table:table-cell office:value-type="float" office:value="67.069968">
                <text:p>67.069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70.331184">
                <text:p>70.331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73.52208">
                <text:p>73.52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978848">
                <text:p>73.978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75.072288">
                <text:p>75.072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73.655088">
                <text:p>73.655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.999984">
                <text:p>75.999984</text:p>
              </table:table-cell>
              <table:table-cell office:value-type="float" office:value="72.885792">
                <text:p>72.885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.999984">
                <text:p>72.999984</text:p>
              </table:table-cell>
              <table:table-cell office:value-type="float" office:value="75.241296">
                <text:p>75.241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73.637664">
                <text:p>73.637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78.161952">
                <text:p>78.161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.000016">
                <text:p>89.000016</text:p>
              </table:table-cell>
              <table:table-cell office:value-type="float" office:value="80.878464">
                <text:p>80.878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82.827552">
                <text:p>82.8275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84.844128">
                <text:p>84.844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000016">
                <text:p>89.000016</text:p>
              </table:table-cell>
              <table:table-cell office:value-type="float" office:value="83.635248">
                <text:p>83.635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82.882656">
                <text:p>82.882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999984">
                <text:p>81.999984</text:p>
              </table:table-cell>
              <table:table-cell office:value-type="float" office:value="80.468784">
                <text:p>80.4687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76.81224">
                <text:p>76.81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73.437648">
                <text:p>73.437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  <table:table-cell office:value-type="float" office:value="69.236064">
                <text:p>69.236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000016">
                <text:p>71.000016</text:p>
              </table:table-cell>
              <table:table-cell office:value-type="float" office:value="68.765376">
                <text:p>68.765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999984">
                <text:p>69.999984</text:p>
              </table:table-cell>
              <table:table-cell office:value-type="float" office:value="69.783504">
                <text:p>69.783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69.983808">
                <text:p>69.9838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000016">
                <text:p>65.000016</text:p>
              </table:table-cell>
              <table:table-cell office:value-type="float" office:value="68.301936">
                <text:p>68.3019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.000016">
                <text:p>65.000016</text:p>
              </table:table-cell>
              <table:table-cell office:value-type="float" office:value="66.940848">
                <text:p>66.940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000016">
                <text:p>68.000016</text:p>
              </table:table-cell>
              <table:table-cell office:value-type="float" office:value="66.683616">
                <text:p>66.683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69.259104">
                <text:p>69.259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72.5892">
                <text:p>72.5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607376">
                <text:p>73.607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75.072288">
                <text:p>75.072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000016">
                <text:p>71.000016</text:p>
              </table:table-cell>
              <table:table-cell office:value-type="float" office:value="75.365808">
                <text:p>75.3658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.000016">
                <text:p>74.000016</text:p>
              </table:table-cell>
              <table:table-cell office:value-type="float" office:value="72.711024">
                <text:p>72.711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73.93104">
                <text:p>73.93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.999984">
                <text:p>75.999984</text:p>
              </table:table-cell>
              <table:table-cell office:value-type="float" office:value="72.572208">
                <text:p>72.5722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">
                <text:p>78</text:p>
              </table:table-cell>
              <table:table-cell office:value-type="float" office:value="74.835024">
                <text:p>74.835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.000016">
                <text:p>80.000016</text:p>
              </table:table-cell>
              <table:table-cell office:value-type="float" office:value="76.997856">
                <text:p>76.997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.000016">
                <text:p>86.000016</text:p>
              </table:table-cell>
              <table:table-cell office:value-type="float" office:value="78.073776">
                <text:p>78.0737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">
                <text:p>84</text:p>
              </table:table-cell>
              <table:table-cell office:value-type="float" office:value="81.748464">
                <text:p>81.748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.000016">
                <text:p>83.000016</text:p>
              </table:table-cell>
              <table:table-cell office:value-type="float" office:value="81.188496">
                <text:p>81.188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">
                <text:p>81</text:p>
              </table:table-cell>
              <table:table-cell office:value-type="float" office:value="79.452192">
                <text:p>79.452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999984">
                <text:p>81.999984</text:p>
              </table:table-cell>
              <table:table-cell office:value-type="float" office:value="78.518688">
                <text:p>78.5186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.999984">
                <text:p>81.999984</text:p>
              </table:table-cell>
              <table:table-cell office:value-type="float" office:value="77.56752">
                <text:p>77.567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.999984">
                <text:p>81.999984</text:p>
              </table:table-cell>
              <table:table-cell office:value-type="float" office:value="78.475584">
                <text:p>78.475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999984">
                <text:p>78.999984</text:p>
              </table:table-cell>
              <table:table-cell office:value-type="float" office:value="78.344208">
                <text:p>78.344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000016">
                <text:p>71.000016</text:p>
              </table:table-cell>
              <table:table-cell office:value-type="float" office:value="76.893168">
                <text:p>76.8931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.999984">
                <text:p>63.999984</text:p>
              </table:table-cell>
              <table:table-cell office:value-type="float" office:value="70.47288">
                <text:p>70.47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.000016">
                <text:p>65.000016</text:p>
              </table:table-cell>
              <table:table-cell office:value-type="float" office:value="63.8292">
                <text:p>63.8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3.194208">
                <text:p>63.1942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.999984">
                <text:p>63.999984</text:p>
              </table:table-cell>
              <table:table-cell office:value-type="float" office:value="62.550912">
                <text:p>62.550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000016">
                <text:p>62.000016</text:p>
              </table:table-cell>
              <table:table-cell office:value-type="float" office:value="66.237936">
                <text:p>66.237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.000016">
                <text:p>62.000016</text:p>
              </table:table-cell>
              <table:table-cell office:value-type="float" office:value="65.865696">
                <text:p>65.865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6.09984">
                <text:p>66.09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.419936">
                <text:p>64.419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6.492336">
                <text:p>66.492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68.360208">
                <text:p>68.360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74.158032">
                <text:p>74.158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.999984">
                <text:p>69.999984</text:p>
              </table:table-cell>
              <table:table-cell office:value-type="float" office:value="75.41664">
                <text:p>75.416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4.416848">
                <text:p>74.4168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4448">
                <text:p>73.4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459248">
                <text:p>73.459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3.868304">
                <text:p>73.868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5.28752">
                <text:p>75.28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5.122448">
                <text:p>75.122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.999984">
                <text:p>75.999984</text:p>
              </table:table-cell>
              <table:table-cell office:value-type="float" office:value="74.834016">
                <text:p>74.834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.000016">
                <text:p>77.000016</text:p>
              </table:table-cell>
              <table:table-cell office:value-type="float" office:value="75.453216">
                <text:p>75.453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6.055568">
                <text:p>76.055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.000016">
                <text:p>77.000016</text:p>
              </table:table-cell>
              <table:table-cell office:value-type="float" office:value="76.78224">
                <text:p>76.782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76.330464">
                <text:p>76.330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.000016">
                <text:p>86.000016</text:p>
              </table:table-cell>
              <table:table-cell office:value-type="float" office:value="80.055744">
                <text:p>80.0557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.000016">
                <text:p>89.000016</text:p>
              </table:table-cell>
              <table:table-cell office:value-type="float" office:value="81.993456">
                <text:p>81.993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.000016">
                <text:p>89.000016</text:p>
              </table:table-cell>
              <table:table-cell office:value-type="float" office:value="83.005056">
                <text:p>83.005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4.056736">
                <text:p>84.056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75.722784">
                <text:p>75.722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.000016">
                <text:p>71.000016</text:p>
              </table:table-cell>
              <table:table-cell office:value-type="float" office:value="71.023248">
                <text:p>71.023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8.13552">
                <text:p>68.13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.000016">
                <text:p>71.000016</text:p>
              </table:table-cell>
              <table:table-cell office:value-type="float" office:value="70.595136">
                <text:p>70.595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.999984">
                <text:p>75.999984</text:p>
              </table:table-cell>
              <table:table-cell office:value-type="float" office:value="71.235792">
                <text:p>71.235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6496">
                <text:p>74.6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999984">
                <text:p>81.999984</text:p>
              </table:table-cell>
              <table:table-cell office:value-type="float" office:value="74.541696">
                <text:p>74.541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8.415344">
                <text:p>78.4153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77.851872">
                <text:p>77.851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.000016">
                <text:p>80.000016</text:p>
              </table:table-cell>
              <table:table-cell office:value-type="float" office:value="76.191984">
                <text:p>76.191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.000016">
                <text:p>80.000016</text:p>
              </table:table-cell>
              <table:table-cell office:value-type="float" office:value="78.439344">
                <text:p>78.4393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.999984">
                <text:p>81.999984</text:p>
              </table:table-cell>
              <table:table-cell office:value-type="float" office:value="77.27592">
                <text:p>77.27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.000016">
                <text:p>83.000016</text:p>
              </table:table-cell>
              <table:table-cell office:value-type="float" office:value="78.994368">
                <text:p>78.9943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999984">
                <text:p>84.999984</text:p>
              </table:table-cell>
              <table:table-cell office:value-type="float" office:value="80.007792">
                <text:p>80.007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999984">
                <text:p>75.999984</text:p>
              </table:table-cell>
              <table:table-cell office:value-type="float" office:value="80.76696">
                <text:p>80.76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.000016">
                <text:p>86.000016</text:p>
              </table:table-cell>
              <table:table-cell office:value-type="float" office:value="75.512928">
                <text:p>75.512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999984">
                <text:p>84.999984</text:p>
              </table:table-cell>
              <table:table-cell office:value-type="float" office:value="79.51272">
                <text:p>79.512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999984">
                <text:p>84.999984</text:p>
              </table:table-cell>
              <table:table-cell office:value-type="float" office:value="81.62808">
                <text:p>81.62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.000016">
                <text:p>83.000016</text:p>
              </table:table-cell>
              <table:table-cell office:value-type="float" office:value="78.821664">
                <text:p>78.8216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.999984">
                <text:p>84.999984</text:p>
              </table:table-cell>
              <table:table-cell office:value-type="float" office:value="80.625504">
                <text:p>80.6255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79.565664">
                <text:p>79.5656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">
                <text:p>84</text:p>
              </table:table-cell>
              <table:table-cell office:value-type="float" office:value="81.749136">
                <text:p>81.749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.000016">
                <text:p>80.000016</text:p>
              </table:table-cell>
              <table:table-cell office:value-type="float" office:value="79.621152">
                <text:p>79.6211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999984">
                <text:p>75.999984</text:p>
              </table:table-cell>
              <table:table-cell office:value-type="float" office:value="76.645104">
                <text:p>76.6451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">
                <text:p>69</text:p>
              </table:table-cell>
              <table:table-cell office:value-type="float" office:value="73.369056">
                <text:p>73.3690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">
                <text:p>81</text:p>
              </table:table-cell>
              <table:table-cell office:value-type="float" office:value="67.20264">
                <text:p>67.202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.000016">
                <text:p>77.000016</text:p>
              </table:table-cell>
              <table:table-cell office:value-type="float" office:value="76.16928">
                <text:p>76.16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1">
                <text:p>81</text:p>
              </table:table-cell>
              <table:table-cell office:value-type="float" office:value="75.721536">
                <text:p>75.721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000016">
                <text:p>83.000016</text:p>
              </table:table-cell>
              <table:table-cell office:value-type="float" office:value="77.645232">
                <text:p>77.645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">
                <text:p>84</text:p>
              </table:table-cell>
              <table:table-cell office:value-type="float" office:value="80.941296">
                <text:p>80.941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.999984">
                <text:p>72.999984</text:p>
              </table:table-cell>
              <table:table-cell office:value-type="float" office:value="79.887648">
                <text:p>79.8876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">
                <text:p>75</text:p>
              </table:table-cell>
              <table:table-cell office:value-type="float" office:value="73.985808">
                <text:p>73.9858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">
                <text:p>78</text:p>
              </table:table-cell>
              <table:table-cell office:value-type="float" office:value="71.866368">
                <text:p>71.8663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">
                <text:p>78</text:p>
              </table:table-cell>
              <table:table-cell office:value-type="float" office:value="75.565392">
                <text:p>75.5653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000016">
                <text:p>74.000016</text:p>
              </table:table-cell>
              <table:table-cell office:value-type="float" office:value="75.196704">
                <text:p>75.1967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">
                <text:p>78</text:p>
              </table:table-cell>
              <table:table-cell office:value-type="float" office:value="74.812464">
                <text:p>74.812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">
                <text:p>78</text:p>
              </table:table-cell>
              <table:table-cell office:value-type="float" office:value="76.303296">
                <text:p>76.303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.999984">
                <text:p>78.999984</text:p>
              </table:table-cell>
              <table:table-cell office:value-type="float" office:value="76.589856">
                <text:p>76.589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.999984">
                <text:p>78.999984</text:p>
              </table:table-cell>
              <table:table-cell office:value-type="float" office:value="76.880208">
                <text:p>76.880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.000016">
                <text:p>80.000016</text:p>
              </table:table-cell>
              <table:table-cell office:value-type="float" office:value="77.836944">
                <text:p>77.836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.000016">
                <text:p>80.000016</text:p>
              </table:table-cell>
              <table:table-cell office:value-type="float" office:value="77.755392">
                <text:p>77.755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.000016">
                <text:p>83.000016</text:p>
              </table:table-cell>
              <table:table-cell office:value-type="float" office:value="77.965776">
                <text:p>77.9657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.000016">
                <text:p>77.000016</text:p>
              </table:table-cell>
              <table:table-cell office:value-type="float" office:value="79.494">
                <text:p>79.4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.999984">
                <text:p>69.999984</text:p>
              </table:table-cell>
              <table:table-cell office:value-type="float" office:value="76.323024">
                <text:p>76.323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69.74064">
                <text:p>69.740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">
                <text:p>63</text:p>
              </table:table-cell>
              <table:table-cell office:value-type="float" office:value="68.0304">
                <text:p>68.0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">
                <text:p>63</text:p>
              </table:table-cell>
              <table:table-cell office:value-type="float" office:value="62.102592">
                <text:p>62.1025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.999984">
                <text:p>63.999984</text:p>
              </table:table-cell>
              <table:table-cell office:value-type="float" office:value="63.39">
                <text:p>63.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5.55768">
                <text:p>65.557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63.577824">
                <text:p>63.5778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">
                <text:p>60</text:p>
              </table:table-cell>
              <table:table-cell office:value-type="float" office:value="65.003664">
                <text:p>65.0036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">
                <text:p>60</text:p>
              </table:table-cell>
              <table:table-cell office:value-type="float" office:value="63.766128">
                <text:p>63.7661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.000016">
                <text:p>68.000016</text:p>
              </table:table-cell>
              <table:table-cell office:value-type="float" office:value="64.31664">
                <text:p>64.316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69.76272">
                <text:p>69.76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.000016">
                <text:p>68.000016</text:p>
              </table:table-cell>
              <table:table-cell office:value-type="float" office:value="72.34152">
                <text:p>72.341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.000016">
                <text:p>77.000016</text:p>
              </table:table-cell>
              <table:table-cell office:value-type="float" office:value="72.911568">
                <text:p>72.9115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999984">
                <text:p>75.999984</text:p>
              </table:table-cell>
              <table:table-cell office:value-type="float" office:value="76.41768">
                <text:p>76.417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999984">
                <text:p>69.999984</text:p>
              </table:table-cell>
              <table:table-cell office:value-type="float" office:value="75.813312">
                <text:p>75.8133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">
                <text:p>78</text:p>
              </table:table-cell>
              <table:table-cell office:value-type="float" office:value="72.583296">
                <text:p>72.5832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.999984">
                <text:p>75.999984</text:p>
              </table:table-cell>
              <table:table-cell office:value-type="float" office:value="76.643088">
                <text:p>76.643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7.000016">
                <text:p>77.000016</text:p>
              </table:table-cell>
              <table:table-cell office:value-type="float" office:value="75.230592">
                <text:p>75.2305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.999984">
                <text:p>57.999984</text:p>
              </table:table-cell>
              <table:table-cell office:value-type="float" office:value="75.651216">
                <text:p>75.6512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.999984">
                <text:p>78.999984</text:p>
              </table:table-cell>
              <table:table-cell office:value-type="float" office:value="63.843648">
                <text:p>63.8436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">
                <text:p>78</text:p>
              </table:table-cell>
              <table:table-cell office:value-type="float" office:value="73.44456">
                <text:p>73.444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.000016">
                <text:p>80.000016</text:p>
              </table:table-cell>
              <table:table-cell office:value-type="float" office:value="77.089632">
                <text:p>77.0896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1">
                <text:p>81</text:p>
              </table:table-cell>
              <table:table-cell office:value-type="float" office:value="77.10024">
                <text:p>77.10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.000016">
                <text:p>62.000016</text:p>
              </table:table-cell>
              <table:table-cell office:value-type="float" office:value="80.500896">
                <text:p>80.500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.999984">
                <text:p>81.999984</text:p>
              </table:table-cell>
              <table:table-cell office:value-type="float" office:value="65.664864">
                <text:p>65.6648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.000016">
                <text:p>59.000016</text:p>
              </table:table-cell>
              <table:table-cell office:value-type="float" office:value="75.603744">
                <text:p>75.6037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000016">
                <text:p>83.000016</text:p>
              </table:table-cell>
              <table:table-cell office:value-type="float" office:value="59.543376">
                <text:p>59.5433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.999984">
                <text:p>60.999984</text:p>
              </table:table-cell>
              <table:table-cell office:value-type="float" office:value="72.880032">
                <text:p>72.8800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.000016">
                <text:p>77.000016</text:p>
              </table:table-cell>
              <table:table-cell office:value-type="float" office:value="65.053776">
                <text:p>65.0537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.999984">
                <text:p>72.999984</text:p>
              </table:table-cell>
              <table:table-cell office:value-type="float" office:value="69.482016">
                <text:p>69.482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137632">
                <text:p>74.1376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.000016">
                <text:p>59.000016</text:p>
              </table:table-cell>
              <table:table-cell office:value-type="float" office:value="71.344608">
                <text:p>71.3446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3">
                <text:p>63</text:p>
              </table:table-cell>
              <table:table-cell office:value-type="float" office:value="65.914992">
                <text:p>65.9149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">
                <text:p>69</text:p>
              </table:table-cell>
              <table:table-cell office:value-type="float" office:value="62.53776">
                <text:p>62.537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  <table:table-cell office:value-type="float" office:value="68.545056">
                <text:p>68.5450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.999984">
                <text:p>72.999984</text:p>
              </table:table-cell>
              <table:table-cell office:value-type="float" office:value="71.751552">
                <text:p>71.751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">
                <text:p>72</text:p>
              </table:table-cell>
              <table:table-cell office:value-type="float" office:value="75.02544">
                <text:p>75.025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.999984">
                <text:p>72.999984</text:p>
              </table:table-cell>
              <table:table-cell office:value-type="float" office:value="74.332992">
                <text:p>74.3329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936608">
                <text:p>73.9366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.999984">
                <text:p>72.999984</text:p>
              </table:table-cell>
              <table:table-cell office:value-type="float" office:value="74.156784">
                <text:p>74.156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595856">
                <text:p>73.5958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.999984">
                <text:p>75.999984</text:p>
              </table:table-cell>
              <table:table-cell office:value-type="float" office:value="74.248368">
                <text:p>74.2483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.000016">
                <text:p>77.000016</text:p>
              </table:table-cell>
              <table:table-cell office:value-type="float" office:value="75.416256">
                <text:p>75.4162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">
                <text:p>78</text:p>
              </table:table-cell>
              <table:table-cell office:value-type="float" office:value="76.158192">
                <text:p>76.158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.999984">
                <text:p>78.999984</text:p>
              </table:table-cell>
              <table:table-cell office:value-type="float" office:value="77.039424">
                <text:p>77.0394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.000016">
                <text:p>80.000016</text:p>
              </table:table-cell>
              <table:table-cell office:value-type="float" office:value="77.65296">
                <text:p>77.652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.000016">
                <text:p>80.000016</text:p>
              </table:table-cell>
              <table:table-cell office:value-type="float" office:value="78.093552">
                <text:p>78.093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78.07368">
                <text:p>78.073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.999984">
                <text:p>66.999984</text:p>
              </table:table-cell>
              <table:table-cell office:value-type="float" office:value="74.655216">
                <text:p>74.6552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3.999984">
                <text:p>63.999984</text:p>
              </table:table-cell>
              <table:table-cell office:value-type="float" office:value="67.73496">
                <text:p>67.734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.999984">
                <text:p>60.999984</text:p>
              </table:table-cell>
              <table:table-cell office:value-type="float" office:value="63.55632">
                <text:p>63.556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">
                <text:p>60</text:p>
              </table:table-cell>
              <table:table-cell office:value-type="float" office:value="60.306816">
                <text:p>60.3068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.000016">
                <text:p>59.000016</text:p>
              </table:table-cell>
              <table:table-cell office:value-type="float" office:value="60.990528">
                <text:p>60.9905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999984">
                <text:p>57.999984</text:p>
              </table:table-cell>
              <table:table-cell office:value-type="float" office:value="62.347008">
                <text:p>62.3470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.000016">
                <text:p>56.000016</text:p>
              </table:table-cell>
              <table:table-cell office:value-type="float" office:value="62.582448">
                <text:p>62.582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.000016">
                <text:p>56.000016</text:p>
              </table:table-cell>
              <table:table-cell office:value-type="float" office:value="61.709952">
                <text:p>61.7099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.000016">
                <text:p>59.000016</text:p>
              </table:table-cell>
              <table:table-cell office:value-type="float" office:value="61.834128">
                <text:p>61.8341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.000016">
                <text:p>65.000016</text:p>
              </table:table-cell>
              <table:table-cell office:value-type="float" office:value="63.78552">
                <text:p>63.785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">
                <text:p>69</text:p>
              </table:table-cell>
              <table:table-cell office:value-type="float" office:value="67.909296">
                <text:p>67.9092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">
                <text:p>69</text:p>
              </table:table-cell>
              <table:table-cell office:value-type="float" office:value="71.081472">
                <text:p>71.0814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.000016">
                <text:p>74.000016</text:p>
              </table:table-cell>
              <table:table-cell office:value-type="float" office:value="72.757008">
                <text:p>72.7570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965248">
                <text:p>74.965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.000016">
                <text:p>71.000016</text:p>
              </table:table-cell>
              <table:table-cell office:value-type="float" office:value="74.799696">
                <text:p>74.7996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73.311792">
                <text:p>73.3117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955216">
                <text:p>74.9552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000016">
                <text:p>77.000016</text:p>
              </table:table-cell>
              <table:table-cell office:value-type="float" office:value="74.046768">
                <text:p>74.0467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8">
                <text:p>78</text:p>
              </table:table-cell>
              <table:table-cell office:value-type="float" office:value="75.86592">
                <text:p>75.865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.999984">
                <text:p>75.999984</text:p>
              </table:table-cell>
              <table:table-cell office:value-type="float" office:value="77.24232">
                <text:p>77.242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7.000016">
                <text:p>77.000016</text:p>
              </table:table-cell>
              <table:table-cell office:value-type="float" office:value="75.693744">
                <text:p>75.6937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.000016">
                <text:p>77.000016</text:p>
              </table:table-cell>
              <table:table-cell office:value-type="float" office:value="76.153536">
                <text:p>76.1535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.999984">
                <text:p>75.999984</text:p>
              </table:table-cell>
              <table:table-cell office:value-type="float" office:value="75.934512">
                <text:p>75.9345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994864">
                <text:p>74.9948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.000016">
                <text:p>68.000016</text:p>
              </table:table-cell>
              <table:table-cell office:value-type="float" office:value="73.920768">
                <text:p>73.920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.999984">
                <text:p>60.999984</text:p>
              </table:table-cell>
              <table:table-cell office:value-type="float" office:value="69.068208">
                <text:p>69.0682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.999984">
                <text:p>57.999984</text:p>
              </table:table-cell>
              <table:table-cell office:value-type="float" office:value="62.523456">
                <text:p>62.523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">
                <text:p>57</text:p>
              </table:table-cell>
              <table:table-cell office:value-type="float" office:value="58.705152">
                <text:p>58.7051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  <table:table-cell office:value-type="float" office:value="57.74328">
                <text:p>57.74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">
                <text:p>54</text:p>
              </table:table-cell>
              <table:table-cell office:value-type="float" office:value="60.06744">
                <text:p>60.067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  <table:table-cell office:value-type="float" office:value="59.98992">
                <text:p>59.989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.000016">
                <text:p>59.000016</text:p>
              </table:table-cell>
              <table:table-cell office:value-type="float" office:value="61.034784">
                <text:p>61.0347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000016">
                <text:p>56.000016</text:p>
              </table:table-cell>
              <table:table-cell office:value-type="float" office:value="63.782832">
                <text:p>63.7828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999984">
                <text:p>63.999984</text:p>
              </table:table-cell>
              <table:table-cell office:value-type="float" office:value="62.591232">
                <text:p>62.5912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.000016">
                <text:p>68.000016</text:p>
              </table:table-cell>
              <table:table-cell office:value-type="float" office:value="69.098112">
                <text:p>69.098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">
                <text:p>72</text:p>
              </table:table-cell>
              <table:table-cell office:value-type="float" office:value="69.402384">
                <text:p>69.4023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">
                <text:p>72</text:p>
              </table:table-cell>
              <table:table-cell office:value-type="float" office:value="73.807776">
                <text:p>73.8077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5.999984">
                <text:p>75.999984</text:p>
              </table:table-cell>
              <table:table-cell office:value-type="float" office:value="74.476992">
                <text:p>74.4769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.000016">
                <text:p>74.000016</text:p>
              </table:table-cell>
              <table:table-cell office:value-type="float" office:value="76.138128">
                <text:p>76.138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">
                <text:p>72</text:p>
              </table:table-cell>
              <table:table-cell office:value-type="float" office:value="75.049296">
                <text:p>75.0492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999984">
                <text:p>72.999984</text:p>
              </table:table-cell>
              <table:table-cell office:value-type="float" office:value="73.226448">
                <text:p>73.2264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.999984">
                <text:p>72.999984</text:p>
              </table:table-cell>
              <table:table-cell office:value-type="float" office:value="73.401936">
                <text:p>73.4019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.999984">
                <text:p>72.999984</text:p>
              </table:table-cell>
              <table:table-cell office:value-type="float" office:value="72.840624">
                <text:p>72.8406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.000016">
                <text:p>74.000016</text:p>
              </table:table-cell>
              <table:table-cell office:value-type="float" office:value="73.27536">
                <text:p>73.275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74.211648">
                <text:p>74.2116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">
                <text:p>75</text:p>
              </table:table-cell>
              <table:table-cell office:value-type="float" office:value="74.811936">
                <text:p>74.8119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5.999984">
                <text:p>75.999984</text:p>
              </table:table-cell>
              <table:table-cell office:value-type="float" office:value="74.984256">
                <text:p>74.9842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.999984">
                <text:p>72.999984</text:p>
              </table:table-cell>
              <table:table-cell office:value-type="float" office:value="75.598464">
                <text:p>75.598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">
                <text:p>69</text:p>
              </table:table-cell>
              <table:table-cell office:value-type="float" office:value="73.706928">
                <text:p>73.7069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.000016">
                <text:p>59.000016</text:p>
              </table:table-cell>
              <table:table-cell office:value-type="float" office:value="70.214736">
                <text:p>70.2147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">
                <text:p>60</text:p>
              </table:table-cell>
              <table:table-cell office:value-type="float" office:value="61.624704">
                <text:p>61.624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000016">
                <text:p>56.000016</text:p>
              </table:table-cell>
              <table:table-cell office:value-type="float" office:value="60.268272">
                <text:p>60.2682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1.999984">
                <text:p>51.999984</text:p>
              </table:table-cell>
              <table:table-cell office:value-type="float" office:value="56.917872">
                <text:p>56.9178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">
                <text:p>51</text:p>
              </table:table-cell>
              <table:table-cell office:value-type="float" office:value="55.866384">
                <text:p>55.8663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000016">
                <text:p>56.000016</text:p>
              </table:table-cell>
              <table:table-cell office:value-type="float" office:value="57.273792">
                <text:p>57.2737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">
                <text:p>57</text:p>
              </table:table-cell>
              <table:table-cell office:value-type="float" office:value="61.081776">
                <text:p>61.0817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">
                <text:p>63</text:p>
              </table:table-cell>
              <table:table-cell office:value-type="float" office:value="63.118704">
                <text:p>63.1187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.000016">
                <text:p>68.000016</text:p>
              </table:table-cell>
              <table:table-cell office:value-type="float" office:value="68.570928">
                <text:p>68.5709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999984">
                <text:p>72.999984</text:p>
              </table:table-cell>
              <table:table-cell office:value-type="float" office:value="70.08792">
                <text:p>70.087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.999984">
                <text:p>63.999984</text:p>
              </table:table-cell>
              <table:table-cell office:value-type="float" office:value="73.948464">
                <text:p>73.9484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6">
                <text:p>66</text:p>
              </table:table-cell>
              <table:table-cell office:value-type="float" office:value="70.934304">
                <text:p>70.9343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">
                <text:p>75</text:p>
              </table:table-cell>
              <table:table-cell office:value-type="float" office:value="70.150368">
                <text:p>70.1503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.999984">
                <text:p>75.999984</text:p>
              </table:table-cell>
              <table:table-cell office:value-type="float" office:value="73.815696">
                <text:p>73.8156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">
                <text:p>75</text:p>
              </table:table-cell>
              <table:table-cell office:value-type="float" office:value="74.942544">
                <text:p>74.9425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.000016">
                <text:p>74.000016</text:p>
              </table:table-cell>
              <table:table-cell office:value-type="float" office:value="76.678224">
                <text:p>76.6782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1.000016">
                <text:p>71.000016</text:p>
              </table:table-cell>
              <table:table-cell office:value-type="float" office:value="75.408432">
                <text:p>75.408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.999984">
                <text:p>75.999984</text:p>
              </table:table-cell>
              <table:table-cell office:value-type="float" office:value="71.801568">
                <text:p>71.8015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.999984">
                <text:p>75.999984</text:p>
              </table:table-cell>
              <table:table-cell office:value-type="float" office:value="74.549184">
                <text:p>74.5491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000016">
                <text:p>74.000016</text:p>
              </table:table-cell>
              <table:table-cell office:value-type="float" office:value="75.30576">
                <text:p>75.305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.000016">
                <text:p>74.000016</text:p>
              </table:table-cell>
              <table:table-cell office:value-type="float" office:value="74.398368">
                <text:p>74.3983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.000016">
                <text:p>77.000016</text:p>
              </table:table-cell>
              <table:table-cell office:value-type="float" office:value="74.529408">
                <text:p>74.5294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.000016">
                <text:p>77.000016</text:p>
              </table:table-cell>
              <table:table-cell office:value-type="float" office:value="75.653568">
                <text:p>75.6535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.000016">
                <text:p>71.000016</text:p>
              </table:table-cell>
              <table:table-cell office:value-type="float" office:value="76.018032">
                <text:p>76.0180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.000016">
                <text:p>65.000016</text:p>
              </table:table-cell>
              <table:table-cell office:value-type="float" office:value="72.571488">
                <text:p>72.5714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">
                <text:p>57</text:p>
              </table:table-cell>
              <table:table-cell office:value-type="float" office:value="67.038864">
                <text:p>67.0388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7.999984">
                <text:p>57.999984</text:p>
              </table:table-cell>
              <table:table-cell office:value-type="float" office:value="58.34568">
                <text:p>58.345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7">
                <text:p>57</text:p>
              </table:table-cell>
              <table:table-cell office:value-type="float" office:value="57.696048">
                <text:p>57.6960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6.000016">
                <text:p>56.000016</text:p>
              </table:table-cell>
              <table:table-cell office:value-type="float" office:value="58.470672">
                <text:p>58.4706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.999984">
                <text:p>51.999984</text:p>
              </table:table-cell>
              <table:table-cell office:value-type="float" office:value="60.939312">
                <text:p>60.9393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.000016">
                <text:p>53.000016</text:p>
              </table:table-cell>
              <table:table-cell office:value-type="float" office:value="59.492832">
                <text:p>59.4928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.000016">
                <text:p>53.000016</text:p>
              </table:table-cell>
              <table:table-cell office:value-type="float" office:value="59.96856">
                <text:p>59.968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7">
                <text:p>57</text:p>
              </table:table-cell>
              <table:table-cell office:value-type="float" office:value="59.447664">
                <text:p>59.4476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.745488">
                <text:p>63.7454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.999984">
                <text:p>81.999984</text:p>
              </table:table-cell>
              <table:table-cell office:value-type="float" office:value="66.978192">
                <text:p>66.9781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3.000016">
                <text:p>83.000016</text:p>
              </table:table-cell>
              <table:table-cell office:value-type="float" office:value="75.33792">
                <text:p>75.337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.000016">
                <text:p>74.000016</text:p>
              </table:table-cell>
              <table:table-cell office:value-type="float" office:value="78.3624">
                <text:p>78.3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8.000016">
                <text:p>68.000016</text:p>
              </table:table-cell>
              <table:table-cell office:value-type="float" office:value="79.792848">
                <text:p>79.7928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.000016">
                <text:p>62.000016</text:p>
              </table:table-cell>
              <table:table-cell office:value-type="float" office:value="71.685264">
                <text:p>71.6852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.999984">
                <text:p>66.999984</text:p>
              </table:table-cell>
              <table:table-cell office:value-type="float" office:value="61.387824">
                <text:p>61.3878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.000016">
                <text:p>68.000016</text:p>
              </table:table-cell>
              <table:table-cell office:value-type="float" office:value="64.415808">
                <text:p>64.4158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.999984">
                <text:p>66.999984</text:p>
              </table:table-cell>
              <table:table-cell office:value-type="float" office:value="68.183616">
                <text:p>68.1836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4.999984">
                <text:p>54.999984</text:p>
              </table:table-cell>
              <table:table-cell office:value-type="float" office:value="70.139664">
                <text:p>70.1396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.000016">
                <text:p>50.000016</text:p>
              </table:table-cell>
              <table:table-cell office:value-type="float" office:value="62.492544">
                <text:p>62.4925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1.999984">
                <text:p>51.999984</text:p>
              </table:table-cell>
              <table:table-cell office:value-type="float" office:value="55.044768">
                <text:p>55.044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3">
                <text:p>63</text:p>
              </table:table-cell>
              <table:table-cell office:value-type="float" office:value="53.944176">
                <text:p>53.9441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">
                <text:p>69</text:p>
              </table:table-cell>
              <table:table-cell office:value-type="float" office:value="64.744656">
                <text:p>64.744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.000016">
                <text:p>71.000016</text:p>
              </table:table-cell>
              <table:table-cell office:value-type="float" office:value="69.857136">
                <text:p>69.8571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.000016">
                <text:p>71.000016</text:p>
              </table:table-cell>
              <table:table-cell office:value-type="float" office:value="74.485728">
                <text:p>74.4857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.000016">
                <text:p>77.000016</text:p>
              </table:table-cell>
              <table:table-cell office:value-type="float" office:value="74.71728">
                <text:p>74.717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">
                <text:p>72</text:p>
              </table:table-cell>
              <table:table-cell office:value-type="float" office:value="76.414944">
                <text:p>76.4149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">
                <text:p>78</text:p>
              </table:table-cell>
              <table:table-cell office:value-type="float" office:value="73.810944">
                <text:p>73.8109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.000016">
                <text:p>77.000016</text:p>
              </table:table-cell>
              <table:table-cell office:value-type="float" office:value="76.529712">
                <text:p>76.5297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.999984">
                <text:p>75.999984</text:p>
              </table:table-cell>
              <table:table-cell office:value-type="float" office:value="76.695936">
                <text:p>76.6959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.999984">
                <text:p>78.999984</text:p>
              </table:table-cell>
              <table:table-cell office:value-type="float" office:value="75.0408">
                <text:p>75.04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.000016">
                <text:p>80.000016</text:p>
              </table:table-cell>
              <table:table-cell office:value-type="float" office:value="77.679648">
                <text:p>77.6796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1">
                <text:p>81</text:p>
              </table:table-cell>
              <table:table-cell office:value-type="float" office:value="77.890656">
                <text:p>77.8906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8.999984">
                <text:p>78.999984</text:p>
              </table:table-cell>
              <table:table-cell office:value-type="float" office:value="78.541728">
                <text:p>78.5417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.000016">
                <text:p>77.000016</text:p>
              </table:table-cell>
              <table:table-cell office:value-type="float" office:value="77.762832">
                <text:p>77.7628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.999984">
                <text:p>75.999984</text:p>
              </table:table-cell>
              <table:table-cell office:value-type="float" office:value="75.491664">
                <text:p>75.4916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">
                <text:p>78</text:p>
              </table:table-cell>
              <table:table-cell office:value-type="float" office:value="74.527536">
                <text:p>74.5275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.000016">
                <text:p>80.000016</text:p>
              </table:table-cell>
              <table:table-cell office:value-type="float" office:value="75.672528">
                <text:p>75.6725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1">
                <text:p>81</text:p>
              </table:table-cell>
              <table:table-cell office:value-type="float" office:value="77.606352">
                <text:p>77.6063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">
                <text:p>84</text:p>
              </table:table-cell>
              <table:table-cell office:value-type="float" office:value="78.609552">
                <text:p>78.609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999984">
                <text:p>84.999984</text:p>
              </table:table-cell>
              <table:table-cell office:value-type="float" office:value="80.532384">
                <text:p>80.5323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6.000016">
                <text:p>86.000016</text:p>
              </table:table-cell>
              <table:table-cell office:value-type="float" office:value="81.30624">
                <text:p>81.306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">
                <text:p>87</text:p>
              </table:table-cell>
              <table:table-cell office:value-type="float" office:value="81.431472">
                <text:p>81.4314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1.999984">
                <text:p>81.999984</text:p>
              </table:table-cell>
              <table:table-cell office:value-type="float" office:value="82.127712">
                <text:p>82.1277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">
                <text:p>75</text:p>
              </table:table-cell>
              <table:table-cell office:value-type="float" office:value="78.552864">
                <text:p>78.5528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">
                <text:p>78</text:p>
              </table:table-cell>
              <table:table-cell office:value-type="float" office:value="72.449232">
                <text:p>72.4492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.000016">
                <text:p>77.000016</text:p>
              </table:table-cell>
              <table:table-cell office:value-type="float" office:value="73.935888">
                <text:p>73.9358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">
                <text:p>66</text:p>
              </table:table-cell>
              <table:table-cell office:value-type="float" office:value="74.193072">
                <text:p>74.1930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66.851904">
                <text:p>66.851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